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113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139" manifest:media-type=""/>
  <manifest:file-entry manifest:full-path="ObjectReplacements/Object 3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9" manifest:media-type="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0" manifest:media-type=""/>
  <manifest:file-entry manifest:full-path="ObjectReplacements/Object 4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"/>
  <manifest:file-entry manifest:full-path="ObjectReplacements/Object 4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52" manifest:media-type=""/>
  <manifest:file-entry manifest:full-path="ObjectReplacements/Object 262" manifest:media-type=""/>
  <manifest:file-entry manifest:full-path="ObjectReplacements/Object 419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60" manifest:media-type=""/>
  <manifest:file-entry manifest:full-path="ObjectReplacements/Object 270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3" manifest:media-type=""/>
  <manifest:file-entry manifest:full-path="ObjectReplacements/Object 26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9" manifest:media-type=""/>
  <manifest:file-entry manifest:full-path="ObjectReplacements/Object 26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98" manifest:media-type=""/>
  <manifest:file-entry manifest:full-path="ObjectReplacements/Object 10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103" manifest:media-type=""/>
  <manifest:file-entry manifest:full-path="ObjectReplacements/Object 39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428/content.xml" manifest:media-type="text/xml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3" manifest:media-type="application/vnd.oasis.opendocument.formula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09/content.xml" manifest:media-type="text/xml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" manifest:version="1.3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layout-cache" manifest:media-type="application/binary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427/settings.xml" manifest:media-type="text/xml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438/content.xml" manifest:media-type="text/xml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meta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15/content.xml" manifest:media-type="text/xml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tent.xml" manifest:media-type="text/xml"/>
  <manifest:file-entry manifest:full-path="Object 301/settings.xml" manifest:media-type="text/xml"/>
  <manifest:file-entry manifest:full-path="Object 301/Configurations2/" manifest:media-type="application/vnd.sun.xml.ui.configuration"/>
  <manifest:file-entry manifest:full-path="Object 301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440/content.xml" manifest:media-type="text/xml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63b6ee2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8c365e2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30867" officeooo:paragraph-rsid="08930867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b307da" officeooo:paragraph-rsid="08c365e2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a31c4cd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a445400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8beb8aa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f42e75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506b5" officeooo:paragraph-rsid="09ac3e59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a31adb7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a37cec4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a4a71fe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97ff8a0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70009b" officeooo:paragraph-rsid="08f42e75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9eb055" officeooo:paragraph-rsid="0913fe90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1d97cf" officeooo:paragraph-rsid="091ef523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1d97cf" officeooo:paragraph-rsid="09ae2a8e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2721ff" officeooo:paragraph-rsid="092721ff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52e8ea" officeooo:paragraph-rsid="0952e8ea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2e8ea" officeooo:paragraph-rsid="09ae2a8e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9de92" officeooo:paragraph-rsid="063b6ee2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6fb6f" officeooo:paragraph-rsid="09ae2a8e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c22d1" officeooo:paragraph-rsid="097c22d1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6721fd" officeooo:paragraph-rsid="096721fd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98bd26" officeooo:paragraph-rsid="099b9b99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aa8e08a" style:font-size-asian="12pt" style:font-weight-asian="normal" style:font-size-complex="12pt" style:font-weight-complex="normal"/>
    </style:style>
    <style:style style:name="P1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6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66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8bc171b" officeooo:paragraph-rsid="08c365e2" style:font-size-asian="12pt" style:font-weight-asian="normal" style:font-size-complex="12pt" style:font-weight-complex="normal"/>
    </style:style>
    <style:style style:name="P167" style:family="paragraph" style:parent-style-name="Text_20_body">
      <style:text-properties style:font-name="Times New Roman" fo:font-size="12pt" officeooo:paragraph-rsid="0a302105" style:font-size-asian="10.5pt" style:font-size-complex="12pt"/>
    </style:style>
    <style:style style:name="P168" style:family="paragraph" style:parent-style-name="Text_20_body">
      <style:text-properties style:font-name="Times New Roman" fo:font-size="10pt" style:font-size-asian="10pt" style:font-size-complex="10pt"/>
    </style:style>
    <style:style style:name="P169" style:family="paragraph" style:parent-style-name="Text_20_body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70" style:family="paragraph" style:parent-style-name="Text_20_body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71" style:family="paragraph" style:parent-style-name="Text_20_body">
      <style:text-properties style:font-name="Times New Roman" fo:font-size="10pt" style:font-size-asian="8.75pt" style:font-size-complex="10pt"/>
    </style:style>
    <style:style style:name="P172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73" style:family="paragraph" style:parent-style-name="Text_20_body">
      <style:paragraph-properties fo:text-align="center" style:justify-single-word="false"/>
    </style:style>
    <style:style style:name="P174" style:family="paragraph" style:parent-style-name="Text_20_body">
      <style:text-properties officeooo:rsid="093c97f8" officeooo:paragraph-rsid="093c97f8"/>
    </style:style>
    <style:style style:name="P175" style:family="paragraph" style:parent-style-name="Text_20_body">
      <style:paragraph-properties fo:text-align="center" style:justify-single-word="false"/>
      <style:text-properties officeooo:rsid="093c97f8" officeooo:paragraph-rsid="093c97f8"/>
    </style:style>
    <style:style style:name="P176" style:family="paragraph" style:parent-style-name="Text_20_body">
      <style:text-properties officeooo:paragraph-rsid="09613d8f"/>
    </style:style>
    <style:style style:name="P177" style:family="paragraph" style:parent-style-name="Text_20_body">
      <style:paragraph-properties fo:text-align="start" style:justify-single-word="false"/>
      <style:text-properties officeooo:paragraph-rsid="0a4a71fe"/>
    </style:style>
    <style:style style:name="P178" style:family="paragraph" style:parent-style-name="Text_20_body">
      <style:text-properties officeooo:rsid="09439830" officeooo:paragraph-rsid="093c97f8"/>
    </style:style>
    <style:style style:name="P179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80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81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8d3ada4" style:font-size-asian="10pt" style:font-style-asian="normal" style:font-size-complex="10pt" style:font-style-complex="normal"/>
    </style:style>
    <style:style style:name="P182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183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normal" officeooo:rsid="00028b3c" officeooo:paragraph-rsid="00028b3c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Heading_20_1">
      <style:text-properties style:font-name="Times New Roman" fo:font-size="16pt" style:font-size-asian="16pt" style:font-size-complex="16pt"/>
    </style:style>
    <style:style style:name="P185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86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87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88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89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90" style:family="paragraph" style:parent-style-name="Heading_20_1">
      <style:text-properties officeooo:paragraph-rsid="0012d0c4"/>
    </style:style>
    <style:style style:name="P191" style:family="paragraph" style:parent-style-name="Heading_20_2">
      <style:text-properties style:font-name="Times New Roman" fo:font-size="14pt" style:font-size-asian="14pt" style:font-size-complex="14pt"/>
    </style:style>
    <style:style style:name="P192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8bfad18" style:font-size-asian="14pt" style:font-weight-asian="bold" style:font-size-complex="14pt" style:font-weight-complex="bold"/>
    </style:style>
    <style:style style:name="P193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9196265" style:font-size-asian="14pt" style:font-weight-asian="bold" style:font-size-complex="14pt" style:font-weight-complex="bold"/>
    </style:style>
    <style:style style:name="P194" style:family="paragraph" style:parent-style-name="Heading_20_2">
      <style:paragraph-properties fo:text-align="start" style:justify-single-word="false"/>
      <style:text-properties style:font-name="Times New Roman" fo:font-size="14pt" style:text-underline-style="none" fo:font-weight="bold" officeooo:rsid="014ced5f" officeooo:paragraph-rsid="09315db1" style:font-size-asian="14pt" style:font-weight-asian="bold" style:font-size-complex="14pt" style:font-weight-complex="bold"/>
    </style:style>
    <style:style style:name="P19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aba97b" officeooo:paragraph-rsid="0c072ce7" style:font-size-asian="12pt" style:font-weight-asian="normal" style:font-size-complex="12pt" style:font-weight-complex="normal"/>
    </style:style>
    <style:style style:name="P19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b74695" officeooo:paragraph-rsid="0c0c2eca" style:font-size-asian="12pt" style:font-weight-asian="normal" style:font-size-complex="12pt" style:font-weight-complex="normal"/>
    </style:style>
    <style:style style:name="P197" style:family="paragraph" style:parent-style-name="Text_20_body">
      <style:text-properties style:font-name="Times New Roman" fo:font-size="12pt" officeooo:paragraph-rsid="0a302105" style:font-size-asian="10.5pt" style:font-size-complex="12pt"/>
    </style:style>
    <style:style style:name="P198" style:family="paragraph" style:parent-style-name="Text_20_body">
      <style:paragraph-properties fo:text-align="justify" style:justify-single-word="false"/>
      <style:text-properties style:font-name="Times New Roman" fo:font-size="10pt" officeooo:paragraph-rsid="0afc7e62" style:font-size-asian="10pt" style:font-size-complex="10pt"/>
    </style:style>
    <style:style style:name="P199" style:family="paragraph" style:parent-style-name="Text_20_body">
      <style:text-properties fo:font-size="12pt" fo:font-weight="normal" officeooo:rsid="0acbff29" officeooo:paragraph-rsid="0b027ee8" style:font-size-asian="10.5pt" style:font-weight-asian="normal" style:font-size-complex="12pt" style:font-weight-complex="normal"/>
    </style:style>
    <style:style style:name="P200" style:family="paragraph" style:parent-style-name="Text_20_body">
      <style:paragraph-properties fo:text-align="start" style:justify-single-word="false"/>
    </style:style>
    <style:style style:name="P201" style:family="paragraph" style:parent-style-name="Text_20_body">
      <style:paragraph-properties fo:text-align="center" style:justify-single-word="false"/>
    </style:style>
    <style:style style:name="P202" style:family="paragraph" style:parent-style-name="Text_20_body">
      <style:text-properties officeooo:paragraph-rsid="0adc36b7"/>
    </style:style>
    <style:style style:name="P203" style:family="paragraph" style:parent-style-name="Text_20_body">
      <style:text-properties officeooo:paragraph-rsid="0b03ebe9"/>
    </style:style>
    <style:style style:name="P204" style:family="paragraph" style:parent-style-name="Text_20_body">
      <style:text-properties officeooo:paragraph-rsid="0b0cd331"/>
    </style:style>
    <style:style style:name="P205" style:family="paragraph" style:parent-style-name="Text_20_body">
      <style:text-properties officeooo:paragraph-rsid="0b11b1d3"/>
    </style:style>
    <style:style style:name="P206" style:family="paragraph" style:parent-style-name="Text_20_body">
      <style:text-properties fo:font-style="italic" style:font-style-asian="italic" style:font-style-complex="italic"/>
    </style:style>
    <style:style style:name="P207" style:family="paragraph" style:parent-style-name="Text_20_body">
      <style:paragraph-properties fo:text-align="center" style:justify-single-word="false"/>
      <style:text-properties fo:font-style="italic" officeooo:rsid="0b3435aa" officeooo:paragraph-rsid="0b37c665" style:font-style-asian="italic" style:font-style-complex="italic"/>
    </style:style>
    <style:style style:name="P208" style:family="paragraph" style:parent-style-name="Text_20_body">
      <style:paragraph-properties fo:text-align="center" style:justify-single-word="false"/>
      <style:text-properties fo:font-style="italic" officeooo:rsid="0b3aa73a" officeooo:paragraph-rsid="0b3aa73a" style:font-style-asian="italic" style:font-style-complex="italic"/>
    </style:style>
    <style:style style:name="P209" style:family="paragraph" style:parent-style-name="Text_20_body">
      <style:paragraph-properties fo:text-align="center" style:justify-single-word="false"/>
      <style:text-properties fo:font-style="italic" officeooo:rsid="0b430236" officeooo:paragraph-rsid="0b441a88" style:font-style-asian="italic" style:font-style-complex="italic"/>
    </style:style>
    <style:style style:name="P210" style:family="paragraph" style:parent-style-name="Text_20_body">
      <style:paragraph-properties fo:text-align="center" style:justify-single-word="false"/>
      <style:text-properties fo:font-style="italic" officeooo:rsid="0b462111" officeooo:paragraph-rsid="0b462111" style:font-style-asian="italic" style:font-style-complex="italic"/>
    </style:style>
    <style:style style:name="P211" style:family="paragraph" style:parent-style-name="Text_20_body">
      <style:text-properties fo:font-style="italic" officeooo:paragraph-rsid="0b5b1ca7" style:font-style-asian="italic" style:font-style-complex="italic"/>
    </style:style>
    <style:style style:name="P212" style:family="paragraph" style:parent-style-name="Text_20_body">
      <style:paragraph-properties fo:text-align="center" style:justify-single-word="false"/>
      <style:text-properties fo:font-style="italic" officeooo:paragraph-rsid="0b5cc0a5" style:font-style-asian="italic" style:font-style-complex="italic"/>
    </style:style>
    <style:style style:name="P213" style:family="paragraph" style:parent-style-name="Text_20_body">
      <style:paragraph-properties fo:text-align="center" style:justify-single-word="false"/>
      <style:text-properties fo:font-style="italic" officeooo:paragraph-rsid="0bc6dc07" style:font-style-asian="italic" style:font-style-complex="italic"/>
    </style:style>
    <style:style style:name="P214" style:family="paragraph" style:parent-style-name="Text_20_body">
      <style:paragraph-properties fo:text-align="start" style:justify-single-word="false"/>
      <style:text-properties fo:font-style="italic" officeooo:rsid="0b68d0c6" officeooo:paragraph-rsid="0b6d902e" style:font-style-asian="italic" style:font-style-complex="italic"/>
    </style:style>
    <style:style style:name="P215" style:family="paragraph" style:parent-style-name="Text_20_body">
      <style:paragraph-properties fo:text-align="start" style:justify-single-word="false"/>
      <style:text-properties fo:font-style="italic" officeooo:rsid="0b68d0c6" officeooo:paragraph-rsid="0b6f25c3" style:font-style-asian="italic" style:font-style-complex="italic"/>
    </style:style>
    <style:style style:name="P216" style:family="paragraph" style:parent-style-name="Text_20_body">
      <style:paragraph-properties fo:text-align="center" style:justify-single-word="false"/>
      <style:text-properties fo:font-style="italic" officeooo:rsid="0b68d0c6" officeooo:paragraph-rsid="0b6f25c3" style:font-style-asian="italic" style:font-style-complex="italic"/>
    </style:style>
    <style:style style:name="P217" style:family="paragraph" style:parent-style-name="Text_20_body">
      <style:paragraph-properties fo:text-align="center" style:justify-single-word="false"/>
      <style:text-properties fo:font-style="italic" officeooo:rsid="0b7a44d9" officeooo:paragraph-rsid="0b88f50c" style:font-style-asian="italic" style:font-style-complex="italic"/>
    </style:style>
    <style:style style:name="P218" style:family="paragraph" style:parent-style-name="Text_20_body">
      <style:text-properties fo:font-style="italic" officeooo:rsid="0b97bde2" officeooo:paragraph-rsid="0b97bde2" style:font-style-asian="italic" style:font-style-complex="italic"/>
    </style:style>
    <style:style style:name="P219" style:family="paragraph" style:parent-style-name="Text_20_body">
      <style:text-properties fo:font-style="italic" officeooo:paragraph-rsid="0b462111" style:font-style-asian="italic" style:font-style-complex="italic"/>
    </style:style>
    <style:style style:name="P220" style:family="paragraph" style:parent-style-name="Text_20_body">
      <style:text-properties fo:font-style="italic" officeooo:paragraph-rsid="0bac66fe" style:font-style-asian="italic" style:font-style-complex="italic"/>
    </style:style>
    <style:style style:name="P221" style:family="paragraph" style:parent-style-name="Text_20_body">
      <style:paragraph-properties fo:text-align="center" style:justify-single-word="false"/>
      <style:text-properties fo:font-style="italic" officeooo:rsid="0bb44fe9" officeooo:paragraph-rsid="0bb44fe9" style:font-style-asian="italic" style:font-style-complex="italic"/>
    </style:style>
    <style:style style:name="P222" style:family="paragraph" style:parent-style-name="Text_20_body">
      <style:paragraph-properties fo:text-align="center" style:justify-single-word="false"/>
      <style:text-properties fo:font-style="italic" officeooo:rsid="0bb44fe9" officeooo:paragraph-rsid="0bc523c0" style:font-style-asian="italic" style:font-style-complex="italic"/>
    </style:style>
    <style:style style:name="P223" style:family="paragraph" style:parent-style-name="Text_20_body">
      <style:paragraph-properties fo:text-align="start" style:justify-single-word="false"/>
      <style:text-properties fo:font-style="italic" officeooo:paragraph-rsid="0bc6dc07" style:font-style-asian="italic" style:font-style-complex="italic"/>
    </style:style>
    <style:style style:name="P224" style:family="paragraph" style:parent-style-name="Text_20_body">
      <style:text-properties fo:font-style="italic" officeooo:rsid="0bc8194a" officeooo:paragraph-rsid="0bc8194a" style:font-style-asian="italic" style:font-style-complex="italic"/>
    </style:style>
    <style:style style:name="P225" style:family="paragraph" style:parent-style-name="Text_20_body">
      <style:text-properties fo:font-style="italic" officeooo:rsid="0bda6590" officeooo:paragraph-rsid="0bf94eb3" style:font-style-asian="italic" style:font-style-complex="italic"/>
    </style:style>
    <style:style style:name="P226" style:family="paragraph" style:parent-style-name="Text_20_body">
      <style:paragraph-properties fo:text-align="center" style:justify-single-word="false"/>
      <style:text-properties fo:font-style="italic" officeooo:rsid="0bda6590" officeooo:paragraph-rsid="0bf94eb3" style:font-style-asian="italic" style:font-style-complex="italic"/>
    </style:style>
    <style:style style:name="P227" style:family="paragraph" style:parent-style-name="Text_20_body">
      <style:paragraph-properties fo:text-align="center" style:justify-single-word="false"/>
      <style:text-properties fo:font-style="italic" officeooo:rsid="0bfe3f84" officeooo:paragraph-rsid="0bfe3f84" style:font-style-asian="italic" style:font-style-complex="italic"/>
    </style:style>
    <style:style style:name="P228" style:family="paragraph" style:parent-style-name="Text_20_body">
      <style:text-properties officeooo:rsid="0b74086a" officeooo:paragraph-rsid="0b74086a"/>
    </style:style>
    <style:style style:name="P229" style:family="paragraph" style:parent-style-name="Text_20_body">
      <style:text-properties officeooo:rsid="0b7ef7c4" officeooo:paragraph-rsid="0b7f7bd8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8187b9" style:font-weight-asian="bold" style:font-weight-complex="bold"/>
    </style:style>
    <style:style style:name="T11" style:family="text">
      <style:text-properties fo:font-weight="bold" officeooo:rsid="05883c22" style:font-weight-asian="bold" style:font-weight-complex="bold"/>
    </style:style>
    <style:style style:name="T12" style:family="text">
      <style:text-properties fo:font-weight="bold" officeooo:rsid="002b81d6" style:font-weight-asian="bold" style:font-weight-complex="bold"/>
    </style:style>
    <style:style style:name="T13" style:family="text">
      <style:text-properties fo:font-weight="bold" officeooo:rsid="079e393b" style:font-weight-asian="bold" style:font-weight-complex="bold"/>
    </style:style>
    <style:style style:name="T14" style:family="text">
      <style:text-properties fo:font-weight="bold" officeooo:rsid="08f5d3fe" style:font-weight-asian="bold" style:font-weight-complex="bold"/>
    </style:style>
    <style:style style:name="T15" style:family="text">
      <style:text-properties fo:font-weight="bold" officeooo:rsid="097aaca3" style:font-weight-asian="bold" style:font-weight-complex="bold"/>
    </style:style>
    <style:style style:name="T16" style:family="text">
      <style:text-properties fo:font-weight="bold" officeooo:rsid="09b3646f" style:font-weight-asian="bold" style:font-weight-complex="bold"/>
    </style:style>
    <style:style style:name="T17" style:family="text">
      <style:text-properties fo:font-weight="bold" officeooo:rsid="0a8b0dbf" style:font-weight-asian="bold" style:font-weight-complex="bold"/>
    </style:style>
    <style:style style:name="T18" style:family="text">
      <style:text-properties fo:font-weight="bold" officeooo:rsid="0abc82a9" style:font-weight-asian="bold" style:font-weight-complex="bold"/>
    </style:style>
    <style:style style:name="T19" style:family="text">
      <style:text-properties fo:font-weight="bold" officeooo:rsid="0ac76ceb" style:font-weight-asian="bold" style:font-weight-complex="bold"/>
    </style:style>
    <style:style style:name="T20" style:family="text">
      <style:text-properties fo:font-weight="bold" officeooo:rsid="0014b446" style:font-size-asian="12pt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531ed" style:font-weight-asian="normal" style:font-weight-complex="normal"/>
    </style:style>
    <style:style style:name="T23" style:family="text">
      <style:text-properties fo:font-weight="normal" officeooo:rsid="00d7b366" style:font-weight-asian="normal" style:font-weight-complex="normal"/>
    </style:style>
    <style:style style:name="T24" style:family="text">
      <style:text-properties fo:font-weight="normal" officeooo:rsid="00df3e44" style:font-weight-asian="normal" style:font-weight-complex="normal"/>
    </style:style>
    <style:style style:name="T25" style:family="text">
      <style:text-properties fo:font-weight="normal" officeooo:rsid="00e00e38" style:font-weight-asian="normal" style:font-weight-complex="normal"/>
    </style:style>
    <style:style style:name="T26" style:family="text">
      <style:text-properties fo:font-weight="normal" officeooo:rsid="00e1cdea" style:font-weight-asian="normal" style:font-weight-complex="normal"/>
    </style:style>
    <style:style style:name="T27" style:family="text">
      <style:text-properties fo:font-weight="normal" officeooo:rsid="014ced5f" style:font-weight-asian="normal" style:font-weight-complex="normal"/>
    </style:style>
    <style:style style:name="T28" style:family="text">
      <style:text-properties fo:font-weight="normal" officeooo:rsid="0189e82c" style:font-weight-asian="normal" style:font-weight-complex="normal"/>
    </style:style>
    <style:style style:name="T29" style:family="text">
      <style:text-properties fo:font-weight="normal" officeooo:rsid="018a5187" style:font-weight-asian="normal" style:font-weight-complex="normal"/>
    </style:style>
    <style:style style:name="T30" style:family="text">
      <style:text-properties fo:font-weight="normal" officeooo:rsid="01f7379c" style:font-weight-asian="normal" style:font-weight-complex="normal"/>
    </style:style>
    <style:style style:name="T31" style:family="text">
      <style:text-properties fo:font-weight="normal" officeooo:rsid="02dc4079" style:font-weight-asian="normal" style:font-weight-complex="normal"/>
    </style:style>
    <style:style style:name="T32" style:family="text">
      <style:text-properties fo:font-weight="normal" officeooo:rsid="0388d323" style:font-weight-asian="normal" style:font-weight-complex="normal"/>
    </style:style>
    <style:style style:name="T33" style:family="text">
      <style:text-properties fo:font-weight="normal" officeooo:rsid="038c8e33" style:font-weight-asian="normal" style:font-weight-complex="normal"/>
    </style:style>
    <style:style style:name="T34" style:family="text">
      <style:text-properties fo:font-weight="normal" officeooo:rsid="038caa6f" style:font-weight-asian="normal" style:font-weight-complex="normal"/>
    </style:style>
    <style:style style:name="T35" style:family="text">
      <style:text-properties fo:font-weight="normal" officeooo:rsid="03b3eb51" style:font-weight-asian="normal" style:font-weight-complex="normal"/>
    </style:style>
    <style:style style:name="T36" style:family="text">
      <style:text-properties fo:font-weight="normal" officeooo:rsid="03d39325" style:font-weight-asian="normal" style:font-weight-complex="normal"/>
    </style:style>
    <style:style style:name="T37" style:family="text">
      <style:text-properties fo:font-weight="normal" officeooo:rsid="03ee2f07" style:font-weight-asian="normal" style:font-weight-complex="normal"/>
    </style:style>
    <style:style style:name="T38" style:family="text">
      <style:text-properties fo:font-weight="normal" officeooo:rsid="0420545c" style:font-weight-asian="normal" style:font-weight-complex="normal"/>
    </style:style>
    <style:style style:name="T39" style:family="text">
      <style:text-properties fo:font-weight="normal" officeooo:rsid="043787db" style:font-weight-asian="normal" style:font-weight-complex="normal"/>
    </style:style>
    <style:style style:name="T40" style:family="text">
      <style:text-properties fo:font-weight="normal" officeooo:rsid="04461c46" style:font-weight-asian="normal" style:font-weight-complex="normal"/>
    </style:style>
    <style:style style:name="T41" style:family="text">
      <style:text-properties fo:font-weight="normal" officeooo:rsid="04864b9b" style:font-weight-asian="normal" style:font-weight-complex="normal"/>
    </style:style>
    <style:style style:name="T42" style:family="text">
      <style:text-properties fo:font-weight="normal" officeooo:rsid="04ec6100" style:font-weight-asian="normal" style:font-weight-complex="normal"/>
    </style:style>
    <style:style style:name="T43" style:family="text">
      <style:text-properties fo:font-weight="normal" officeooo:rsid="04a3c36a" style:font-weight-asian="normal" style:font-weight-complex="normal"/>
    </style:style>
    <style:style style:name="T44" style:family="text">
      <style:text-properties fo:font-weight="normal" officeooo:rsid="04a72d1e" style:font-weight-asian="normal" style:font-weight-complex="normal"/>
    </style:style>
    <style:style style:name="T45" style:family="text">
      <style:text-properties fo:font-weight="normal" officeooo:rsid="054f3ff8" style:font-weight-asian="normal" style:font-weight-complex="normal"/>
    </style:style>
    <style:style style:name="T46" style:family="text">
      <style:text-properties fo:font-weight="normal" officeooo:rsid="059bf5e5" style:font-weight-asian="normal" style:font-weight-complex="normal"/>
    </style:style>
    <style:style style:name="T47" style:family="text">
      <style:text-properties fo:font-weight="normal" officeooo:rsid="05ae9954" style:font-weight-asian="normal" style:font-weight-complex="normal"/>
    </style:style>
    <style:style style:name="T48" style:family="text">
      <style:text-properties fo:font-weight="normal" officeooo:rsid="05b3355d" style:font-weight-asian="normal" style:font-weight-complex="normal"/>
    </style:style>
    <style:style style:name="T49" style:family="text">
      <style:text-properties fo:font-weight="normal" officeooo:rsid="05b563ac" style:font-weight-asian="normal" style:font-weight-complex="normal"/>
    </style:style>
    <style:style style:name="T50" style:family="text">
      <style:text-properties fo:font-weight="normal" officeooo:rsid="05b94bf3" style:font-weight-asian="normal" style:font-weight-complex="normal"/>
    </style:style>
    <style:style style:name="T51" style:family="text">
      <style:text-properties fo:font-weight="normal" officeooo:rsid="05ba7292" style:font-weight-asian="normal" style:font-weight-complex="normal"/>
    </style:style>
    <style:style style:name="T52" style:family="text">
      <style:text-properties fo:font-weight="normal" officeooo:rsid="05bf907a" style:font-weight-asian="normal" style:font-weight-complex="normal"/>
    </style:style>
    <style:style style:name="T53" style:family="text">
      <style:text-properties fo:font-weight="normal" officeooo:rsid="05d41919" style:font-weight-asian="normal" style:font-weight-complex="normal"/>
    </style:style>
    <style:style style:name="T54" style:family="text">
      <style:text-properties fo:font-weight="normal" officeooo:rsid="05db2234" style:font-weight-asian="normal" style:font-weight-complex="normal"/>
    </style:style>
    <style:style style:name="T55" style:family="text">
      <style:text-properties fo:font-weight="normal" officeooo:rsid="05df0f12" style:font-weight-asian="normal" style:font-weight-complex="normal"/>
    </style:style>
    <style:style style:name="T56" style:family="text">
      <style:text-properties fo:font-weight="normal" officeooo:rsid="02d2b09c" style:font-weight-asian="normal" style:font-weight-complex="normal"/>
    </style:style>
    <style:style style:name="T57" style:family="text">
      <style:text-properties fo:font-weight="normal" officeooo:rsid="05e4ebf4" style:font-weight-asian="normal" style:font-weight-complex="normal"/>
    </style:style>
    <style:style style:name="T58" style:family="text">
      <style:text-properties fo:font-weight="normal" officeooo:rsid="05e7bfc7" style:font-weight-asian="normal" style:font-weight-complex="normal"/>
    </style:style>
    <style:style style:name="T59" style:family="text">
      <style:text-properties fo:font-weight="normal" officeooo:rsid="05e90a92" style:font-weight-asian="normal" style:font-weight-complex="normal"/>
    </style:style>
    <style:style style:name="T60" style:family="text">
      <style:text-properties fo:font-weight="normal" officeooo:rsid="05ea3b93" style:font-weight-asian="normal" style:font-weight-complex="normal"/>
    </style:style>
    <style:style style:name="T61" style:family="text">
      <style:text-properties fo:font-weight="normal" officeooo:rsid="05ea47a0" style:font-weight-asian="normal" style:font-weight-complex="normal"/>
    </style:style>
    <style:style style:name="T62" style:family="text">
      <style:text-properties fo:font-weight="normal" officeooo:rsid="060098f0" style:font-weight-asian="normal" style:font-weight-complex="normal"/>
    </style:style>
    <style:style style:name="T63" style:family="text">
      <style:text-properties fo:font-weight="normal" officeooo:rsid="060207c8" style:font-weight-asian="normal" style:font-weight-complex="normal"/>
    </style:style>
    <style:style style:name="T64" style:family="text">
      <style:text-properties fo:font-weight="normal" officeooo:rsid="061e4e32" style:font-weight-asian="normal" style:font-weight-complex="normal"/>
    </style:style>
    <style:style style:name="T65" style:family="text">
      <style:text-properties fo:font-weight="normal" officeooo:rsid="06d31de0" style:font-weight-asian="normal" style:font-weight-complex="normal"/>
    </style:style>
    <style:style style:name="T66" style:family="text">
      <style:text-properties fo:font-weight="normal" officeooo:rsid="06e57b6f" style:font-weight-asian="normal" style:font-weight-complex="normal"/>
    </style:style>
    <style:style style:name="T67" style:family="text">
      <style:text-properties fo:font-weight="normal" officeooo:rsid="06e90204" style:font-weight-asian="normal" style:font-weight-complex="normal"/>
    </style:style>
    <style:style style:name="T68" style:family="text">
      <style:text-properties fo:font-weight="normal" officeooo:rsid="06eee45b" style:font-weight-asian="normal" style:font-weight-complex="normal"/>
    </style:style>
    <style:style style:name="T69" style:family="text">
      <style:text-properties fo:font-weight="normal" officeooo:rsid="06f06d4f" style:font-weight-asian="normal" style:font-weight-complex="normal"/>
    </style:style>
    <style:style style:name="T70" style:family="text">
      <style:text-properties fo:font-weight="normal" officeooo:rsid="06f0ba5f" style:font-weight-asian="normal" style:font-weight-complex="normal"/>
    </style:style>
    <style:style style:name="T71" style:family="text">
      <style:text-properties fo:font-weight="normal" officeooo:rsid="06f9a78e" style:font-weight-asian="normal" style:font-weight-complex="normal"/>
    </style:style>
    <style:style style:name="T72" style:family="text">
      <style:text-properties fo:font-weight="normal" officeooo:rsid="06fd6d83" style:font-weight-asian="normal" style:font-weight-complex="normal"/>
    </style:style>
    <style:style style:name="T73" style:family="text">
      <style:text-properties fo:font-weight="normal" officeooo:rsid="070137aa" style:font-weight-asian="normal" style:font-weight-complex="normal"/>
    </style:style>
    <style:style style:name="T74" style:family="text">
      <style:text-properties fo:font-weight="normal" officeooo:rsid="0702f988" style:font-weight-asian="normal" style:font-weight-complex="normal"/>
    </style:style>
    <style:style style:name="T75" style:family="text">
      <style:text-properties fo:font-weight="normal" officeooo:rsid="07055f0b" style:font-weight-asian="normal" style:font-weight-complex="normal"/>
    </style:style>
    <style:style style:name="T76" style:family="text">
      <style:text-properties fo:font-weight="normal" officeooo:rsid="070b7a11" style:font-weight-asian="normal" style:font-weight-complex="normal"/>
    </style:style>
    <style:style style:name="T77" style:family="text">
      <style:text-properties fo:font-weight="normal" officeooo:rsid="0710840a" style:font-weight-asian="normal" style:font-weight-complex="normal"/>
    </style:style>
    <style:style style:name="T78" style:family="text">
      <style:text-properties fo:font-weight="normal" officeooo:rsid="0718ca81" style:font-weight-asian="normal" style:font-weight-complex="normal"/>
    </style:style>
    <style:style style:name="T79" style:family="text">
      <style:text-properties fo:font-weight="normal" officeooo:rsid="071d4e74" style:font-weight-asian="normal" style:font-weight-complex="normal"/>
    </style:style>
    <style:style style:name="T80" style:family="text">
      <style:text-properties fo:font-weight="normal" officeooo:rsid="07372ed1" style:font-weight-asian="normal" style:font-weight-complex="normal"/>
    </style:style>
    <style:style style:name="T81" style:family="text">
      <style:text-properties fo:font-weight="normal" officeooo:rsid="07378e90" style:font-weight-asian="normal" style:font-weight-complex="normal"/>
    </style:style>
    <style:style style:name="T82" style:family="text">
      <style:text-properties fo:font-weight="normal" officeooo:rsid="07426de7" style:font-weight-asian="normal" style:font-weight-complex="normal"/>
    </style:style>
    <style:style style:name="T83" style:family="text">
      <style:text-properties fo:font-weight="normal" officeooo:rsid="074aa595" style:font-weight-asian="normal" style:font-weight-complex="normal"/>
    </style:style>
    <style:style style:name="T84" style:family="text">
      <style:text-properties fo:font-weight="normal" officeooo:rsid="075556b0" style:font-weight-asian="normal" style:font-weight-complex="normal"/>
    </style:style>
    <style:style style:name="T85" style:family="text">
      <style:text-properties fo:font-weight="normal" officeooo:rsid="07586599" style:font-weight-asian="normal" style:font-weight-complex="normal"/>
    </style:style>
    <style:style style:name="T86" style:family="text">
      <style:text-properties fo:font-weight="normal" officeooo:rsid="075f1cf2" style:font-weight-asian="normal" style:font-weight-complex="normal"/>
    </style:style>
    <style:style style:name="T87" style:family="text">
      <style:text-properties fo:font-weight="normal" officeooo:rsid="076134cd" style:font-weight-asian="normal" style:font-weight-complex="normal"/>
    </style:style>
    <style:style style:name="T88" style:family="text">
      <style:text-properties fo:font-weight="normal" officeooo:rsid="077198be" style:font-weight-asian="normal" style:font-weight-complex="normal"/>
    </style:style>
    <style:style style:name="T89" style:family="text">
      <style:text-properties fo:font-weight="normal" officeooo:rsid="0776312b" style:font-weight-asian="normal" style:font-weight-complex="normal"/>
    </style:style>
    <style:style style:name="T90" style:family="text">
      <style:text-properties fo:font-weight="normal" officeooo:rsid="07787692" style:font-weight-asian="normal" style:font-weight-complex="normal"/>
    </style:style>
    <style:style style:name="T91" style:family="text">
      <style:text-properties fo:font-weight="normal" officeooo:rsid="079d14b7" style:font-weight-asian="normal" style:font-weight-complex="normal"/>
    </style:style>
    <style:style style:name="T92" style:family="text">
      <style:text-properties fo:font-weight="normal" officeooo:rsid="079d2042" style:font-weight-asian="normal" style:font-weight-complex="normal"/>
    </style:style>
    <style:style style:name="T93" style:family="text">
      <style:text-properties fo:font-weight="normal" officeooo:rsid="07c5c8a1" style:font-weight-asian="normal" style:font-weight-complex="normal"/>
    </style:style>
    <style:style style:name="T94" style:family="text">
      <style:text-properties fo:font-weight="normal" officeooo:rsid="07c8eb36" style:font-weight-asian="normal" style:font-weight-complex="normal"/>
    </style:style>
    <style:style style:name="T95" style:family="text">
      <style:text-properties fo:font-weight="normal" officeooo:rsid="07cc25d3" style:font-weight-asian="normal" style:font-weight-complex="normal"/>
    </style:style>
    <style:style style:name="T96" style:family="text">
      <style:text-properties fo:font-weight="normal" officeooo:rsid="07cecf20" style:font-weight-asian="normal" style:font-weight-complex="normal"/>
    </style:style>
    <style:style style:name="T97" style:family="text">
      <style:text-properties fo:font-weight="normal" officeooo:rsid="07dd55ce" style:font-weight-asian="normal" style:font-weight-complex="normal"/>
    </style:style>
    <style:style style:name="T98" style:family="text">
      <style:text-properties fo:font-weight="normal" officeooo:rsid="084bd4af" style:font-weight-asian="normal" style:font-weight-complex="normal"/>
    </style:style>
    <style:style style:name="T99" style:family="text">
      <style:text-properties fo:font-weight="normal" officeooo:rsid="0a37cec4" style:font-weight-asian="normal" style:font-weight-complex="normal"/>
    </style:style>
    <style:style style:name="T100" style:family="text">
      <style:text-properties fo:font-weight="normal" officeooo:rsid="0a400b30" style:font-weight-asian="normal" style:font-weight-complex="normal"/>
    </style:style>
    <style:style style:name="T101" style:family="text">
      <style:text-properties fo:font-weight="normal" officeooo:rsid="0014b446" style:font-size-asian="12pt" style:font-weight-asian="normal" style:font-weight-complex="normal"/>
    </style:style>
    <style:style style:name="T102" style:family="text">
      <style:text-properties fo:font-weight="normal" officeooo:rsid="0019eb61" style:font-size-asian="12pt" style:font-weight-asian="normal" style:font-weight-complex="normal"/>
    </style:style>
    <style:style style:name="T103" style:family="text">
      <style:text-properties officeooo:rsid="001ffc65"/>
    </style:style>
    <style:style style:name="T104" style:family="text">
      <style:text-properties officeooo:rsid="002a3a98" style:font-name-asian="Microsoft YaHei" style:font-name-complex="Arial"/>
    </style:style>
    <style:style style:name="T105" style:family="text">
      <style:text-properties officeooo:rsid="00f6eb52" style:font-name-asian="Microsoft YaHei" style:font-name-complex="Arial"/>
    </style:style>
    <style:style style:name="T106" style:family="text">
      <style:text-properties officeooo:rsid="0181a2f0" style:font-name-asian="Microsoft YaHei" style:font-name-complex="Arial"/>
    </style:style>
    <style:style style:name="T107" style:family="text">
      <style:text-properties officeooo:rsid="02d7c421" style:font-name-asian="Microsoft YaHei" style:font-name-complex="Arial"/>
    </style:style>
    <style:style style:name="T108" style:family="text">
      <style:text-properties officeooo:rsid="04c5bebe" style:font-name-asian="Microsoft YaHei" style:font-name-complex="Arial"/>
    </style:style>
    <style:style style:name="T109" style:family="text">
      <style:text-properties officeooo:rsid="078cd1d7" style:font-name-asian="Microsoft YaHei" style:font-name-complex="Arial"/>
    </style:style>
    <style:style style:name="T110" style:family="text">
      <style:text-properties officeooo:rsid="078f2f47" style:font-name-asian="Microsoft YaHei" style:font-name-complex="Arial"/>
    </style:style>
    <style:style style:name="T111" style:family="text">
      <style:text-properties officeooo:rsid="091b77d2" style:font-name-asian="Microsoft YaHei" style:font-name-complex="Arial"/>
    </style:style>
    <style:style style:name="T112" style:family="text">
      <style:text-properties officeooo:rsid="09315db1" style:font-name-asian="Microsoft YaHei" style:font-name-complex="Arial"/>
    </style:style>
    <style:style style:name="T113" style:family="text">
      <style:text-properties officeooo:rsid="0b511ca4" style:font-name-asian="Microsoft YaHei" style:font-name-complex="Arial"/>
    </style:style>
    <style:style style:name="T114" style:family="text">
      <style:text-properties officeooo:rsid="00552b85"/>
    </style:style>
    <style:style style:name="T115" style:family="text">
      <style:text-properties officeooo:rsid="0058dbd6"/>
    </style:style>
    <style:style style:name="T116" style:family="text">
      <style:text-properties officeooo:rsid="0059a63b"/>
    </style:style>
    <style:style style:name="T117" style:family="text">
      <style:text-properties officeooo:rsid="005ce986"/>
    </style:style>
    <style:style style:name="T118" style:family="text">
      <style:text-properties officeooo:rsid="005dcff1"/>
    </style:style>
    <style:style style:name="T119" style:family="text">
      <style:text-properties officeooo:rsid="0067ec74"/>
    </style:style>
    <style:style style:name="T120" style:family="text">
      <style:text-properties officeooo:rsid="00f61deb"/>
    </style:style>
    <style:style style:name="T121" style:family="text">
      <style:text-properties officeooo:rsid="00f6eb52"/>
    </style:style>
    <style:style style:name="T122" style:family="text">
      <style:text-properties officeooo:rsid="00e1cdea"/>
    </style:style>
    <style:style style:name="T123" style:family="text">
      <style:text-properties officeooo:rsid="011f2fa0"/>
    </style:style>
    <style:style style:name="T124" style:family="text">
      <style:text-properties officeooo:rsid="00df3e44"/>
    </style:style>
    <style:style style:name="T125" style:family="text">
      <style:text-properties officeooo:rsid="00e00e38"/>
    </style:style>
    <style:style style:name="T126" style:family="text">
      <style:text-properties officeooo:rsid="012a0a99"/>
    </style:style>
    <style:style style:name="T127" style:family="text">
      <style:text-properties officeooo:rsid="012c523c"/>
    </style:style>
    <style:style style:name="T128" style:family="text">
      <style:text-properties officeooo:rsid="012cedd7"/>
    </style:style>
    <style:style style:name="T129" style:family="text">
      <style:text-properties officeooo:rsid="0141adc4"/>
    </style:style>
    <style:style style:name="T130" style:family="text">
      <style:text-properties officeooo:rsid="01548860"/>
    </style:style>
    <style:style style:name="T131" style:family="text">
      <style:text-properties officeooo:rsid="01ae295d"/>
    </style:style>
    <style:style style:name="T132" style:family="text">
      <style:text-properties officeooo:rsid="0140d341"/>
    </style:style>
    <style:style style:name="T133" style:family="text">
      <style:text-properties officeooo:rsid="011a8261"/>
    </style:style>
    <style:style style:name="T134" style:family="text">
      <style:text-properties officeooo:rsid="01f0672c"/>
    </style:style>
    <style:style style:name="T135" style:family="text">
      <style:text-properties officeooo:rsid="020311eb"/>
    </style:style>
    <style:style style:name="T136" style:family="text">
      <style:text-properties officeooo:rsid="0214a2be"/>
    </style:style>
    <style:style style:name="T137" style:family="text">
      <style:text-properties officeooo:rsid="021f8323"/>
    </style:style>
    <style:style style:name="T138" style:family="text">
      <style:text-properties officeooo:rsid="0220a642"/>
    </style:style>
    <style:style style:name="T139" style:family="text">
      <style:text-properties officeooo:rsid="024a90c7"/>
    </style:style>
    <style:style style:name="T140" style:family="text">
      <style:text-properties officeooo:rsid="02680635"/>
    </style:style>
    <style:style style:name="T141" style:family="text">
      <style:text-properties officeooo:rsid="026a6a98"/>
    </style:style>
    <style:style style:name="T142" style:family="text">
      <style:text-properties officeooo:rsid="0270edaa"/>
    </style:style>
    <style:style style:name="T143" style:family="text">
      <style:text-properties style:text-underline-style="none"/>
    </style:style>
    <style:style style:name="T144" style:family="text">
      <style:text-properties style:text-underline-style="none" officeooo:rsid="02814342"/>
    </style:style>
    <style:style style:name="T145" style:family="text">
      <style:text-properties style:text-underline-style="none" officeooo:rsid="02dc4079"/>
    </style:style>
    <style:style style:name="T146" style:family="text">
      <style:text-properties style:text-underline-style="none" officeooo:rsid="0266a03d"/>
    </style:style>
    <style:style style:name="T147" style:family="text">
      <style:text-properties style:text-underline-style="none" fo:font-weight="normal" officeooo:rsid="059bf5e5" style:font-weight-asian="normal" style:font-weight-complex="normal"/>
    </style:style>
    <style:style style:name="T148" style:family="text">
      <style:text-properties style:text-underline-style="none" fo:font-weight="normal" officeooo:rsid="05ae9954" style:font-weight-asian="normal" style:font-weight-complex="normal"/>
    </style:style>
    <style:style style:name="T149" style:family="text">
      <style:text-properties style:text-underline-style="none" fo:font-weight="normal" officeooo:rsid="05b3355d" style:font-weight-asian="normal" style:font-weight-complex="normal"/>
    </style:style>
    <style:style style:name="T150" style:family="text">
      <style:text-properties style:text-underline-style="none" fo:font-weight="normal" officeooo:rsid="05db2234" style:font-weight-asian="normal" style:font-weight-complex="normal"/>
    </style:style>
    <style:style style:name="T151" style:family="text">
      <style:text-properties style:text-underline-style="none" fo:font-weight="normal" officeooo:rsid="05b563ac" style:font-weight-asian="normal" style:font-weight-complex="normal"/>
    </style:style>
    <style:style style:name="T152" style:family="text">
      <style:text-properties style:text-underline-style="none" fo:font-weight="normal" officeooo:rsid="06165984" style:font-weight-asian="normal" style:font-weight-complex="normal"/>
    </style:style>
    <style:style style:name="T153" style:family="text">
      <style:text-properties style:text-underline-style="none" fo:font-weight="normal" officeooo:rsid="0617faa7" style:font-weight-asian="normal" style:font-weight-complex="normal"/>
    </style:style>
    <style:style style:name="T154" style:family="text">
      <style:text-properties style:text-underline-style="none" fo:font-weight="normal" officeooo:rsid="0618c2d6" style:font-weight-asian="normal" style:font-weight-complex="normal"/>
    </style:style>
    <style:style style:name="T155" style:family="text">
      <style:text-properties style:text-underline-style="none" fo:font-weight="normal" officeooo:rsid="05b94bf3" style:font-weight-asian="normal" style:font-weight-complex="normal"/>
    </style:style>
    <style:style style:name="T156" style:family="text">
      <style:text-properties style:text-underline-style="none" fo:font-weight="normal" officeooo:rsid="05ea3b93" style:font-weight-asian="normal" style:font-weight-complex="normal"/>
    </style:style>
    <style:style style:name="T157" style:family="text">
      <style:text-properties style:text-underline-style="none" fo:font-weight="normal" officeooo:rsid="05ba7292" style:font-weight-asian="normal" style:font-weight-complex="normal"/>
    </style:style>
    <style:style style:name="T158" style:family="text">
      <style:text-properties style:text-underline-style="none" fo:font-weight="normal" officeooo:rsid="05bf907a" style:font-weight-asian="normal" style:font-weight-complex="normal"/>
    </style:style>
    <style:style style:name="T159" style:family="text">
      <style:text-properties style:text-underline-style="none" fo:font-weight="normal" officeooo:rsid="05e90a92" style:font-weight-asian="normal" style:font-weight-complex="normal"/>
    </style:style>
    <style:style style:name="T160" style:family="text">
      <style:text-properties style:text-underline-style="none" fo:font-weight="normal" officeooo:rsid="062109a6" style:font-weight-asian="normal" style:font-weight-complex="normal"/>
    </style:style>
    <style:style style:name="T161" style:family="text">
      <style:text-properties style:text-underline-style="none" fo:font-weight="normal" officeooo:rsid="06218429" style:font-weight-asian="normal" style:font-weight-complex="normal"/>
    </style:style>
    <style:style style:name="T162" style:family="text">
      <style:text-properties style:text-underline-style="none" fo:font-weight="normal" officeooo:rsid="06275f7c" style:font-weight-asian="normal" style:font-weight-complex="normal"/>
    </style:style>
    <style:style style:name="T163" style:family="text">
      <style:text-properties style:text-underline-style="none" fo:font-weight="normal" officeooo:rsid="0629f681" style:font-weight-asian="normal" style:font-weight-complex="normal"/>
    </style:style>
    <style:style style:name="T164" style:family="text">
      <style:text-properties style:text-underline-style="none" fo:font-weight="normal" officeooo:rsid="062bcd38" style:font-weight-asian="normal" style:font-weight-complex="normal"/>
    </style:style>
    <style:style style:name="T165" style:family="text">
      <style:text-properties style:text-underline-style="none" fo:font-weight="normal" officeooo:rsid="062df195" style:font-weight-asian="normal" style:font-weight-complex="normal"/>
    </style:style>
    <style:style style:name="T166" style:family="text">
      <style:text-properties style:text-underline-style="none" fo:font-weight="normal" officeooo:rsid="055630a0" style:font-weight-asian="normal" style:font-weight-complex="normal"/>
    </style:style>
    <style:style style:name="T167" style:family="text">
      <style:text-properties style:text-underline-style="none" fo:font-weight="normal" officeooo:rsid="0630bde1" style:font-weight-asian="normal" style:font-weight-complex="normal"/>
    </style:style>
    <style:style style:name="T168" style:family="text">
      <style:text-properties style:text-underline-style="none" fo:font-weight="normal" officeooo:rsid="0630e6d2" style:font-weight-asian="normal" style:font-weight-complex="normal"/>
    </style:style>
    <style:style style:name="T169" style:family="text">
      <style:text-properties style:text-underline-style="none" fo:font-weight="normal" officeooo:rsid="0632634d" style:font-weight-asian="normal" style:font-weight-complex="normal"/>
    </style:style>
    <style:style style:name="T170" style:family="text">
      <style:text-properties style:text-underline-style="none" fo:font-weight="normal" officeooo:rsid="06340aab" style:font-weight-asian="normal" style:font-weight-complex="normal"/>
    </style:style>
    <style:style style:name="T171" style:family="text">
      <style:text-properties style:text-underline-style="none" fo:font-weight="normal" officeooo:rsid="0635ef67" style:font-weight-asian="normal" style:font-weight-complex="normal"/>
    </style:style>
    <style:style style:name="T172" style:family="text">
      <style:text-properties style:text-underline-style="none" fo:font-weight="normal" officeooo:rsid="06367ce3" style:font-weight-asian="normal" style:font-weight-complex="normal"/>
    </style:style>
    <style:style style:name="T173" style:family="text">
      <style:text-properties style:text-underline-style="none" fo:font-weight="normal" officeooo:rsid="065ec487" style:font-weight-asian="normal" style:font-weight-complex="normal"/>
    </style:style>
    <style:style style:name="T174" style:family="text">
      <style:text-properties style:text-underline-style="none" fo:font-weight="normal" officeooo:rsid="0660774a" style:font-weight-asian="normal" style:font-weight-complex="normal"/>
    </style:style>
    <style:style style:name="T175" style:family="text">
      <style:text-properties style:text-underline-style="none" fo:font-weight="normal" officeooo:rsid="084af9b9" style:font-weight-asian="normal" style:font-weight-complex="normal"/>
    </style:style>
    <style:style style:name="T176" style:family="text">
      <style:text-properties style:text-underline-style="none" fo:font-weight="normal" officeooo:rsid="086d43ea" style:font-weight-asian="normal" style:font-weight-complex="normal"/>
    </style:style>
    <style:style style:name="T177" style:family="text">
      <style:text-properties style:text-underline-style="none" officeooo:rsid="063f891b"/>
    </style:style>
    <style:style style:name="T178" style:family="text">
      <style:text-properties style:text-underline-style="none" officeooo:rsid="064258da"/>
    </style:style>
    <style:style style:name="T179" style:family="text">
      <style:text-properties style:text-underline-style="none" officeooo:rsid="055630a0"/>
    </style:style>
    <style:style style:name="T180" style:family="text">
      <style:text-properties style:text-underline-style="none" officeooo:rsid="0632634d"/>
    </style:style>
    <style:style style:name="T181" style:family="text">
      <style:text-properties style:text-underline-style="none" officeooo:rsid="0630e6d2"/>
    </style:style>
    <style:style style:name="T182" style:family="text">
      <style:text-properties style:text-underline-style="none" officeooo:rsid="0141adc4"/>
    </style:style>
    <style:style style:name="T183" style:family="text">
      <style:text-properties style:text-underline-style="none" officeooo:rsid="065d2d70"/>
    </style:style>
    <style:style style:name="T184" style:family="text">
      <style:text-properties style:text-underline-style="none" officeooo:rsid="067cb235"/>
    </style:style>
    <style:style style:name="T185" style:family="text">
      <style:text-properties style:text-underline-style="none" officeooo:rsid="0660774a"/>
    </style:style>
    <style:style style:name="T186" style:family="text">
      <style:text-properties style:text-underline-style="none" officeooo:rsid="07d62d77"/>
    </style:style>
    <style:style style:name="T187" style:family="text">
      <style:text-properties style:text-underline-style="none" officeooo:rsid="07d6dbec"/>
    </style:style>
    <style:style style:name="T188" style:family="text">
      <style:text-properties style:text-underline-style="none" officeooo:rsid="07b747f0"/>
    </style:style>
    <style:style style:name="T189" style:family="text">
      <style:text-properties style:text-underline-style="none" officeooo:rsid="08bd8413"/>
    </style:style>
    <style:style style:name="T190" style:family="text">
      <style:text-properties style:text-underline-style="none" officeooo:rsid="014ced5f"/>
    </style:style>
    <style:style style:name="T191" style:family="text">
      <style:text-properties style:text-underline-style="none" officeooo:rsid="092c9089"/>
    </style:style>
    <style:style style:name="T192" style:family="text">
      <style:text-properties style:text-underline-style="none" officeooo:rsid="02888261"/>
    </style:style>
    <style:style style:name="T193" style:family="text">
      <style:text-properties style:text-underline-style="none" officeooo:rsid="0155be70"/>
    </style:style>
    <style:style style:name="T194" style:family="text">
      <style:text-properties style:text-underline-style="none" officeooo:rsid="0a5f726c"/>
    </style:style>
    <style:style style:name="T195" style:family="text">
      <style:text-properties style:text-underline-style="none" officeooo:rsid="0c072ce7"/>
    </style:style>
    <style:style style:name="T196" style:family="text">
      <style:text-properties style:text-underline-style="solid" style:text-underline-width="auto" style:text-underline-color="font-color"/>
    </style:style>
    <style:style style:name="T197" style:family="text">
      <style:text-properties style:text-underline-style="solid" style:text-underline-width="auto" style:text-underline-color="font-color" officeooo:rsid="02dc4079"/>
    </style:style>
    <style:style style:name="T198" style:family="text">
      <style:text-properties style:text-underline-style="solid" style:text-underline-width="auto" style:text-underline-color="font-color" officeooo:rsid="064258da"/>
    </style:style>
    <style:style style:name="T199" style:family="text">
      <style:text-properties style:text-underline-style="solid" style:text-underline-width="auto" style:text-underline-color="font-color" officeooo:rsid="06b110d7"/>
    </style:style>
    <style:style style:name="T200" style:family="text">
      <style:text-properties officeooo:rsid="02d072df"/>
    </style:style>
    <style:style style:name="T201" style:family="text">
      <style:text-properties officeooo:rsid="01536506"/>
    </style:style>
    <style:style style:name="T202" style:family="text">
      <style:text-properties officeooo:rsid="0349821d"/>
    </style:style>
    <style:style style:name="T203" style:family="text">
      <style:text-properties officeooo:rsid="036b94d4"/>
    </style:style>
    <style:style style:name="T204" style:family="text">
      <style:text-properties officeooo:rsid="036ce6ed"/>
    </style:style>
    <style:style style:name="T205" style:family="text">
      <style:text-properties officeooo:rsid="03c1c04b"/>
    </style:style>
    <style:style style:name="T206" style:family="text">
      <style:text-properties officeooo:rsid="03e322e9"/>
    </style:style>
    <style:style style:name="T207" style:family="text">
      <style:text-properties officeooo:rsid="03e6885b"/>
    </style:style>
    <style:style style:name="T208" style:family="text">
      <style:text-properties officeooo:rsid="03ebb4ed"/>
    </style:style>
    <style:style style:name="T209" style:family="text">
      <style:text-properties officeooo:rsid="03fd9122"/>
    </style:style>
    <style:style style:name="T210" style:family="text">
      <style:text-properties officeooo:rsid="0404489d"/>
    </style:style>
    <style:style style:name="T211" style:family="text">
      <style:text-properties officeooo:rsid="015f5928"/>
    </style:style>
    <style:style style:name="T212" style:family="text">
      <style:text-properties officeooo:rsid="0018aeb1"/>
    </style:style>
    <style:style style:name="T213" style:family="text">
      <style:text-properties officeooo:rsid="0036f184"/>
    </style:style>
    <style:style style:name="T214" style:family="text">
      <style:text-properties officeooo:rsid="0019e209"/>
    </style:style>
    <style:style style:name="T215" style:family="text">
      <style:text-properties officeooo:rsid="00a93c8c"/>
    </style:style>
    <style:style style:name="T216" style:family="text">
      <style:text-properties officeooo:rsid="042bbd0c"/>
    </style:style>
    <style:style style:name="T217" style:family="text">
      <style:text-properties officeooo:rsid="042d3974"/>
    </style:style>
    <style:style style:name="T218" style:family="text">
      <style:text-properties officeooo:rsid="042e52e6"/>
    </style:style>
    <style:style style:name="T219" style:family="text">
      <style:text-properties officeooo:rsid="043787db"/>
    </style:style>
    <style:style style:name="T220" style:family="text">
      <style:text-properties officeooo:rsid="04461c46"/>
    </style:style>
    <style:style style:name="T221" style:family="text">
      <style:text-properties officeooo:rsid="045d3dcd"/>
    </style:style>
    <style:style style:name="T222" style:family="text">
      <style:text-properties officeooo:rsid="00b5ad1d"/>
    </style:style>
    <style:style style:name="T223" style:family="text">
      <style:text-properties officeooo:rsid="00b71f47"/>
    </style:style>
    <style:style style:name="T224" style:family="text">
      <style:text-properties officeooo:rsid="00af1993"/>
    </style:style>
    <style:style style:name="T225" style:family="text">
      <style:text-properties officeooo:rsid="00b16453"/>
    </style:style>
    <style:style style:name="T226" style:family="text">
      <style:text-properties officeooo:rsid="04643918"/>
    </style:style>
    <style:style style:name="T227" style:family="text">
      <style:text-properties officeooo:rsid="0468fc53"/>
    </style:style>
    <style:style style:name="T228" style:family="text">
      <style:text-properties officeooo:rsid="048a1955"/>
    </style:style>
    <style:style style:name="T229" style:family="text">
      <style:text-properties officeooo:rsid="03ee2f07"/>
    </style:style>
    <style:style style:name="T230" style:family="text">
      <style:text-properties officeooo:rsid="049139d3"/>
    </style:style>
    <style:style style:name="T231" style:family="text">
      <style:text-properties officeooo:rsid="03b5e694"/>
    </style:style>
    <style:style style:name="T232" style:family="text">
      <style:text-properties officeooo:rsid="04d8c0c1"/>
    </style:style>
    <style:style style:name="T233" style:family="text">
      <style:text-properties officeooo:rsid="04e7c586"/>
    </style:style>
    <style:style style:name="T234" style:family="text">
      <style:text-properties officeooo:rsid="0523c093"/>
    </style:style>
    <style:style style:name="T235" style:family="text">
      <style:text-properties officeooo:rsid="0531c85b"/>
    </style:style>
    <style:style style:name="T236" style:family="text">
      <style:text-properties officeooo:rsid="0537a548"/>
    </style:style>
    <style:style style:name="T237" style:family="text">
      <style:text-properties officeooo:rsid="053abf9a"/>
    </style:style>
    <style:style style:name="T238" style:family="text">
      <style:text-properties officeooo:rsid="053bea03"/>
    </style:style>
    <style:style style:name="T239" style:family="text">
      <style:text-properties officeooo:rsid="0540678e"/>
    </style:style>
    <style:style style:name="T240" style:family="text">
      <style:text-properties officeooo:rsid="0540a7ce"/>
    </style:style>
    <style:style style:name="T241" style:family="text">
      <style:text-properties officeooo:rsid="05512bfa"/>
    </style:style>
    <style:style style:name="T242" style:family="text">
      <style:text-properties officeooo:rsid="0551c172"/>
    </style:style>
    <style:style style:name="T243" style:family="text">
      <style:text-properties officeooo:rsid="055630a0"/>
    </style:style>
    <style:style style:name="T244" style:family="text">
      <style:text-properties officeooo:rsid="05637994"/>
    </style:style>
    <style:style style:name="T245" style:family="text">
      <style:text-properties officeooo:rsid="056cc93a"/>
    </style:style>
    <style:style style:name="T246" style:family="text">
      <style:text-properties officeooo:rsid="0573e5c7"/>
    </style:style>
    <style:style style:name="T247" style:family="text">
      <style:text-properties officeooo:rsid="058187b9"/>
    </style:style>
    <style:style style:name="T248" style:family="text">
      <style:text-properties officeooo:rsid="05840ffb"/>
    </style:style>
    <style:style style:name="T249" style:family="text">
      <style:text-properties officeooo:rsid="05883c22"/>
    </style:style>
    <style:style style:name="T250" style:family="text">
      <style:text-properties officeooo:rsid="058a1dfd"/>
    </style:style>
    <style:style style:name="T251" style:family="text">
      <style:text-properties officeooo:rsid="0521d263"/>
    </style:style>
    <style:style style:name="T252" style:family="text">
      <style:text-properties officeooo:rsid="058d1e20"/>
    </style:style>
    <style:style style:name="T253" style:family="text">
      <style:text-properties officeooo:rsid="05cc65e5"/>
    </style:style>
    <style:style style:name="T254" style:family="text">
      <style:text-properties officeooo:rsid="05cd3167"/>
    </style:style>
    <style:style style:name="T255" style:family="text">
      <style:text-properties officeooo:rsid="05ceff54"/>
    </style:style>
    <style:style style:name="T256" style:family="text">
      <style:text-properties fo:color="#000000" loext:opacity="100%"/>
    </style:style>
    <style:style style:name="T257" style:family="text">
      <style:text-properties fo:color="#000000" loext:opacity="100%" fo:font-weight="bold" style:font-weight-asian="bold" style:font-weight-complex="bold"/>
    </style:style>
    <style:style style:name="T258" style:family="text">
      <style:text-properties fo:color="#000000" loext:opacity="100%" fo:font-weight="bold" officeooo:rsid="0580a368" style:font-weight-asian="bold" style:font-weight-complex="bold"/>
    </style:style>
    <style:style style:name="T259" style:family="text">
      <style:text-properties fo:color="#000000" loext:opacity="100%" fo:font-weight="bold" officeooo:rsid="06ea2775" style:font-weight-asian="bold" style:font-weight-complex="bold"/>
    </style:style>
    <style:style style:name="T260" style:family="text">
      <style:text-properties fo:color="#000000" loext:opacity="100%" fo:font-weight="bold" officeooo:rsid="001ef248" style:font-weight-asian="bold" style:font-weight-complex="bold"/>
    </style:style>
    <style:style style:name="T261" style:family="text">
      <style:text-properties fo:color="#000000" loext:opacity="100%" officeooo:rsid="0a2ed517"/>
    </style:style>
    <style:style style:name="T262" style:family="text">
      <style:text-properties fo:color="#000000" loext:opacity="100%" officeooo:rsid="001ef248"/>
    </style:style>
    <style:style style:name="T263" style:family="text">
      <style:text-properties officeooo:rsid="0630bde1"/>
    </style:style>
    <style:style style:name="T264" style:family="text">
      <style:text-properties officeooo:rsid="0630e6d2"/>
    </style:style>
    <style:style style:name="T265" style:family="text">
      <style:text-properties officeooo:rsid="0632634d"/>
    </style:style>
    <style:style style:name="T266" style:family="text">
      <style:text-properties officeooo:rsid="063f891b"/>
    </style:style>
    <style:style style:name="T267" style:family="text">
      <style:text-properties officeooo:rsid="064258da"/>
    </style:style>
    <style:style style:name="T268" style:family="text">
      <style:text-properties officeooo:rsid="0266a03d"/>
    </style:style>
    <style:style style:name="T269" style:family="text">
      <style:text-properties officeooo:rsid="04c3f600"/>
    </style:style>
    <style:style style:name="T270" style:family="text">
      <style:text-properties officeooo:rsid="0687f7f1"/>
    </style:style>
    <style:style style:name="T271" style:family="text">
      <style:text-properties officeooo:rsid="014ced5f"/>
    </style:style>
    <style:style style:name="T272" style:family="text">
      <style:text-properties officeooo:rsid="0155be70"/>
    </style:style>
    <style:style style:name="T273" style:family="text">
      <style:text-properties officeooo:rsid="028e224a"/>
    </style:style>
    <style:style style:name="T274" style:family="text">
      <style:text-properties officeooo:rsid="02888261"/>
    </style:style>
    <style:style style:name="T275" style:family="text">
      <style:text-properties officeooo:rsid="0694368c"/>
    </style:style>
    <style:style style:name="T276" style:family="text">
      <style:text-properties officeooo:rsid="0698b5d2"/>
    </style:style>
    <style:style style:name="T277" style:family="text">
      <style:text-properties officeooo:rsid="06a4d04a"/>
    </style:style>
    <style:style style:name="T278" style:family="text">
      <style:text-properties officeooo:rsid="06c54271"/>
    </style:style>
    <style:style style:name="T279" style:family="text">
      <style:text-properties officeooo:rsid="06c609ea"/>
    </style:style>
    <style:style style:name="T280" style:family="text">
      <style:text-properties officeooo:rsid="06c6be79"/>
    </style:style>
    <style:style style:name="T281" style:family="text">
      <style:text-properties officeooo:rsid="06cb78c7"/>
    </style:style>
    <style:style style:name="T282" style:family="text">
      <style:text-properties officeooo:rsid="06cd57a3"/>
    </style:style>
    <style:style style:name="T283" style:family="text">
      <style:text-properties officeooo:rsid="06d58571"/>
    </style:style>
    <style:style style:name="T284" style:family="text">
      <style:text-properties officeooo:rsid="06da2a9c"/>
    </style:style>
    <style:style style:name="T285" style:family="text">
      <style:text-properties officeooo:rsid="06dc56a7"/>
    </style:style>
    <style:style style:name="T286" style:family="text">
      <style:text-properties officeooo:rsid="06dcd6aa"/>
    </style:style>
    <style:style style:name="T287" style:family="text">
      <style:text-properties officeooo:rsid="06e392b1"/>
    </style:style>
    <style:style style:name="T288" style:family="text">
      <style:text-properties officeooo:rsid="06e3fdf1"/>
    </style:style>
    <style:style style:name="T289" style:family="text">
      <style:text-properties officeooo:rsid="06ea2775"/>
    </style:style>
    <style:style style:name="T290" style:family="text">
      <style:text-properties officeooo:rsid="07658a33"/>
    </style:style>
    <style:style style:name="T291" style:family="text">
      <style:text-properties officeooo:rsid="06eee45b"/>
    </style:style>
    <style:style style:name="T292" style:family="text">
      <style:text-properties officeooo:rsid="06f06d4f"/>
    </style:style>
    <style:style style:name="T293" style:family="text">
      <style:text-properties officeooo:rsid="070137aa"/>
    </style:style>
    <style:style style:name="T294" style:family="text">
      <style:text-properties officeooo:rsid="06f0ba5f"/>
    </style:style>
    <style:style style:name="T295" style:family="text">
      <style:text-properties officeooo:rsid="06fd6d83"/>
    </style:style>
    <style:style style:name="T296" style:family="text">
      <style:text-properties officeooo:rsid="075f1cf2"/>
    </style:style>
    <style:style style:name="T297" style:family="text">
      <style:text-properties officeooo:rsid="076134cd"/>
    </style:style>
    <style:style style:name="T298" style:family="text">
      <style:text-properties officeooo:rsid="06f9a78e"/>
    </style:style>
    <style:style style:name="T299" style:family="text">
      <style:text-properties officeooo:rsid="06e57b6f"/>
    </style:style>
    <style:style style:name="T300" style:family="text">
      <style:text-properties officeooo:rsid="06e90204"/>
    </style:style>
    <style:style style:name="T301" style:family="text">
      <style:text-properties officeooo:rsid="0702f988"/>
    </style:style>
    <style:style style:name="T302" style:family="text">
      <style:text-properties officeooo:rsid="070b7a11"/>
    </style:style>
    <style:style style:name="T303" style:family="text">
      <style:text-properties officeooo:rsid="077198be"/>
    </style:style>
    <style:style style:name="T304" style:family="text">
      <style:text-properties officeooo:rsid="0776312b"/>
    </style:style>
    <style:style style:name="T305" style:family="text">
      <style:text-properties officeooo:rsid="07372ed1"/>
    </style:style>
    <style:style style:name="T306" style:family="text">
      <style:text-properties officeooo:rsid="07426de7"/>
    </style:style>
    <style:style style:name="T307" style:family="text">
      <style:text-properties officeooo:rsid="07378e90"/>
    </style:style>
    <style:style style:name="T308" style:family="text">
      <style:text-properties officeooo:rsid="07787692"/>
    </style:style>
    <style:style style:name="T309" style:family="text">
      <style:text-properties officeooo:rsid="0792ac25"/>
    </style:style>
    <style:style style:name="T310" style:family="text">
      <style:text-properties officeooo:rsid="07953926"/>
    </style:style>
    <style:style style:name="T311" style:family="text">
      <style:text-properties officeooo:rsid="079fc458"/>
    </style:style>
    <style:style style:name="T312" style:family="text">
      <style:text-properties officeooo:rsid="07a11fd4"/>
    </style:style>
    <style:style style:name="T313" style:family="text">
      <style:text-properties officeooo:rsid="07a3d5cb"/>
    </style:style>
    <style:style style:name="T314" style:family="text">
      <style:text-properties officeooo:rsid="07a754ef"/>
    </style:style>
    <style:style style:name="T315" style:family="text">
      <style:text-properties officeooo:rsid="07aafc01"/>
    </style:style>
    <style:style style:name="T316" style:family="text">
      <style:text-properties officeooo:rsid="07abb50c"/>
    </style:style>
    <style:style style:name="T317" style:family="text">
      <style:text-properties officeooo:rsid="07acc1cd"/>
    </style:style>
    <style:style style:name="T318" style:family="text">
      <style:text-properties officeooo:rsid="07ae3c7a"/>
    </style:style>
    <style:style style:name="T319" style:family="text">
      <style:text-properties officeooo:rsid="07d9b90d"/>
    </style:style>
    <style:style style:name="T320" style:family="text">
      <style:text-properties officeooo:rsid="08115b3e"/>
    </style:style>
    <style:style style:name="T321" style:family="text">
      <style:text-properties officeooo:rsid="0812837b"/>
    </style:style>
    <style:style style:name="T322" style:family="text">
      <style:text-properties officeooo:rsid="08144456"/>
    </style:style>
    <style:style style:name="T323" style:family="text">
      <style:text-properties officeooo:rsid="0816334b"/>
    </style:style>
    <style:style style:name="T324" style:family="text">
      <style:text-properties officeooo:rsid="08179461"/>
    </style:style>
    <style:style style:name="T325" style:family="text">
      <style:text-properties officeooo:rsid="081b5e95"/>
    </style:style>
    <style:style style:name="T326" style:family="text">
      <style:text-properties officeooo:rsid="081dab6e"/>
    </style:style>
    <style:style style:name="T327" style:family="text">
      <style:text-properties officeooo:rsid="081eb317"/>
    </style:style>
    <style:style style:name="T328" style:family="text">
      <style:text-properties officeooo:rsid="0820a6dd"/>
    </style:style>
    <style:style style:name="T329" style:family="text">
      <style:text-properties officeooo:rsid="08215de5"/>
    </style:style>
    <style:style style:name="T330" style:family="text">
      <style:text-properties officeooo:rsid="082257bd"/>
    </style:style>
    <style:style style:name="T331" style:family="text">
      <style:text-properties officeooo:rsid="0824751d"/>
    </style:style>
    <style:style style:name="T332" style:family="text">
      <style:text-properties officeooo:rsid="08280603"/>
    </style:style>
    <style:style style:name="T333" style:family="text">
      <style:text-properties officeooo:rsid="0829a2ec"/>
    </style:style>
    <style:style style:name="T334" style:family="text">
      <style:text-properties officeooo:rsid="0854fa43"/>
    </style:style>
    <style:style style:name="T335" style:family="text">
      <style:text-properties officeooo:rsid="0859e45b"/>
    </style:style>
    <style:style style:name="T336" style:family="text">
      <style:text-properties officeooo:rsid="086a672d"/>
    </style:style>
    <style:style style:name="T337" style:family="text">
      <style:text-properties officeooo:rsid="086ba121"/>
    </style:style>
    <style:style style:name="T338" style:family="text">
      <style:text-properties officeooo:rsid="086ca09e"/>
    </style:style>
    <style:style style:name="T339" style:family="text">
      <style:text-properties officeooo:rsid="08706bb2"/>
    </style:style>
    <style:style style:name="T340" style:family="text">
      <style:text-properties officeooo:rsid="087fbf03"/>
    </style:style>
    <style:style style:name="T341" style:family="text">
      <style:text-properties officeooo:rsid="08909687"/>
    </style:style>
    <style:style style:name="T342" style:family="text">
      <style:text-properties officeooo:rsid="089389fb"/>
    </style:style>
    <style:style style:name="T343" style:family="text">
      <style:text-properties officeooo:rsid="028c96d1"/>
    </style:style>
    <style:style style:name="T344" style:family="text">
      <style:text-properties officeooo:rsid="02ee6843"/>
    </style:style>
    <style:style style:name="T345" style:family="text">
      <style:text-properties officeooo:rsid="02eaf4dd"/>
    </style:style>
    <style:style style:name="T346" style:family="text">
      <style:text-properties officeooo:rsid="02a5fda7"/>
    </style:style>
    <style:style style:name="T347" style:family="text">
      <style:text-properties officeooo:rsid="029cd5c7"/>
    </style:style>
    <style:style style:name="T348" style:family="text">
      <style:text-properties officeooo:rsid="02a70bac"/>
    </style:style>
    <style:style style:name="T349" style:family="text">
      <style:text-properties officeooo:rsid="08a03832"/>
    </style:style>
    <style:style style:name="T350" style:family="text">
      <style:text-properties officeooo:rsid="08a9f99a"/>
    </style:style>
    <style:style style:name="T351" style:family="text">
      <style:text-properties officeooo:rsid="08ad8c0b"/>
    </style:style>
    <style:style style:name="T352" style:family="text">
      <style:text-properties officeooo:rsid="08b03487"/>
    </style:style>
    <style:style style:name="T353" style:family="text">
      <style:text-properties officeooo:rsid="08b91b2e"/>
    </style:style>
    <style:style style:name="T354" style:family="text">
      <style:text-properties officeooo:rsid="08c6af2e"/>
    </style:style>
    <style:style style:name="T355" style:family="text">
      <style:text-properties officeooo:rsid="08c6ccff"/>
    </style:style>
    <style:style style:name="T356" style:family="text">
      <style:text-properties officeooo:rsid="08c7e922"/>
    </style:style>
    <style:style style:name="T357" style:family="text">
      <style:text-properties officeooo:rsid="08c97ae5"/>
    </style:style>
    <style:style style:name="T358" style:family="text">
      <style:text-properties officeooo:rsid="08d766e1"/>
    </style:style>
    <style:style style:name="T359" style:family="text">
      <style:text-properties officeooo:rsid="08da3931"/>
    </style:style>
    <style:style style:name="T360" style:family="text">
      <style:text-properties officeooo:rsid="08fe660d"/>
    </style:style>
    <style:style style:name="T361" style:family="text">
      <style:text-properties officeooo:rsid="09002f8f"/>
    </style:style>
    <style:style style:name="T362" style:family="text">
      <style:text-properties officeooo:rsid="09032969"/>
    </style:style>
    <style:style style:name="T363" style:family="text">
      <style:text-properties officeooo:rsid="0918fd11"/>
    </style:style>
    <style:style style:name="T364" style:family="text">
      <style:text-properties officeooo:rsid="091a521f"/>
    </style:style>
    <style:style style:name="T365" style:family="text">
      <style:text-properties officeooo:rsid="091bcf8f"/>
    </style:style>
    <style:style style:name="T366" style:family="text">
      <style:text-properties officeooo:rsid="0925b3e0"/>
    </style:style>
    <style:style style:name="T367" style:family="text">
      <style:text-properties officeooo:rsid="092c9089"/>
    </style:style>
    <style:style style:name="T368" style:family="text">
      <style:text-properties officeooo:rsid="092f4656"/>
    </style:style>
    <style:style style:name="T369" style:family="text">
      <style:text-properties officeooo:rsid="09360666"/>
    </style:style>
    <style:style style:name="T370" style:family="text">
      <style:text-properties officeooo:rsid="093761f3"/>
    </style:style>
    <style:style style:name="T371" style:family="text">
      <style:text-properties officeooo:rsid="093c97f8"/>
    </style:style>
    <style:style style:name="T372" style:family="text">
      <style:text-properties officeooo:rsid="09473bb0"/>
    </style:style>
    <style:style style:name="T373" style:family="text">
      <style:text-properties officeooo:rsid="094a1110"/>
    </style:style>
    <style:style style:name="T374" style:family="text">
      <style:text-properties officeooo:rsid="094d6bc5"/>
    </style:style>
    <style:style style:name="T375" style:family="text">
      <style:text-properties officeooo:rsid="09535b25"/>
    </style:style>
    <style:style style:name="T376" style:family="text">
      <style:text-properties officeooo:rsid="095570fe"/>
    </style:style>
    <style:style style:name="T377" style:family="text">
      <style:text-properties officeooo:rsid="095b9fb6"/>
    </style:style>
    <style:style style:name="T378" style:family="text">
      <style:text-properties officeooo:rsid="095da728"/>
    </style:style>
    <style:style style:name="T379" style:family="text">
      <style:text-properties officeooo:rsid="09613d8f"/>
    </style:style>
    <style:style style:name="T380" style:family="text">
      <style:text-properties officeooo:rsid="09684632"/>
    </style:style>
    <style:style style:name="T381" style:family="text">
      <style:text-properties officeooo:rsid="09694a84"/>
    </style:style>
    <style:style style:name="T382" style:family="text">
      <style:text-properties officeooo:rsid="0969db1d"/>
    </style:style>
    <style:style style:name="T383" style:family="text">
      <style:text-properties officeooo:rsid="09705496"/>
    </style:style>
    <style:style style:name="T384" style:family="text">
      <style:text-properties officeooo:rsid="0978b48f"/>
    </style:style>
    <style:style style:name="T385" style:family="text">
      <style:text-properties officeooo:rsid="099b9b99"/>
    </style:style>
    <style:style style:name="T386" style:family="text">
      <style:text-properties officeooo:rsid="09b2e3d2"/>
    </style:style>
    <style:style style:name="T387" style:family="text">
      <style:text-properties officeooo:rsid="09bc4a30"/>
    </style:style>
    <style:style style:name="T388" style:family="text">
      <style:text-properties officeooo:rsid="09bd0c70"/>
    </style:style>
    <style:style style:name="T389" style:family="text">
      <style:text-properties officeooo:rsid="09bdcc31"/>
    </style:style>
    <style:style style:name="T390" style:family="text">
      <style:text-properties officeooo:rsid="09c32a43"/>
    </style:style>
    <style:style style:name="T391" style:family="text">
      <style:text-properties officeooo:rsid="09cc2998"/>
    </style:style>
    <style:style style:name="T392" style:family="text">
      <style:text-properties officeooo:rsid="09eb7c0c"/>
    </style:style>
    <style:style style:name="T393" style:family="text">
      <style:text-properties officeooo:rsid="09ecc658"/>
    </style:style>
    <style:style style:name="T394" style:family="text">
      <style:text-properties officeooo:rsid="09f25a57"/>
    </style:style>
    <style:style style:name="T395" style:family="text">
      <style:text-properties officeooo:rsid="06b110d7"/>
    </style:style>
    <style:style style:name="T396" style:family="text">
      <style:text-properties officeooo:rsid="09f580ca"/>
    </style:style>
    <style:style style:name="T397" style:family="text">
      <style:text-properties officeooo:rsid="0a04f255"/>
    </style:style>
    <style:style style:name="T398" style:family="text">
      <style:text-properties officeooo:rsid="0a05645b"/>
    </style:style>
    <style:style style:name="T399" style:family="text">
      <style:text-properties officeooo:rsid="0a0db322"/>
    </style:style>
    <style:style style:name="T400" style:family="text">
      <style:text-properties officeooo:rsid="0a2a5cbc"/>
    </style:style>
    <style:style style:name="T401" style:family="text">
      <style:text-properties officeooo:rsid="0a2bfb48"/>
    </style:style>
    <style:style style:name="T402" style:family="text">
      <style:text-properties officeooo:rsid="0a33bdcd"/>
    </style:style>
    <style:style style:name="T403" style:family="text">
      <style:text-properties officeooo:rsid="0a342062"/>
    </style:style>
    <style:style style:name="T404" style:family="text">
      <style:text-properties officeooo:rsid="0a35d9f6"/>
    </style:style>
    <style:style style:name="T405" style:family="text">
      <style:text-properties officeooo:rsid="0a3b12aa"/>
    </style:style>
    <style:style style:name="T406" style:family="text">
      <style:text-properties officeooo:rsid="0471c6f8"/>
    </style:style>
    <style:style style:name="T407" style:family="text">
      <style:text-properties officeooo:rsid="0a4f7db8"/>
    </style:style>
    <style:style style:name="T408" style:family="text">
      <style:text-properties officeooo:rsid="014c05b8"/>
    </style:style>
    <style:style style:name="T409" style:family="text">
      <style:text-properties officeooo:rsid="0a5150ab"/>
    </style:style>
    <style:style style:name="T410" style:family="text">
      <style:text-properties officeooo:rsid="0a5f726c"/>
    </style:style>
    <style:style style:name="T411" style:family="text">
      <style:text-properties officeooo:rsid="0a612530"/>
    </style:style>
    <style:style style:name="T412" style:family="text">
      <style:text-properties officeooo:rsid="0a64de2b"/>
    </style:style>
    <style:style style:name="T413" style:family="text">
      <style:text-properties officeooo:rsid="0a6cd774"/>
    </style:style>
    <style:style style:name="T414" style:family="text">
      <style:text-properties officeooo:rsid="0a7bda6e"/>
    </style:style>
    <style:style style:name="T415" style:family="text">
      <style:text-properties officeooo:rsid="0a80c0ad"/>
    </style:style>
    <style:style style:name="T416" style:family="text">
      <style:text-properties officeooo:rsid="0a837ed5"/>
    </style:style>
    <style:style style:name="T417" style:family="text">
      <style:text-properties officeooo:rsid="0a84a2e5"/>
    </style:style>
    <style:style style:name="T418" style:family="text">
      <style:text-properties officeooo:rsid="0a8549c2"/>
    </style:style>
    <style:style style:name="T419" style:family="text">
      <style:text-properties officeooo:rsid="0a8b0dbf"/>
    </style:style>
    <style:style style:name="T420" style:family="text">
      <style:text-properties officeooo:rsid="0a900b00"/>
    </style:style>
    <style:style style:name="T421" style:family="text">
      <style:text-properties officeooo:rsid="0a9901c8"/>
    </style:style>
    <style:style style:name="T422" style:family="text">
      <style:text-properties officeooo:rsid="0a996f94"/>
    </style:style>
    <style:style style:name="T423" style:family="text">
      <style:text-properties style:font-name="Times New Roman" fo:font-size="12pt" fo:language="en" fo:country="US" fo:font-weight="normal" officeooo:rsid="0af39321" style:font-name-asian="Microsoft YaHei" style:font-size-asian="10.5pt" style:font-weight-asian="normal" style:font-name-complex="Arial" style:font-size-complex="12pt" style:font-weight-complex="normal"/>
    </style:style>
    <style:style style:name="T424" style:family="text">
      <style:text-properties style:font-name="Times New Roman" fo:font-size="12pt" fo:language="en" fo:country="US" fo:font-weight="normal" officeooo:rsid="0af636ce" style:font-name-asian="Microsoft YaHei" style:font-size-asian="10.5pt" style:font-weight-asian="normal" style:font-name-complex="Arial" style:font-size-complex="12pt" style:font-weight-complex="normal"/>
    </style:style>
    <style:style style:name="T425" style:family="text">
      <style:text-properties style:font-name="Times New Roman" fo:font-size="12pt" fo:language="en" fo:country="US" fo:font-weight="normal" officeooo:rsid="0af73948" style:font-name-asian="Microsoft YaHei" style:font-size-asian="10.5pt" style:font-weight-asian="normal" style:font-name-complex="Arial" style:font-size-complex="12pt" style:font-weight-complex="normal"/>
    </style:style>
    <style:style style:name="T426" style:family="text">
      <style:text-properties style:font-name="Times New Roman" fo:font-size="12pt" fo:language="en" fo:country="US" fo:font-weight="normal" officeooo:rsid="0b03ebe9" style:font-name-asian="Microsoft YaHei" style:font-size-asian="10.5pt" style:font-weight-asian="normal" style:font-name-complex="Arial" style:font-size-complex="12pt" style:font-weight-complex="normal"/>
    </style:style>
    <style:style style:name="T427" style:family="text">
      <style:text-properties style:font-name="Times New Roman" fo:font-size="12pt" fo:language="en" fo:country="US" fo:font-weight="bold" officeooo:rsid="0af1753b" style:font-name-asian="Microsoft YaHei" style:font-size-asian="10.5pt" style:font-weight-asian="bold" style:font-name-complex="Arial" style:font-size-complex="12pt" style:font-weight-complex="bold"/>
    </style:style>
    <style:style style:name="T428" style:family="text">
      <style:text-properties style:font-name="Times New Roman" fo:font-size="16pt" fo:language="en" fo:country="US" officeooo:rsid="08da3931" style:font-size-asian="16pt" style:font-size-complex="16pt"/>
    </style:style>
    <style:style style:name="T429" style:family="text">
      <style:text-properties style:font-name="Times New Roman" fo:font-size="16pt" fo:language="en" fo:country="US" officeooo:rsid="00028b3c" style:font-size-asian="16pt" style:font-size-complex="16pt"/>
    </style:style>
    <style:style style:name="T430" style:family="text">
      <style:text-properties style:font-name="Times New Roman" fo:font-size="16pt" fo:language="en" fo:country="US" fo:font-weight="bold" officeooo:rsid="08c5aa29" style:font-name-asian="Microsoft YaHei" style:font-size-asian="16pt" style:font-weight-asian="bold" style:font-name-complex="Arial" style:font-size-complex="16pt" style:font-weight-complex="bold"/>
    </style:style>
    <style:style style:name="T431" style:family="text">
      <style:text-properties style:font-name="Times New Roman" fo:font-size="16pt" fo:language="en" fo:country="US" fo:font-weight="bold" officeooo:rsid="0012d0c4" style:font-name-asian="Microsoft YaHei" style:font-size-asian="16pt" style:font-weight-asian="bold" style:font-name-complex="Arial" style:font-size-complex="16pt" style:font-weight-complex="bold"/>
    </style:style>
    <style:style style:name="T432" style:family="text">
      <style:text-properties style:font-name="Times New Roman" fo:font-size="16pt" fo:language="en" fo:country="US" fo:font-weight="bold" officeooo:rsid="0b1c77af" style:font-name-asian="Microsoft YaHei" style:font-size-asian="16pt" style:font-weight-asian="bold" style:font-name-complex="Arial" style:font-size-complex="16pt" style:font-weight-complex="bold"/>
    </style:style>
    <style:style style:name="T433" style:family="text">
      <style:text-properties style:font-name="Times New Roman" fo:language="en" fo:country="US" style:font-name-asian="Microsoft YaHei" style:font-name-complex="Arial"/>
    </style:style>
    <style:style style:name="T434" style:family="text">
      <style:text-properties style:font-name="Times New Roman" fo:language="en" fo:country="US" officeooo:rsid="08c5aa29" style:font-name-asian="Microsoft YaHei" style:font-name-complex="Arial"/>
    </style:style>
    <style:style style:name="T435" style:family="text">
      <style:text-properties style:font-name="Times New Roman" fo:language="en" fo:country="US" officeooo:rsid="0af1753b" style:font-name-asian="Microsoft YaHei" style:font-name-complex="Arial"/>
    </style:style>
    <style:style style:name="T436" style:family="text">
      <style:text-properties style:font-name="Times New Roman" fo:language="en" fo:country="US" fo:font-weight="bold" officeooo:rsid="0af1753b" style:font-name-asian="Microsoft YaHei" style:font-weight-asian="bold" style:font-name-complex="Arial" style:font-weight-complex="bold"/>
    </style:style>
    <style:style style:name="T437" style:family="text">
      <style:text-properties officeooo:rsid="0abff550"/>
    </style:style>
    <style:style style:name="T438" style:family="text">
      <style:text-properties officeooo:rsid="0ac38e11"/>
    </style:style>
    <style:style style:name="T439" style:family="text">
      <style:text-properties officeooo:rsid="0ac548dd"/>
    </style:style>
    <style:style style:name="T440" style:family="text">
      <style:text-properties officeooo:rsid="0acfc31d"/>
    </style:style>
    <style:style style:name="T441" style:family="text">
      <style:text-properties officeooo:rsid="0acffbfe"/>
    </style:style>
    <style:style style:name="T442" style:family="text">
      <style:text-properties officeooo:rsid="09c786d7"/>
    </style:style>
    <style:style style:name="T443" style:family="text">
      <style:text-properties officeooo:rsid="0adc92f8"/>
    </style:style>
    <style:style style:name="T444" style:family="text">
      <style:text-properties officeooo:rsid="0afb1e79"/>
    </style:style>
    <style:style style:name="T445" style:family="text">
      <style:text-properties officeooo:rsid="0b14d484"/>
    </style:style>
    <style:style style:name="T446" style:family="text">
      <style:text-properties officeooo:rsid="0b24662a"/>
    </style:style>
    <style:style style:name="T447" style:family="text">
      <style:text-properties officeooo:rsid="0b249239"/>
    </style:style>
    <style:style style:name="T448" style:family="text">
      <style:text-properties officeooo:rsid="0b2c4efa"/>
    </style:style>
    <style:style style:name="T449" style:family="text">
      <style:text-properties officeooo:rsid="0b313275"/>
    </style:style>
    <style:style style:name="T450" style:family="text">
      <style:text-properties officeooo:rsid="0b3435aa"/>
    </style:style>
    <style:style style:name="T451" style:family="text">
      <style:text-properties officeooo:rsid="0b3aa73a"/>
    </style:style>
    <style:style style:name="T452" style:family="text">
      <style:text-properties officeooo:rsid="0b3ac6e8"/>
    </style:style>
    <style:style style:name="T453" style:family="text">
      <style:text-properties officeooo:rsid="0b462111"/>
    </style:style>
    <style:style style:name="T454" style:family="text">
      <style:text-properties officeooo:rsid="0b47b82f"/>
    </style:style>
    <style:style style:name="T455" style:family="text">
      <style:text-properties officeooo:rsid="0b55625b"/>
    </style:style>
    <style:style style:name="T456" style:family="text">
      <style:text-properties officeooo:rsid="0b5667d3"/>
    </style:style>
    <style:style style:name="T457" style:family="text">
      <style:text-properties officeooo:rsid="0b589443"/>
    </style:style>
    <style:style style:name="T458" style:family="text">
      <style:text-properties officeooo:rsid="0b5a4fd2"/>
    </style:style>
    <style:style style:name="T459" style:family="text">
      <style:text-properties officeooo:rsid="0b5b1ca7"/>
    </style:style>
    <style:style style:name="T460" style:family="text">
      <style:text-properties officeooo:rsid="0b67391a"/>
    </style:style>
    <style:style style:name="T461" style:family="text">
      <style:text-properties officeooo:rsid="0b6f25c3"/>
    </style:style>
    <style:style style:name="T462" style:family="text">
      <style:text-properties officeooo:rsid="0b7174a5"/>
    </style:style>
    <style:style style:name="T463" style:family="text">
      <style:text-properties officeooo:rsid="0b7581b9"/>
    </style:style>
    <style:style style:name="T464" style:family="text">
      <style:text-properties officeooo:rsid="0b7615eb"/>
    </style:style>
    <style:style style:name="T465" style:family="text">
      <style:text-properties officeooo:rsid="0b77c7e8"/>
    </style:style>
    <style:style style:name="T466" style:family="text">
      <style:text-properties officeooo:rsid="0b789448"/>
    </style:style>
    <style:style style:name="T467" style:family="text">
      <style:text-properties officeooo:rsid="0b7f7bd8"/>
    </style:style>
    <style:style style:name="T468" style:family="text">
      <style:text-properties officeooo:rsid="0b807509"/>
    </style:style>
    <style:style style:name="T469" style:family="text">
      <style:text-properties officeooo:rsid="0b824f61"/>
    </style:style>
    <style:style style:name="T4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1" style:family="text">
      <style:text-properties officeooo:rsid="0baf8235"/>
    </style:style>
    <style:style style:name="T472" style:family="text">
      <style:text-properties officeooo:rsid="0bb15840"/>
    </style:style>
    <style:style style:name="T473" style:family="text">
      <style:text-properties officeooo:rsid="0bb158ba"/>
    </style:style>
    <style:style style:name="T474" style:family="text">
      <style:text-properties officeooo:rsid="0bb44fe9"/>
    </style:style>
    <style:style style:name="T475" style:family="text">
      <style:text-properties officeooo:rsid="0bb7ed6a"/>
    </style:style>
    <style:style style:name="T476" style:family="text">
      <style:text-properties officeooo:rsid="0bbd78cc"/>
    </style:style>
    <style:style style:name="T477" style:family="text">
      <style:text-properties officeooo:rsid="0bc101ab"/>
    </style:style>
    <style:style style:name="T478" style:family="text">
      <style:text-properties officeooo:rsid="0bc86919"/>
    </style:style>
    <style:style style:name="T479" style:family="text">
      <style:text-properties officeooo:rsid="0bccb3f8"/>
    </style:style>
    <style:style style:name="T480" style:family="text">
      <style:text-properties officeooo:rsid="0bd211c5"/>
    </style:style>
    <style:style style:name="T481" style:family="text">
      <style:text-properties officeooo:rsid="0bd3ff12"/>
    </style:style>
    <style:style style:name="T482" style:family="text">
      <style:text-properties officeooo:rsid="0bd94b13"/>
    </style:style>
    <style:style style:name="T483" style:family="text">
      <style:text-properties officeooo:rsid="0be2bbe8"/>
    </style:style>
    <style:style style:name="T484" style:family="text">
      <style:text-properties officeooo:rsid="0c0087eb"/>
    </style:style>
    <style:style style:name="T485" style:family="text">
      <style:text-properties officeooo:rsid="0c0d047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5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12">deep</text:span> mathematical understanding of <text:span text:style-name="T311">DNNs</text:span></text:p>
      <text:p text:style-name="P171"/>
      <text:p text:style-name="P183">Jiang J.</text:p>
      <text:p text:style-name="P180">Data Engineer, Data Scientist</text:p>
      <text:p text:style-name="P181"><text:span text:style-name="T5">ENSEEIHT </text:span>Computer Science Engineering Degree</text:p>
      <text:p text:style-name="P181"><text:span text:style-name="T5">INP Toulouse Dual</text:span> MSc <text:span text:style-name="T5">Research</text:span> <text:span text:style-name="T3">Degree</text:span> in AI, Big Data <text:span text:style-name="T358">and</text:span> Ops</text:p>
      <text:p text:style-name="P182">France</text:p>
      <text:p text:style-name="P179"/>
      <text:p text:style-name="P168"/>
      <text:p text:style-name="P172">Abstract</text:p>
      <text:p text:style-name="P169">Frameworks such as Tensor<text:span text:style-name="T103">F</text:span>low or Py<text:span text:style-name="T103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0">T</text:span>he <text:span text:style-name="T4">proper</text:span> math aspect <text:span text:style-name="T7">is</text:span> <text:span text:style-name="T7">little by little </text:span>forgotten.</text:p>
      <text:p text:style-name="P198"><text:span text:style-name="T444">Topology, </text:span><text:span text:style-name="T383">Normalized vector space, </text:span><text:span text:style-name="T402">Limit </text:span><text:span text:style-name="T404">plus</text:span><text:span text:style-name="T402"> continuit</text:span><text:span text:style-name="T403">y, </text:span><text:span text:style-name="T446">Taylor series expansion,</text:span><text:span text:style-name="T403"> </text:span><text:span text:style-name="T401">Matri</text:span><text:span text:style-name="T403">x</text:span><text:span text:style-name="T401">, </text:span><text:span text:style-name="T413">Finite dimensional linear algebra</text:span><text:span text:style-name="T383"> </text:span><text:span text:style-name="T398">and</text:span><text:span text:style-name="T383"> </text:span><text:span text:style-name="T400">L</text:span><text:span text:style-name="T397">inear application </text:span><text:span text:style-name="T400">matri</text:span><text:span text:style-name="T403">x</text:span><text:span text:style-name="T373"> theories are supposed </text:span><text:span text:style-name="T374">known</text:span><text:span text:style-name="T373">. </text:span>The objective is to do a <text:span text:style-name="T354">collection</text:span> of the important <text:span text:style-name="T356">propositions</text:span> <text:span text:style-name="T369">explaining</text:span><text:span text:style-name="T355"> </text:span><text:span text:style-name="T313">dense neural network (DNN) </text:span><text:span text:style-name="T357">theor</text:span><text:span text:style-name="T370">ies</text:span>. These propositions will be mathematically proven.<text:span text:style-name="T373"> </text:span><text:span text:style-name="T8">The </text:span><text:span text:style-name="T116">subject</text:span><text:span text:style-name="T8"> </text:span><text:span text:style-name="T315">used </text:span><text:span text:style-name="T316">as</text:span><text:span text:style-name="T315"> reference</text:span><text:span text:style-name="T117"> </text:span><text:span text:style-name="T118">is</text:span><text:span text:style-name="T8"> </text:span><text:span text:style-name="T114">a multi-class classification problem </text:span><text:span text:style-name="T115">with</text:span><text:span text:style-name="T8"> – dense layers, </text:span><text:span text:style-name="T8"><draw:frame draw:style-name="fr5" draw:name="Objet139" text:anchor-type="as-char" svg:width="1.252cm" svg:height="0.467cm" draw:z-index="0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5" draw:name="Objet142" text:anchor-type="as-char" svg:width="1.64cm" svg:height="0.467cm" draw:z-index="1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 </text:span><text:span text:style-name="T314">and </text:span><text:span text:style-name="T8">Stochastic gradient descent optimizer. </text:span><text:span text:style-name="T317">But all the elements below </text:span><text:span text:style-name="T119">can be easily re-used or </text:span><text:span text:style-name="T216">re-define</text:span><text:span text:style-name="T217">d</text:span><text:span text:style-name="T119"> to cover regression</text:span><text:span text:style-name="T218">s</text:span><text:span text:style-name="T119">.</text:span></text:p>
      <text:p text:style-name="P170"/>
      <text:h text:style-name="P190" text:outline-level="1"><text:span text:style-name="T428">1</text:span><text:span text:style-name="T429"> – </text:span><text:span text:style-name="T432">Fundamentals</text:span><text:span text:style-name="T431"> and N</text:span><text:span text:style-name="T430">otations</text:span></text:h>
      <text:h text:style-name="P191" text:outline-level="2"><text:span text:style-name="T359">1</text:span>.1 – Matri<text:span text:style-name="T399">ces</text:span></text:h>
      <text:p text:style-name="P167"/>
      <text:p text:style-name="P199"><text:span text:style-name="T436">Convention –</text:span><text:span text:style-name="T435"> </text:span><text:span text:style-name="T434">A</text:span><text:span text:style-name="T433">ll sets considered are non empty.</text:span></text:p>
      <text:p text:style-name="P167"><text:line-break/><text:span text:style-name="T20">Convention –</text:span><text:span text:style-name="T101"> A vector is a matrix with only one row. Thus, </text:span><text:span text:style-name="T102">the real vector set</text:span><text:span text:style-name="T102"><draw:frame draw:style-name="fr1" draw:name="Objet8" text:anchor-type="as-char" svg:width="0.744cm" svg:height="0.527cm" draw:z-index="2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01">is equivalent to</text:span><text:span text:style-name="T101"><draw:frame draw:style-name="fr1" draw:name="Objet9" text:anchor-type="as-char" svg:width="1.05cm" svg:height="0.531cm" draw:z-index="5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01">.</text:span><text:line-break/></text:p>
      <text:p text:style-name="P94"><text:span text:style-name="T261">Notation</text:span><text:span text:style-name="T256"> –</text:span> <text:span text:style-name="T21">Let</text:span><text:span text:style-name="T21"><draw:frame draw:style-name="fr1" draw:name="Objet1" text:anchor-type="as-char" svg:width="1.422cm" svg:height="0.531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65">for</text:span><text:span text:style-name="T65"><draw:frame draw:style-name="fr1" draw:name="Objet244" text:anchor-type="as-char" svg:width="1.625cm" svg:height="0.482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65">and</text:span><text:span text:style-name="T65"><draw:frame draw:style-name="fr1" draw:name="Objet245" text:anchor-type="as-char" svg:width="1.787cm" svg:height="0.482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1">.</text:span><text:span text:style-name="T22"> Then a real matrix of dimension</text:span><text:span text:style-name="T22"><draw:frame draw:style-name="fr1" draw:name="Objet76" text:anchor-type="as-char" svg:width="1.088cm" svg:height="0.467cm" draw:z-index="9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00">will be</text:span><text:span text:style-name="T99"> noted as</text:span></text:p>
      <text:p text:style-name="P73"><draw:frame draw:style-name="fr1" draw:name="Objet5" text:anchor-type="as-char" svg:width="4.554cm" svg:height="2.281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74"/>
      <text:p text:style-name="P26"><text:span text:style-name="T212">T</text:span>he following notation<text:span text:style-name="T213">s</text:span> <text:span text:style-name="T213">are</text:span> <text:span text:style-name="T405">also </text:span>considered</text:p>
      <text:p text:style-name="P23"><text:soft-page-break/><draw:frame draw:style-name="fr1" draw:name="Objet11" text:anchor-type="as-char" svg:width="2.057cm" svg:height="0.482cm" draw:z-index="11"><draw:object xlink:href="./Object 9" xlink:type="simple" xlink:show="embed" xlink:actuate="onLoad"/><draw:image xlink:href="./ObjectReplacements/Object 9" xlink:type="simple" xlink:show="embed" xlink:actuate="onLoad"/><svg:desc>formule</svg:desc></draw:frame>,<draw:frame draw:style-name="fr1" draw:name="Objet12" text:anchor-type="as-char" svg:width="2.221cm" svg:height="0.482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,<draw:frame draw:style-name="fr1" draw:name="Objet10" text:anchor-type="as-char" svg:width="1.718cm" svg:height="0.531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40"><draw:object xlink:href="./Object 12" xlink:type="simple" xlink:show="embed" xlink:actuate="onLoad"/><draw:image xlink:href="./ObjectReplacements/Object 12" xlink:type="simple" xlink:show="embed" xlink:actuate="onLoad"/><svg:desc>formule</svg:desc></draw:frame>,<draw:frame draw:style-name="fr1" draw:name="Objet14" text:anchor-type="as-char" svg:width="2.131cm" svg:height="2.281cm" draw:z-index="4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3"><draw:frame draw:style-name="fr1" draw:name="Objet18" text:anchor-type="as-char" svg:width="2.057cm" svg:height="0.482cm" draw:z-index="55"><draw:object xlink:href="./Object 14" xlink:type="simple" xlink:show="embed" xlink:actuate="onLoad"/><draw:image xlink:href="./ObjectReplacements/Object 14" xlink:type="simple" xlink:show="embed" xlink:actuate="onLoad"/><svg:desc>formule</svg:desc></draw:frame>,<draw:frame draw:style-name="fr1" draw:name="Objet17" text:anchor-type="as-char" svg:width="4.479cm" svg:height="0.586cm" draw:z-index="5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74"/>
      <text:p text:style-name="P74"><text:span text:style-name="T212">The notation</text:span><text:span text:style-name="T212"><draw:frame draw:style-name="fr1" draw:name="Objet6" text:anchor-type="as-char" svg:width="1.055cm" svg:height="0.531cm" draw:z-index="57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14">means</text:span><text:span text:style-name="T212"> the matrix set of dimension</text:span><text:span text:style-name="T212"><draw:frame draw:style-name="fr1" draw:name="Objet7" text:anchor-type="as-char" svg:width="1.088cm" svg:height="0.467cm" draw:z-index="59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03">with coefficients </text:span><text:span text:style-name="T204">in</text:span><text:span text:style-name="T204"><draw:frame draw:style-name="fr1" draw:name="Objet19" text:anchor-type="as-char" svg:width="0.556cm" svg:height="0.385cm" draw:z-index="60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12">.</text:span></text:p>
      <text:p text:style-name="P74"><text:span text:style-name="T212">The notation</text:span><text:span text:style-name="T212"><draw:frame draw:style-name="fr1" draw:name="Objet2" text:anchor-type="as-char" svg:width="1.7cm" svg:height="0.54cm" draw:z-index="6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14">means</text:span><text:span text:style-name="T212"> the matrix set of dimension</text:span><text:span text:style-name="T212"><draw:frame draw:style-name="fr1" draw:name="Objet3" text:anchor-type="as-char" svg:width="1.088cm" svg:height="0.467cm" draw:z-index="62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03">with coefficients </text:span><text:span text:style-name="T204">in</text:span><text:span text:style-name="T204"><draw:frame draw:style-name="fr1" draw:name="Objet126" text:anchor-type="as-char" svg:width="1.208cm" svg:height="0.467cm" draw:z-index="63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04">.</text:span></text:p>
      <text:p text:style-name="P75"/>
      <text:p text:style-name="P93"><text:span text:style-name="T262">Notation</text:span><text:span text:style-name="T256"> –</text:span><text:span text:style-name="T21"> Let</text:span><text:span text:style-name="T21"><draw:frame draw:style-name="fr1" draw:name="Objet28" text:anchor-type="as-char" svg:width="1.713cm" svg:height="0.531cm" draw:z-index="64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21">, and</text:span><text:span text:style-name="T21"><draw:frame draw:style-name="fr1" draw:name="Objet29" text:anchor-type="as-char" svg:width="1.702cm" svg:height="0.531cm" draw:z-index="65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1">, and let the product noted</text:span><text:span text:style-name="T21"><draw:frame draw:style-name="fr1" draw:name="Objet30" text:anchor-type="as-char" svg:width="1.164cm" svg:height="0.467cm" draw:z-index="66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1">or</text:span><text:span text:style-name="T21"><draw:frame draw:style-name="fr1" draw:name="Objet31" text:anchor-type="as-char" svg:width="0.773cm" svg:height="0.467cm" draw:z-index="6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21">be</text:span></text:p>
      <text:p text:style-name="P78"><draw:frame draw:style-name="fr1" draw:name="Objet34" text:anchor-type="as-char" svg:width="2.746cm" svg:height="0.467cm" draw:z-index="68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P76"><text:span text:style-name="T215">where</text:span><draw:frame draw:style-name="fr1" draw:name="Objet32" text:anchor-type="as-char" svg:width="0.506cm" svg:height="0.467cm" draw:z-index="71"><draw:object xlink:href="./Object 169" xlink:type="simple" xlink:show="embed" xlink:actuate="onLoad"/><draw:image xlink:href="./ObjectReplacements/Object 169" xlink:type="simple" xlink:show="embed" xlink:actuate="onLoad"/><svg:desc>formule</svg:desc></draw:frame><text:span text:style-name="T406">is in</text:span><draw:frame draw:style-name="fr1" draw:name="Objet4" text:anchor-type="as-char" svg:width="1.027cm" svg:height="0.531cm" draw:z-index="72"><draw:object xlink:href="./Object 8" xlink:type="simple" xlink:show="embed" xlink:actuate="onLoad"/><draw:image xlink:href="./ObjectReplacements/Object 8" xlink:type="simple" xlink:show="embed" xlink:actuate="onLoad"/><svg:desc>formule</svg:desc></draw:frame>with</text:p>
      <text:p text:style-name="P77"><text:span text:style-name="T122"><draw:frame draw:style-name="fr1" draw:name="Objet40" text:anchor-type="as-char" svg:width="2.057cm" svg:height="0.482cm" draw:z-index="73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22">,</text:span><text:span text:style-name="T122"><draw:frame draw:style-name="fr1" draw:name="Objet79" text:anchor-type="as-char" svg:width="2.171cm" svg:height="0.482cm" draw:z-index="74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122">,</text:span><draw:frame draw:style-name="fr1" draw:name="Objet27" text:anchor-type="as-char" svg:width="3.381cm" svg:height="1.139cm" draw:z-index="75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<text:p text:style-name="P75"/>
      <text:p text:style-name="P71"><text:span text:style-name="T260">Notation</text:span><text:span text:style-name="T257"> –</text:span> Let<draw:frame draw:style-name="fr1" draw:name="Objet171" text:anchor-type="as-char" svg:width="1.115cm" svg:height="0.467cm" draw:z-index="76"><draw:object xlink:href="./Object 174" xlink:type="simple" xlink:show="embed" xlink:actuate="onLoad"/><draw:image xlink:href="./ObjectReplacements/Object 174" xlink:type="simple" xlink:show="embed" xlink:actuate="onLoad"/><svg:desc>formule</svg:desc></draw:frame>and<draw:frame draw:style-name="fr1" draw:name="Objet172" text:anchor-type="as-char" svg:width="1.676cm" svg:height="0.531cm" draw:z-index="77"><draw:object xlink:href="./Object 175" xlink:type="simple" xlink:show="embed" xlink:actuate="onLoad"/><draw:image xlink:href="./ObjectReplacements/Object 175" xlink:type="simple" xlink:show="embed" xlink:actuate="onLoad"/><svg:desc>formule</svg:desc></draw:frame>. Let the <text:span text:style-name="T270">scalar</text:span> wise product noted as<draw:frame draw:style-name="fr1" draw:name="Objet173" text:anchor-type="as-char" svg:width="1.064cm" svg:height="0.467cm" draw:z-index="78"><draw:object xlink:href="./Object 176" xlink:type="simple" xlink:show="embed" xlink:actuate="onLoad"/><draw:image xlink:href="./ObjectReplacements/Object 176" xlink:type="simple" xlink:show="embed" xlink:actuate="onLoad"/><svg:desc>formule</svg:desc></draw:frame>be</text:p>
      <text:p text:style-name="P72"><draw:frame draw:style-name="fr1" draw:name="Objet174" text:anchor-type="as-char" svg:width="2.939cm" svg:height="0.467cm" draw:z-index="79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70">where<draw:frame draw:style-name="fr1" draw:name="Objet175" text:anchor-type="as-char" svg:width="0.506cm" svg:height="0.467cm" draw:z-index="80"><draw:object xlink:href="./Object 244" xlink:type="simple" xlink:show="embed" xlink:actuate="onLoad"/><draw:image xlink:href="./ObjectReplacements/Object 244" xlink:type="simple" xlink:show="embed" xlink:actuate="onLoad"/><svg:desc>formule</svg:desc></draw:frame>is in<draw:frame draw:style-name="fr1" draw:name="Objet176" text:anchor-type="as-char" svg:width="1.055cm" svg:height="0.531cm" draw:z-index="81"><draw:object xlink:href="./Object 245" xlink:type="simple" xlink:show="embed" xlink:actuate="onLoad"/><draw:image xlink:href="./ObjectReplacements/Object 245" xlink:type="simple" xlink:show="embed" xlink:actuate="onLoad"/><svg:desc>formule</svg:desc></draw:frame>with</text:p>
      <text:p text:style-name="P72"><draw:frame draw:style-name="fr1" draw:name="Objet169" text:anchor-type="as-char" svg:width="2.057cm" svg:height="0.482cm" draw:z-index="82"><draw:object xlink:href="./Object 1" xlink:type="simple" xlink:show="embed" xlink:actuate="onLoad"/><draw:image xlink:href="./ObjectReplacements/Object 1" xlink:type="simple" xlink:show="embed" xlink:actuate="onLoad"/><svg:desc>formule</svg:desc></draw:frame>,<draw:frame draw:style-name="fr1" draw:name="Objet207" text:anchor-type="as-char" svg:width="2.221cm" svg:height="0.482cm" draw:z-index="83"><draw:object xlink:href="./Object 2" xlink:type="simple" xlink:show="embed" xlink:actuate="onLoad"/><draw:image xlink:href="./ObjectReplacements/Object 2" xlink:type="simple" xlink:show="embed" xlink:actuate="onLoad"/><svg:desc>formule</svg:desc></draw:frame>,<draw:frame draw:style-name="fr1" draw:name="Objet170" text:anchor-type="as-char" svg:width="2.339cm" svg:height="0.531cm" draw:z-index="84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Text_20_body"/>
      <text:p text:style-name="P95">Notation – <text:span text:style-name="T21">The matrix transpose operation will be noted as</text:span><text:span text:style-name="T21"><draw:frame draw:style-name="fr1" draw:name="Objet13" text:anchor-type="as-char" svg:width="0.693cm" svg:height="0.527cm" draw:z-index="85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1">.</text:span></text:p>
      <text:p text:style-name="P177"/>
      <text:p text:style-name="P176"><text:span text:style-name="T9">Notation</text:span> – Let<draw:frame draw:style-name="fr1" draw:name="Objet358" text:anchor-type="as-char" svg:width="1.245cm" svg:height="0.527cm" draw:z-index="86"><draw:object xlink:href="./Object 358" xlink:type="simple" xlink:show="embed" xlink:actuate="onLoad"/><draw:image xlink:href="./ObjectReplacements/Object 358" xlink:type="simple" xlink:show="embed" xlink:actuate="onLoad"/></draw:frame><text:span text:style-name="T360">and</text:span><draw:frame draw:style-name="fr1" draw:name="Objet359" text:anchor-type="as-char" svg:width="1.245cm" svg:height="0.527cm" draw:z-index="87"><draw:object xlink:href="./Object 359" xlink:type="simple" xlink:show="embed" xlink:actuate="onLoad"/><draw:image xlink:href="./ObjectReplacements/Object 359" xlink:type="simple" xlink:show="embed" xlink:actuate="onLoad"/><svg:desc>formule</svg:desc></draw:frame>. <text:span text:style-name="T371">Let</text:span><text:span text:style-name="T361"> the scalar product </text:span><text:span text:style-name="T379">on</text:span><text:span text:style-name="T378"><draw:frame draw:style-name="fr1" draw:name="Objet391" text:anchor-type="as-char" svg:width="0.688cm" svg:height="0.527cm" draw:z-index="88"><draw:object xlink:href="./Object 391" xlink:type="simple" xlink:show="embed" xlink:actuate="onLoad"/><draw:image xlink:href="./ObjectReplacements/Object 391" xlink:type="simple" xlink:show="embed" xlink:actuate="onLoad"/><svg:desc>formule</svg:desc></draw:frame></text:span><text:span text:style-name="T362">between two vectors noted as</text:span><text:span text:style-name="T362"><draw:frame draw:style-name="fr1" draw:name="Objet375" text:anchor-type="as-char" svg:width="1.254cm" svg:height="0.54cm" draw:z-index="89"><draw:object xlink:href="./Object 375" xlink:type="simple" xlink:show="embed" xlink:actuate="onLoad"/><draw:image xlink:href="./ObjectReplacements/Object 375" xlink:type="simple" xlink:show="embed" xlink:actuate="onLoad"/><svg:desc>formule</svg:desc></draw:frame></text:span><text:span text:style-name="T371">be</text:span></text:p>
      <text:p text:style-name="P173"><draw:frame draw:style-name="fr1" draw:name="Objet360" text:anchor-type="as-char" svg:width="5.295cm" svg:height="0.591cm" draw:z-index="90"><draw:object xlink:href="./Object 360" xlink:type="simple" xlink:show="embed" xlink:actuate="onLoad"/><draw:image xlink:href="./ObjectReplacements/Object 360" xlink:type="simple" xlink:show="embed" xlink:actuate="onLoad"/><svg:desc>formule</svg:desc></draw:frame></text:p>
      <text:p text:style-name="Text_20_body"/>
      <text:p text:style-name="P174">Let<draw:frame draw:style-name="fr1" draw:name="Objet373" text:anchor-type="as-char" svg:width="1.235cm" svg:height="0.527cm" draw:z-index="91"><draw:object xlink:href="./Object 373" xlink:type="simple" xlink:show="embed" xlink:actuate="onLoad"/><draw:image xlink:href="./ObjectReplacements/Object 373" xlink:type="simple" xlink:show="embed" xlink:actuate="onLoad"/><svg:desc>formule</svg:desc></draw:frame>. Let the <text:span text:style-name="T372">Euclidean</text:span> norm <text:span text:style-name="T379">on</text:span><text:span text:style-name="T378"><draw:frame draw:style-name="fr1" draw:name="Objet390" text:anchor-type="as-char" svg:width="0.688cm" svg:height="0.527cm" draw:z-index="96"><draw:object xlink:href="./Object 390" xlink:type="simple" xlink:show="embed" xlink:actuate="onLoad"/><draw:image xlink:href="./ObjectReplacements/Object 390" xlink:type="simple" xlink:show="embed" xlink:actuate="onLoad"/><svg:desc>formule</svg:desc></draw:frame></text:span>noted as<draw:frame draw:style-name="fr1" draw:name="Objet374" text:anchor-type="as-char" svg:width="0.931cm" svg:height="0.531cm" draw:z-index="97"><draw:object xlink:href="./Object 374" xlink:type="simple" xlink:show="embed" xlink:actuate="onLoad"/><draw:image xlink:href="./ObjectReplacements/Object 374" xlink:type="simple" xlink:show="embed" xlink:actuate="onLoad"/><svg:desc>formule</svg:desc></draw:frame>be</text:p>
      <text:p text:style-name="P175"><draw:frame draw:style-name="fr1" draw:name="Objet377" text:anchor-type="as-char" svg:width="3.939cm" svg:height="0.633cm" draw:z-index="104"><draw:object xlink:href="./Object 377" xlink:type="simple" xlink:show="embed" xlink:actuate="onLoad"/><draw:image xlink:href="./ObjectReplacements/Object 377" xlink:type="simple" xlink:show="embed" xlink:actuate="onLoad"/><svg:desc>formule</svg:desc></draw:frame></text:p>
      <text:p text:style-name="P178"><text:soft-page-break/></text:p>
      <text:h text:style-name="P192" text:outline-level="2"><text:span text:style-name="T359">1</text:span>.<text:span text:style-name="T359">2</text:span> – <text:span text:style-name="T113">Differential calculus</text:span></text:h>
      <text:p text:style-name="Text_20_body"><text:span text:style-name="T427"/></text:p>
      <text:p text:style-name="Text_20_body"><text:span text:style-name="T9">Notation –</text:span> <text:span text:style-name="T271">Let</text:span><draw:frame draw:style-name="fr1" draw:name="Objet33" text:anchor-type="as-char" svg:width="1.341cm" svg:height="0.527cm" draw:z-index="357"><draw:object xlink:href="./Object 59" xlink:type="simple" xlink:show="embed" xlink:actuate="onLoad"/><draw:image xlink:href="./ObjectReplacements/Object 59" xlink:type="simple" xlink:show="embed" xlink:actuate="onLoad"/><svg:desc>formule</svg:desc></draw:frame><text:span text:style-name="T410">and</text:span><draw:frame draw:style-name="fr1" draw:name="Objet315" text:anchor-type="as-char" svg:width="1.402cm" svg:height="0.527cm" draw:z-index="358"><draw:object xlink:href="./Object 60" xlink:type="simple" xlink:show="embed" xlink:actuate="onLoad"/><draw:image xlink:href="./ObjectReplacements/Object 60" xlink:type="simple" xlink:show="embed" xlink:actuate="onLoad"/><svg:desc>formule</svg:desc></draw:frame><text:span text:style-name="T408">.</text:span></text:p>
      <text:p text:style-name="P203"><text:span text:style-name="T426">The notation</text:span><text:span text:style-name="T423"><draw:frame draw:style-name="fr1" draw:name="Objet56" text:anchor-type="as-char" svg:width="0.499cm" svg:height="0.748cm" draw:z-index="355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424">means the set </text:span><text:span text:style-name="T425">with only the interior point of</text:span><text:span text:style-name="T425"><draw:frame draw:style-name="fr1" draw:name="Objet57" text:anchor-type="as-char" svg:width="0.499cm" svg:height="0.467cm" draw:z-index="356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425">.</text:span><text:span text:style-name="T408"><text:line-break/></text:span><text:span text:style-name="T407">The notation</text:span><text:span text:style-name="T407"><draw:frame draw:style-name="fr1" draw:name="Objet340" text:anchor-type="as-char" svg:width="1.79cm" svg:height="0.508cm" draw:z-index="120"><draw:object xlink:href="./Object 341" xlink:type="simple" xlink:show="embed" xlink:actuate="onLoad"/><draw:image xlink:href="./ObjectReplacements/Object 341" xlink:type="simple" xlink:show="embed" xlink:actuate="onLoad"/><svg:desc>formule</svg:desc></draw:frame></text:span><text:span text:style-name="T409">means the application from</text:span><text:span text:style-name="T201"><draw:frame draw:style-name="fr1" draw:name="Objet341" text:anchor-type="as-char" svg:width="0.499cm" svg:height="0.467cm" draw:z-index="125"><draw:object xlink:href="./Object 376" xlink:type="simple" xlink:show="embed" xlink:actuate="onLoad"/><draw:image xlink:href="./ObjectReplacements/Object 376" xlink:type="simple" xlink:show="embed" xlink:actuate="onLoad"/><svg:desc>formule</svg:desc></draw:frame></text:span><text:span text:style-name="T201">to</text:span><text:span text:style-name="T201"><draw:frame draw:style-name="fr1" draw:name="Objet376" text:anchor-type="as-char" svg:width="0.506cm" svg:height="0.467cm" draw:z-index="126"><draw:object xlink:href="./Object 378" xlink:type="simple" xlink:show="embed" xlink:actuate="onLoad"/><draw:image xlink:href="./ObjectReplacements/Object 378" xlink:type="simple" xlink:show="embed" xlink:actuate="onLoad"/><svg:desc>formule</svg:desc></draw:frame></text:span><text:span text:style-name="T201">.</text:span></text:p>
      <text:p text:style-name="Text_20_body">The notation<draw:frame draw:style-name="fr1" draw:name="Objet415" text:anchor-type="as-char" svg:width="1.639cm" svg:height="0.506cm" draw:z-index="128"><draw:object xlink:href="./Object 415" xlink:type="simple" xlink:show="embed" xlink:actuate="onLoad"/><draw:image xlink:href="./ObjectReplacements/Object 415" xlink:type="simple" xlink:show="embed" xlink:actuate="onLoad"/><svg:desc>formule</svg:desc></draw:frame>means the <text:span text:style-name="T130">set of </text:span>continuous <text:span text:style-name="T409">application</text:span><text:span text:style-name="T412">s</text:span> from<text:span text:style-name="T201"><draw:frame draw:style-name="fr1" draw:name="Objet416" text:anchor-type="as-char" svg:width="0.499cm" svg:height="0.467cm" draw:z-index="129"><draw:object xlink:href="./Object 416" xlink:type="simple" xlink:show="embed" xlink:actuate="onLoad"/><draw:image xlink:href="./ObjectReplacements/Object 416" xlink:type="simple" xlink:show="embed" xlink:actuate="onLoad"/><svg:desc>formule</svg:desc></draw:frame></text:span><text:span text:style-name="T201">to</text:span><text:span text:style-name="T201"><draw:frame draw:style-name="fr1" draw:name="Objet417" text:anchor-type="as-char" svg:width="0.506cm" svg:height="0.467cm" draw:z-index="130"><draw:object xlink:href="./Object 417" xlink:type="simple" xlink:show="embed" xlink:actuate="onLoad"/><draw:image xlink:href="./ObjectReplacements/Object 417" xlink:type="simple" xlink:show="embed" xlink:actuate="onLoad"/><svg:desc>formule</svg:desc></draw:frame></text:span>.</text:p>
      <text:p text:style-name="Text_20_body">The notation<draw:frame draw:style-name="fr1" draw:name="Objet419" text:anchor-type="as-char" svg:width="1.94cm" svg:height="0.506cm" draw:z-index="131"><draw:object xlink:href="./Object 419" xlink:type="simple" xlink:show="embed" xlink:actuate="onLoad"/><draw:image xlink:href="./ObjectReplacements/Object 419" xlink:type="simple" xlink:show="embed" xlink:actuate="onLoad"/><svg:desc>formule</svg:desc></draw:frame>means the set of linear application<text:span text:style-name="T412">s </text:span><text:span text:style-name="T271">from</text:span><text:span text:style-name="T201"><draw:frame draw:style-name="fr1" draw:name="Objet420" text:anchor-type="as-char" svg:width="0.499cm" svg:height="0.467cm" draw:z-index="132"><draw:object xlink:href="./Object 420" xlink:type="simple" xlink:show="embed" xlink:actuate="onLoad"/><draw:image xlink:href="./ObjectReplacements/Object 420" xlink:type="simple" xlink:show="embed" xlink:actuate="onLoad"/><svg:desc>formule</svg:desc></draw:frame></text:span><text:span text:style-name="T201">to</text:span><text:span text:style-name="T201"><draw:frame draw:style-name="fr1" draw:name="Objet421" text:anchor-type="as-char" svg:width="0.506cm" svg:height="0.467cm" draw:z-index="133"><draw:object xlink:href="./Object 421" xlink:type="simple" xlink:show="embed" xlink:actuate="onLoad"/><draw:image xlink:href="./ObjectReplacements/Object 421" xlink:type="simple" xlink:show="embed" xlink:actuate="onLoad"/><svg:desc>formule</svg:desc></draw:frame></text:span><text:span text:style-name="T201">. </text:span></text:p>
      <text:p text:style-name="Text_20_body"/>
      <text:p text:style-name="P200"><text:span text:style-name="T17">Definition –</text:span><text:span text:style-name="T419"> </text:span>Let<draw:frame draw:style-name="fr1" draw:name="Objet428" text:anchor-type="as-char" svg:width="1.341cm" svg:height="0.527cm" draw:z-index="134"><draw:object xlink:href="./Object 428" xlink:type="simple" xlink:show="embed" xlink:actuate="onLoad"/><draw:image xlink:href="./ObjectReplacements/Object 428" xlink:type="simple" xlink:show="embed" xlink:actuate="onLoad"/><svg:desc>formule</svg:desc></draw:frame><text:span text:style-name="T410">and</text:span><text:span text:style-name="T410"><draw:frame draw:style-name="fr1" draw:name="Objet429" text:anchor-type="as-char" svg:width="1.402cm" svg:height="0.527cm" draw:z-index="135"><draw:object xlink:href="./Object 429" xlink:type="simple" xlink:show="embed" xlink:actuate="onLoad"/><draw:image xlink:href="./ObjectReplacements/Object 429" xlink:type="simple" xlink:show="embed" xlink:actuate="onLoad"/><svg:desc>formule</svg:desc></draw:frame></text:span><text:span text:style-name="T408">. </text:span><text:span text:style-name="T420">Let</text:span><text:span text:style-name="T420"><draw:frame draw:style-name="fr1" draw:name="Objet426" text:anchor-type="as-char" svg:width="1.79cm" svg:height="0.508cm" draw:z-index="136"><draw:object xlink:href="./Object 426" xlink:type="simple" xlink:show="embed" xlink:actuate="onLoad"/><draw:image xlink:href="./ObjectReplacements/Object 426" xlink:type="simple" xlink:show="embed" xlink:actuate="onLoad"/><svg:desc>formule</svg:desc></draw:frame></text:span><text:span text:style-name="T420">. </text:span>Then<draw:frame draw:style-name="fr1" draw:name="Objet432" text:anchor-type="as-char" svg:width="0.404cm" svg:height="0.467cm" draw:z-index="137"><draw:object xlink:href="./Object 432" xlink:type="simple" xlink:show="embed" xlink:actuate="onLoad"/><draw:image xlink:href="./ObjectReplacements/Object 432" xlink:type="simple" xlink:show="embed" xlink:actuate="onLoad"/><svg:desc>formule</svg:desc></draw:frame><text:span text:style-name="T421">differentiable </text:span><text:span text:style-name="T422">on</text:span><text:span text:style-name="T422"><draw:frame draw:style-name="fr1" draw:name="Objet433" text:anchor-type="as-char" svg:width="0.499cm" svg:height="0.467cm" draw:z-index="138"><draw:object xlink:href="./Object 433" xlink:type="simple" xlink:show="embed" xlink:actuate="onLoad"/><draw:image xlink:href="./ObjectReplacements/Object 433" xlink:type="simple" xlink:show="embed" xlink:actuate="onLoad"/><svg:desc>formule</svg:desc></draw:frame></text:span>is equivalent to</text:p>
      <text:p text:style-name="P173"><draw:frame draw:style-name="fr1" draw:name="Objet434" text:anchor-type="as-char" svg:width="1.49cm" svg:height="0.748cm" draw:z-index="334"><draw:object xlink:href="./Object 434" xlink:type="simple" xlink:show="embed" xlink:actuate="onLoad"/><draw:image xlink:href="./ObjectReplacements/Object 434" xlink:type="simple" xlink:show="embed" xlink:actuate="onLoad"/><svg:desc>formule</svg:desc></draw:frame>,<draw:frame draw:style-name="fr1" draw:name="Objet435" text:anchor-type="as-char" svg:width="6.489cm" svg:height="1.722cm" draw:z-index="337"><draw:object xlink:href="./Object 435" xlink:type="simple" xlink:show="embed" xlink:actuate="onLoad"/><draw:image xlink:href="./ObjectReplacements/Object 435" xlink:type="simple" xlink:show="embed" xlink:actuate="onLoad"/><svg:desc>formule</svg:desc></draw:frame>,</text:p>
      <text:p text:style-name="P173"><draw:frame draw:style-name="fr1" draw:name="Objet438" text:anchor-type="as-char" svg:width="1.676cm" svg:height="0.527cm" draw:z-index="345"><draw:object xlink:href="./Object 438" xlink:type="simple" xlink:show="embed" xlink:actuate="onLoad"/><draw:image xlink:href="./ObjectReplacements/Object 438" xlink:type="simple" xlink:show="embed" xlink:actuate="onLoad"/><svg:desc>formule</svg:desc></draw:frame>,<draw:frame draw:style-name="fr1" draw:name="Objet436" text:anchor-type="as-char" svg:width="5.846cm" svg:height="0.998cm" draw:z-index="338"><draw:object xlink:href="./Object 436" xlink:type="simple" xlink:show="embed" xlink:actuate="onLoad"/><draw:image xlink:href="./ObjectReplacements/Object 436" xlink:type="simple" xlink:show="embed" xlink:actuate="onLoad"/><svg:desc>formule</svg:desc></draw:frame></text:p>
      <text:p text:style-name="P200"/>
      <text:p text:style-name="Text_20_body"><draw:frame draw:style-name="fr1" draw:name="Objet442" text:anchor-type="as-char" svg:width="1.335cm" svg:height="0.998cm" draw:z-index="349"><draw:object xlink:href="./Object 442" xlink:type="simple" xlink:show="embed" xlink:actuate="onLoad"/><draw:image xlink:href="./ObjectReplacements/Object 442" xlink:type="simple" xlink:show="embed" xlink:actuate="onLoad"/><svg:desc>formule</svg:desc></draw:frame><text:span text:style-name="T440">is named differential </text:span><text:span text:style-name="T441">on</text:span><text:span text:style-name="T441"><draw:frame draw:style-name="fr2" draw:name="Objet444" text:anchor-type="as-char" svg:width="0.425cm" svg:height="0.467cm" draw:z-index="351"><draw:object xlink:href="./Object 444" xlink:type="simple" xlink:show="embed" xlink:actuate="onLoad"/><draw:image xlink:href="./ObjectReplacements/Object 444" xlink:type="simple" xlink:show="embed" xlink:actuate="onLoad"/></draw:frame></text:span><text:span text:style-name="T440">of</text:span><text:span text:style-name="T440"><draw:frame draw:style-name="fr1" draw:name="Objet443" text:anchor-type="as-char" svg:width="0.404cm" svg:height="0.467cm" draw:z-index="350"><draw:object xlink:href="./Object 443" xlink:type="simple" xlink:show="embed" xlink:actuate="onLoad"/><draw:image xlink:href="./ObjectReplacements/Object 443" xlink:type="simple" xlink:show="embed" xlink:actuate="onLoad"/><svg:desc>formule</svg:desc></draw:frame></text:span><text:span text:style-name="T440">.</text:span></text:p>
      <text:p text:style-name="Text_20_body">The notation<draw:frame draw:style-name="fr1" draw:name="Objet378" text:anchor-type="as-char" svg:width="1.695cm" svg:height="0.506cm" draw:z-index="139"><draw:object xlink:href="./Object 379" xlink:type="simple" xlink:show="embed" xlink:actuate="onLoad"/><draw:image xlink:href="./ObjectReplacements/Object 379" xlink:type="simple" xlink:show="embed" xlink:actuate="onLoad"/><svg:desc>formule</svg:desc></draw:frame>means the <text:span text:style-name="T130">set of </text:span><text:span text:style-name="T411">differentiable</text:span> <text:span text:style-name="T409">application</text:span><text:span text:style-name="T412">s</text:span> from<text:span text:style-name="T201"><draw:frame draw:style-name="fr1" draw:name="Objet379" text:anchor-type="as-char" svg:width="0.499cm" svg:height="0.467cm" draw:z-index="141"><draw:object xlink:href="./Object 409" xlink:type="simple" xlink:show="embed" xlink:actuate="onLoad"/><draw:image xlink:href="./ObjectReplacements/Object 409" xlink:type="simple" xlink:show="embed" xlink:actuate="onLoad"/><svg:desc>formule</svg:desc></draw:frame></text:span><text:span text:style-name="T201">to</text:span><draw:frame draw:style-name="fr1" draw:name="Objet418" text:anchor-type="as-char" svg:width="0.506cm" svg:height="0.467cm" draw:z-index="403"><draw:object xlink:href="./Object 52" xlink:type="simple" xlink:show="embed" xlink:actuate="onLoad"/><draw:image xlink:href="./ObjectReplacements/Object 52" xlink:type="simple" xlink:show="embed" xlink:actuate="onLoad"/><svg:desc>formule</svg:desc></draw:frame>.</text:p>
      <text:p text:style-name="Text_20_body"/>
      <text:p text:style-name="P229"><text:span text:style-name="T9">Proposition –</text:span> <text:span text:style-name="T467">Let</text:span><draw:frame draw:style-name="fr1" draw:name="Objet111" text:anchor-type="as-char" svg:width="1.341cm" svg:height="0.527cm" draw:z-index="397"><draw:object xlink:href="./Object 114" xlink:type="simple" xlink:show="embed" xlink:actuate="onLoad"/><draw:image xlink:href="./ObjectReplacements/Object 114" xlink:type="simple" xlink:show="embed" xlink:actuate="onLoad"/><svg:desc>formule</svg:desc></draw:frame>, <text:span text:style-name="T410"><draw:frame draw:style-name="fr1" draw:name="Objet112" text:anchor-type="as-char" svg:width="1.402cm" svg:height="0.527cm" draw:z-index="400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468">and</text:span><draw:frame draw:style-name="fr2" draw:name="Objet107" text:anchor-type="as-char" svg:width="2.231cm" svg:height="0.506cm" draw:z-index="396"><draw:object xlink:href="./Object 112" xlink:type="simple" xlink:show="embed" xlink:actuate="onLoad"/><draw:image xlink:href="./ObjectReplacements/Object 112" xlink:type="simple" xlink:show="embed" xlink:actuate="onLoad"/></draw:frame>. <text:span text:style-name="T469">Then the differential</text:span><text:span text:style-name="T469"><draw:frame draw:style-name="fr1" draw:name="Objet114" text:anchor-type="as-char" svg:width="1.335cm" svg:height="0.998cm" draw:z-index="402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469">is unique and</text:span><text:span text:style-name="T469"><draw:frame draw:style-name="fr1" draw:name="Objet113" text:anchor-type="as-char" svg:width="3.457cm" svg:height="0.506cm" draw:z-index="401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469">.</text:span></text:p>
      <text:p text:style-name="Text_20_body"/>
      <text:p text:style-name="P206"><text:span text:style-name="T196">Proof:</text:span> <text:span text:style-name="T447">Suppose</text:span><text:span text:style-name="T447"><draw:frame draw:style-name="fr2" draw:name="Objet58" text:anchor-type="as-char" svg:width="0.603cm" svg:height="0.452cm" draw:z-index="367"><draw:object xlink:href="./Object 61" xlink:type="simple" xlink:show="embed" xlink:actuate="onLoad"/><draw:image xlink:href="./ObjectReplacements/Object 61" xlink:type="simple" xlink:show="embed" xlink:actuate="onLoad"/></draw:frame></text:span><text:span text:style-name="T447">and</text:span><text:span text:style-name="T447"><draw:frame draw:style-name="fr2" draw:name="Objet59" text:anchor-type="as-char" svg:width="0.605cm" svg:height="0.452cm" draw:z-index="368"><draw:object xlink:href="./Object 62" xlink:type="simple" xlink:show="embed" xlink:actuate="onLoad"/><draw:image xlink:href="./ObjectReplacements/Object 62" xlink:type="simple" xlink:show="embed" xlink:actuate="onLoad"/></draw:frame></text:span><text:span text:style-name="T447">two differential of</text:span><text:span text:style-name="T447"><draw:frame draw:style-name="fr2" draw:name="Objet60" text:anchor-type="as-char" svg:width="0.404cm" svg:height="0.467cm" draw:z-index="369"><draw:object xlink:href="./Object 63" xlink:type="simple" xlink:show="embed" xlink:actuate="onLoad"/><draw:image xlink:href="./ObjectReplacements/Object 63" xlink:type="simple" xlink:show="embed" xlink:actuate="onLoad"/></draw:frame></text:span><text:span text:style-name="T447">on</text:span><text:span text:style-name="T447"><draw:frame draw:style-name="fr2" draw:name="Objet66" text:anchor-type="as-char" svg:width="0.425cm" svg:height="0.467cm" draw:z-index="370"><draw:object xlink:href="./Object 70" xlink:type="simple" xlink:show="embed" xlink:actuate="onLoad"/><draw:image xlink:href="./ObjectReplacements/Object 70" xlink:type="simple" xlink:show="embed" xlink:actuate="onLoad"/></draw:frame></text:span><text:span text:style-name="T448">. </text:span><text:span text:style-name="T449">Then</text:span></text:p>
      <text:p text:style-name="P207"><draw:frame draw:style-name="fr1" draw:name="Objet67" text:anchor-type="as-char" svg:width="1.676cm" svg:height="0.527cm" draw:z-index="371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69" text:anchor-type="as-char" svg:width="4.916cm" svg:height="0.757cm" draw:z-index="372"><draw:object xlink:href="./Object 72" xlink:type="simple" xlink:show="embed" xlink:actuate="onLoad"/><draw:image xlink:href="./ObjectReplacements/Object 72" xlink:type="simple" xlink:show="embed" xlink:actuate="onLoad"/><svg:desc>formule</svg:desc></draw:frame></text:p>
      <text:p text:style-name="P208"><text:span text:style-name="T452">so</text:span><draw:frame draw:style-name="fr2" draw:name="Objet72" text:anchor-type="as-char" svg:width="1.369cm" svg:height="0.467cm" draw:z-index="374"><draw:object xlink:href="./Object 75" xlink:type="simple" xlink:show="embed" xlink:actuate="onLoad"/><draw:image xlink:href="./ObjectReplacements/Object 75" xlink:type="simple" xlink:show="embed" xlink:actuate="onLoad"/></draw:frame>,<draw:frame draw:style-name="fr2" draw:name="Objet73" text:anchor-type="as-char" svg:width="1.282cm" svg:height="0.483cm" draw:z-index="375"><draw:object xlink:href="./Object 76" xlink:type="simple" xlink:show="embed" xlink:actuate="onLoad"/><draw:image xlink:href="./ObjectReplacements/Object 76" xlink:type="simple" xlink:show="embed" xlink:actuate="onLoad"/></draw:frame>,<draw:frame draw:style-name="fr1" draw:name="Objet74" text:anchor-type="as-char" svg:width="1.676cm" svg:height="0.527cm" draw:z-index="376"><draw:object xlink:href="./Object 80" xlink:type="simple" xlink:show="embed" xlink:actuate="onLoad"/><draw:image xlink:href="./ObjectReplacements/Object 80" xlink:type="simple" xlink:show="embed" xlink:actuate="onLoad"/><svg:desc>formule</svg:desc></draw:frame>,<text:span text:style-name="T450"><draw:frame draw:style-name="fr1" draw:name="Objet70" text:anchor-type="as-char" svg:width="6.892cm" svg:height="0.54cm" draw:z-index="373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p>
      <text:p text:style-name="P208"><draw:frame draw:style-name="fr2" draw:name="Objet71" text:anchor-type="as-char" svg:width="3.852cm" svg:height="0.591cm" draw:z-index="377"><draw:object xlink:href="./Object 74" xlink:type="simple" xlink:show="embed" xlink:actuate="onLoad"/><draw:image xlink:href="./ObjectReplacements/Object 74" xlink:type="simple" xlink:show="embed" xlink:actuate="onLoad"/><svg:desc>formule</svg:desc></draw:frame></text:p>
      <text:p text:style-name="P209">so<text:span text:style-name="T451"><draw:frame draw:style-name="fr2" draw:name="Objet75" text:anchor-type="as-char" svg:width="1.369cm" svg:height="0.467cm" draw:z-index="378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51">,</text:span><text:span text:style-name="T451"><draw:frame draw:style-name="fr1" draw:name="Objet82" text:anchor-type="as-char" svg:width="1.676cm" svg:height="0.527cm" draw:z-index="379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451">,</text:span><text:span text:style-name="T450"><draw:frame draw:style-name="fr1" draw:name="Objet83" text:anchor-type="as-char" svg:width="5.105cm" svg:height="0.54cm" draw:z-index="380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p>
      <text:p text:style-name="P219"><text:soft-page-break/><text:span text:style-name="T453">Then Squeeze theorem </text:span><text:span text:style-name="T462">with</text:span><text:span text:style-name="T454"><draw:frame draw:style-name="fr2" draw:name="Objet84" text:anchor-type="as-char" svg:width="1.06cm" svg:height="0.467cm" draw:z-index="381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453">gives </text:span><text:span text:style-name="T455">the </text:span><text:span text:style-name="T456">differential</text:span><text:span text:style-name="T455"> </text:span><text:span text:style-name="T456">uniqueness</text:span></text:p>
      <text:p text:style-name="P210"><draw:frame draw:style-name="fr1" draw:name="Objet80" text:anchor-type="as-char" svg:width="1.676cm" svg:height="0.527cm" draw:z-index="382"><draw:object xlink:href="./Object 83" xlink:type="simple" xlink:show="embed" xlink:actuate="onLoad"/><draw:image xlink:href="./ObjectReplacements/Object 83" xlink:type="simple" xlink:show="embed" xlink:actuate="onLoad"/><svg:desc>formule</svg:desc></draw:frame>,<draw:frame draw:style-name="fr1" draw:name="Objet85" text:anchor-type="as-char" svg:width="2.475cm" svg:height="0.54cm" draw:z-index="383"><draw:object xlink:href="./Object 87" xlink:type="simple" xlink:show="embed" xlink:actuate="onLoad"/><draw:image xlink:href="./ObjectReplacements/Object 87" xlink:type="simple" xlink:show="embed" xlink:actuate="onLoad"/><svg:desc>formule</svg:desc></draw:frame></text:p>
      <text:p text:style-name="P206"/>
      <text:p text:style-name="P211"><text:span text:style-name="T459">Let</text:span><draw:frame draw:style-name="fr1" draw:name="Objet89" text:anchor-type="as-char" svg:width="1.057cm" svg:height="0.748cm" draw:z-index="387"><draw:object xlink:href="./Object 91" xlink:type="simple" xlink:show="embed" xlink:actuate="onLoad"/><draw:image xlink:href="./ObjectReplacements/Object 91" xlink:type="simple" xlink:show="embed" xlink:actuate="onLoad"/><svg:desc>formule</svg:desc></draw:frame>. <text:span text:style-name="T460">Then</text:span></text:p>
      <text:p text:style-name="P212"><draw:frame draw:style-name="fr1" draw:name="Objet86" text:anchor-type="as-char" svg:width="3.824cm" svg:height="0.998cm" draw:z-index="384"><draw:object xlink:href="./Object 88" xlink:type="simple" xlink:show="embed" xlink:actuate="onLoad"/><draw:image xlink:href="./ObjectReplacements/Object 88" xlink:type="simple" xlink:show="embed" xlink:actuate="onLoad"/><svg:desc>formule</svg:desc></draw:frame></text:p>
      <text:p text:style-name="P212"><text:span text:style-name="T457">so</text:span><text:span text:style-name="T457"><draw:frame draw:style-name="fr1" draw:name="Objet88" text:anchor-type="as-char" svg:width="3.505cm" svg:height="0.998cm" draw:z-index="386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458">and</text:span><text:span text:style-name="T458"><draw:frame draw:style-name="fr1" draw:name="Objet87" text:anchor-type="as-char" svg:width="2.531cm" svg:height="1.095cm" draw:z-index="385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214"/>
      <text:p text:style-name="P215"><text:span text:style-name="T461">Then</text:span><draw:frame draw:style-name="fr1" draw:name="Objet91" text:anchor-type="as-char" svg:width="0.404cm" svg:height="0.467cm" draw:z-index="389"><draw:object xlink:href="./Object 100" xlink:type="simple" xlink:show="embed" xlink:actuate="onLoad"/><draw:image xlink:href="./ObjectReplacements/Object 100" xlink:type="simple" xlink:show="embed" xlink:actuate="onLoad"/><svg:desc>formule</svg:desc></draw:frame><text:span text:style-name="T421">differentiable </text:span>definition <text:span text:style-name="T461">gives the continuity</text:span></text:p>
      <text:p text:style-name="P216"><draw:frame draw:style-name="fr1" draw:name="Objet90" text:anchor-type="as-char" svg:width="7.19cm" svg:height="0.998cm" draw:z-index="388"><draw:object xlink:href="./Object 92" xlink:type="simple" xlink:show="embed" xlink:actuate="onLoad"/><draw:image xlink:href="./ObjectReplacements/Object 92" xlink:type="simple" xlink:show="embed" xlink:actuate="onLoad"/><svg:desc>formule</svg:desc></draw:frame></text:p>
      <text:p text:style-name="Text_20_body"/>
      <text:p text:style-name="Text_20_body"><text:span text:style-name="T18">Definition</text:span><text:span text:style-name="T9"> </text:span><text:span text:style-name="T19">&amp; Proposition </text:span><text:span text:style-name="T9">–</text:span> <text:span text:style-name="T271">Let</text:span><text:span text:style-name="T271"><draw:frame draw:style-name="fr1" draw:name="Objet423" text:anchor-type="as-char" svg:width="1.341cm" svg:height="0.527cm" draw:z-index="142"><draw:object xlink:href="./Object 423" xlink:type="simple" xlink:show="embed" xlink:actuate="onLoad"/><draw:image xlink:href="./ObjectReplacements/Object 423" xlink:type="simple" xlink:show="embed" xlink:actuate="onLoad"/><svg:desc>formule</svg:desc></draw:frame></text:span><text:span text:style-name="T271">, </text:span><text:span text:style-name="T410"><draw:frame draw:style-name="fr1" draw:name="Objet424" text:anchor-type="as-char" svg:width="1.402cm" svg:height="0.527cm" draw:z-index="143"><draw:object xlink:href="./Object 424" xlink:type="simple" xlink:show="embed" xlink:actuate="onLoad"/><draw:image xlink:href="./ObjectReplacements/Object 424" xlink:type="simple" xlink:show="embed" xlink:actuate="onLoad"/><svg:desc>formule</svg:desc></draw:frame></text:span><text:span text:style-name="T387">and</text:span><text:span text:style-name="T387"><draw:frame draw:style-name="fr1" draw:name="Objet425" text:anchor-type="as-char" svg:width="4.695cm" svg:height="0.589cm" draw:z-index="144"><draw:object xlink:href="./Object 425" xlink:type="simple" xlink:show="embed" xlink:actuate="onLoad"/><draw:image xlink:href="./ObjectReplacements/Object 425" xlink:type="simple" xlink:show="embed" xlink:actuate="onLoad"/><svg:desc>formule</svg:desc></draw:frame></text:span><text:span text:style-name="T387">. </text:span><text:span text:style-name="T388">Then</text:span><text:span text:style-name="T388"><draw:frame draw:style-name="fr1" draw:name="Objet439" text:anchor-type="as-char" svg:width="0.48cm" svg:height="0.531cm" draw:z-index="346"><draw:object xlink:href="./Object 439" xlink:type="simple" xlink:show="embed" xlink:actuate="onLoad"/><draw:image xlink:href="./ObjectReplacements/Object 439" xlink:type="simple" xlink:show="embed" xlink:actuate="onLoad"/><svg:desc>formule</svg:desc></draw:frame></text:span><text:span text:style-name="T438">is differentiable on</text:span><text:span text:style-name="T438"><draw:frame draw:style-name="fr1" draw:name="Objet440" text:anchor-type="as-char" svg:width="0.499cm" svg:height="0.467cm" draw:z-index="347"><draw:object xlink:href="./Object 440" xlink:type="simple" xlink:show="embed" xlink:actuate="onLoad"/><draw:image xlink:href="./ObjectReplacements/Object 440" xlink:type="simple" xlink:show="embed" xlink:actuate="onLoad"/><svg:desc>formule</svg:desc></draw:frame></text:span><text:span text:style-name="T439">for all</text:span><text:span text:style-name="T439"><draw:frame draw:style-name="fr1" draw:name="Objet441" text:anchor-type="as-char" svg:width="1.718cm" svg:height="0.482cm" draw:z-index="348"><draw:object xlink:href="./Object 441" xlink:type="simple" xlink:show="embed" xlink:actuate="onLoad"/><draw:image xlink:href="./ObjectReplacements/Object 441" xlink:type="simple" xlink:show="embed" xlink:actuate="onLoad"/><svg:desc>formule</svg:desc></draw:frame></text:span><text:span text:style-name="T437">and </text:span><text:span text:style-name="T390">its</text:span><text:span text:style-name="T388"> </text:span><text:span text:style-name="T389">J</text:span><text:span text:style-name="T388">acobian matrix is </text:span><text:span text:style-name="T414">noted</text:span><text:span text:style-name="T388"> as </text:span><text:span text:style-name="T396">the application</text:span></text:p>
      <text:p text:style-name="P173"><draw:frame draw:style-name="fr1" draw:name="Objet427" text:anchor-type="as-char" svg:width="10.201cm" svg:height="4.172cm" draw:z-index="145"><draw:object xlink:href="./Object 427" xlink:type="simple" xlink:show="embed" xlink:actuate="onLoad"/><draw:image xlink:href="./ObjectReplacements/Object 427" xlink:type="simple" xlink:show="embed" xlink:actuate="onLoad"/><svg:desc>formule</svg:desc></draw:frame></text:p>
      <text:p text:style-name="Text_20_body"/>
      <text:p text:style-name="P202"><text:span text:style-name="T392"><draw:frame draw:style-name="fr1" draw:name="Objet430" text:anchor-type="as-char" svg:width="1.639cm" svg:height="0.547cm" draw:z-index="146"><draw:object xlink:href="./Object 430" xlink:type="simple" xlink:show="embed" xlink:actuate="onLoad"/><draw:image xlink:href="./ObjectReplacements/Object 430" xlink:type="simple" xlink:show="embed" xlink:actuate="onLoad"/><svg:desc>formule</svg:desc></draw:frame></text:span><text:span text:style-name="T392">means </text:span><text:span text:style-name="T393">the matrices</text:span><text:span text:style-name="T393"><draw:frame draw:style-name="fr1" draw:name="Objet431" text:anchor-type="as-char" svg:width="6.74cm" svg:height="0.808cm" draw:z-index="147"><draw:object xlink:href="./Object 431" xlink:type="simple" xlink:show="embed" xlink:actuate="onLoad"/><draw:image xlink:href="./ObjectReplacements/Object 431" xlink:type="simple" xlink:show="embed" xlink:actuate="onLoad"/><svg:desc>formule</svg:desc></draw:frame></text:span><text:span text:style-name="T415">corresponding to </text:span><text:span text:style-name="T418">the</text:span><text:span text:style-name="T415"><draw:frame draw:style-name="fr1" draw:name="Objet422" text:anchor-type="as-char" svg:width="0.688cm" svg:height="0.527cm" draw:z-index="149"><draw:object xlink:href="./Object 422" xlink:type="simple" xlink:show="embed" xlink:actuate="onLoad"/><draw:image xlink:href="./ObjectReplacements/Object 422" xlink:type="simple" xlink:show="embed" xlink:actuate="onLoad"/><svg:desc>formule</svg:desc></draw:frame></text:span><text:span text:style-name="T415"> </text:span><text:span text:style-name="T416">stan</text:span><text:span text:style-name="T417">d</text:span><text:span text:style-name="T416">ard</text:span><text:span text:style-name="T415"> bas</text:span><text:span text:style-name="T416">is</text:span><text:span text:style-name="T393">.</text:span></text:p>
      <text:p text:style-name="P228">The Jacobian matrix <text:span text:style-name="T464">of</text:span><text:span text:style-name="T464"><draw:frame draw:style-name="fr2" draw:name="Objet100" text:anchor-type="as-char" svg:width="0.404cm" svg:height="0.467cm" draw:z-index="391"><draw:object xlink:href="./Object 102" xlink:type="simple" xlink:show="embed" xlink:actuate="onLoad"/><draw:image xlink:href="./ObjectReplacements/Object 102" xlink:type="simple" xlink:show="embed" xlink:actuate="onLoad"/></draw:frame></text:span><text:span text:style-name="T463">on</text:span><text:span text:style-name="T463"><draw:frame draw:style-name="fr1" draw:name="Objet92" text:anchor-type="as-char" svg:width="0.425cm" svg:height="0.467cm" draw:z-index="390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82">fixed </text:span>is also the canonical matrix <text:span text:style-name="T481">associated to</text:span> the differential <text:span text:style-name="T480">of</text:span><draw:frame draw:style-name="fr2" draw:name="Objet101" text:anchor-type="as-char" svg:width="0.404cm" svg:height="0.467cm" draw:z-index="392"><draw:object xlink:href="./Object 103" xlink:type="simple" xlink:show="embed" xlink:actuate="onLoad"/><draw:image xlink:href="./ObjectReplacements/Object 103" xlink:type="simple" xlink:show="embed" xlink:actuate="onLoad"/><svg:desc>formule</svg:desc></draw:frame><text:span text:style-name="T464">on</text:span><text:span text:style-name="T464"><draw:frame draw:style-name="fr1" draw:name="Objet102" text:anchor-type="as-char" svg:width="0.425cm" svg:height="0.467cm" draw:z-index="393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464">.</text:span></text:p>
      <text:p text:style-name="P202"><text:span text:style-name="T271"><draw:frame draw:style-name="fr1" draw:name="Objet43" text:anchor-type="as-char" svg:width="1.416cm" svg:height="1.062cm" draw:z-index="353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443">is named the partial derivative according the</text:span><text:span text:style-name="T443"><draw:frame draw:style-name="fr2" draw:name="Objet46" text:anchor-type="as-char" svg:width="0.526cm" svg:height="0.527cm" draw:z-index="354"><draw:object xlink:href="./Object 46" xlink:type="simple" xlink:show="embed" xlink:actuate="onLoad"/><draw:image xlink:href="./ObjectReplacements/Object 46" xlink:type="simple" xlink:show="embed" xlink:actuate="onLoad"/></draw:frame></text:span><text:span text:style-name="T443">variable.</text:span><text:span text:style-name="T271"><text:line-break/></text:span><text:span text:style-name="T442">The Jacobian is </text:span><text:span text:style-name="T394">also</text:span><text:span text:style-name="T442"> named Gradient when</text:span><text:span text:style-name="T442"><draw:frame draw:style-name="fr1" draw:name="Objet445" text:anchor-type="as-char" svg:width="1.078cm" svg:height="0.467cm" draw:z-index="352"><draw:object xlink:href="./Object 445" xlink:type="simple" xlink:show="embed" xlink:actuate="onLoad"/><draw:image xlink:href="./ObjectReplacements/Object 445" xlink:type="simple" xlink:show="embed" xlink:actuate="onLoad"/><svg:desc>formule</svg:desc></draw:frame></text:span><text:span text:style-name="T484">and will be noted as</text:span><text:span text:style-name="T484"><draw:frame draw:style-name="fr2" draw:name="Objet338" text:anchor-type="as-char" svg:width="1.436cm" svg:height="0.531cm" draw:z-index="426"><draw:object xlink:href="./Object 340" xlink:type="simple" xlink:show="embed" xlink:actuate="onLoad"/><draw:image xlink:href="./ObjectReplacements/Object 340" xlink:type="simple" xlink:show="embed" xlink:actuate="onLoad"/></draw:frame></text:span><text:span text:style-name="T442">.</text:span></text:p>
      <text:p text:style-name="Text_20_body"/>
      <text:p text:style-name="P206"><text:span text:style-name="T196">Proof:</text:span><text:span text:style-name="T143"> </text:span><text:span text:style-name="T465">Let</text:span><draw:frame draw:style-name="fr1" draw:name="Objet103" text:anchor-type="as-char" svg:width="4.695cm" svg:height="0.589cm" draw:z-index="394"><draw:object xlink:href="./Object 105" xlink:type="simple" xlink:show="embed" xlink:actuate="onLoad"/><draw:image xlink:href="./ObjectReplacements/Object 105" xlink:type="simple" xlink:show="embed" xlink:actuate="onLoad"/><svg:desc>formule</svg:desc></draw:frame>. <text:span text:style-name="T466">Then</text:span></text:p>
      <text:p text:style-name="P217"><text:soft-page-break/><draw:frame draw:style-name="fr2" draw:name="Objet104" text:anchor-type="as-char" svg:width="2.15cm" svg:height="0.482cm" draw:z-index="395"><draw:object xlink:href="./Object 106" xlink:type="simple" xlink:show="embed" xlink:actuate="onLoad"/><draw:image xlink:href="./ObjectReplacements/Object 106" xlink:type="simple" xlink:show="embed" xlink:actuate="onLoad"/></draw:frame>,<draw:frame draw:style-name="fr1" draw:name="Objet105" text:anchor-type="as-char" svg:width="1.676cm" svg:height="0.527cm" draw:z-index="398"><draw:object xlink:href="./Object 53" xlink:type="simple" xlink:show="embed" xlink:actuate="onLoad"/><draw:image xlink:href="./ObjectReplacements/Object 53" xlink:type="simple" xlink:show="embed" xlink:actuate="onLoad"/><svg:desc>formule</svg:desc></draw:frame>,</text:p>
      <text:p text:style-name="P217"><draw:frame draw:style-name="fr1" draw:name="Objet106" text:anchor-type="as-char" svg:width="6.833cm" svg:height="2.671cm" draw:z-index="399"><draw:object xlink:href="./Object 111" xlink:type="simple" xlink:show="embed" xlink:actuate="onLoad"/><draw:image xlink:href="./ObjectReplacements/Object 111" xlink:type="simple" xlink:show="embed" xlink:actuate="onLoad"/><svg:desc>formule</svg:desc></draw:frame></text:p>
      <text:p text:style-name="P218">with<draw:frame draw:style-name="fr2" draw:name="Objet52" text:anchor-type="as-char" svg:width="2.15cm" svg:height="0.482cm" draw:z-index="404"><draw:object xlink:href="./Object 107" xlink:type="simple" xlink:show="embed" xlink:actuate="onLoad"/><draw:image xlink:href="./ObjectReplacements/Object 107" xlink:type="simple" xlink:show="embed" xlink:actuate="onLoad"/><svg:desc>formule</svg:desc></draw:frame>,<draw:frame draw:style-name="fr1" draw:name="Objet115" text:anchor-type="as-char" svg:width="5.263cm" svg:height="1.062cm" draw:z-index="405"><draw:object xlink:href="./Object 118" xlink:type="simple" xlink:show="embed" xlink:actuate="onLoad"/><draw:image xlink:href="./ObjectReplacements/Object 118" xlink:type="simple" xlink:show="embed" xlink:actuate="onLoad"/><svg:desc>formule</svg:desc></draw:frame></text:p>
      <text:p text:style-name="Text_20_body"/>
      <text:p text:style-name="P204"><text:span text:style-name="T14">Notation</text:span><text:span text:style-name="T9"> –</text:span> <text:span text:style-name="T271">Let</text:span><text:span text:style-name="T271"><draw:frame draw:style-name="fr1" draw:name="Objet53" text:anchor-type="as-char" svg:width="1.341cm" svg:height="0.527cm" draw:z-index="359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71">,</text:span><text:span text:style-name="T410"><draw:frame draw:style-name="fr1" draw:name="Objet54" text:anchor-type="as-char" svg:width="1.402cm" svg:height="0.527cm" draw:z-index="360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10">,</text:span><text:span text:style-name="T410"><draw:frame draw:style-name="fr1" draw:name="Objet55" text:anchor-type="as-char" svg:width="1.385cm" svg:height="0.527cm" draw:z-index="361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410">,</text:span><text:span text:style-name="T332"><draw:frame draw:style-name="fr1" draw:name="Objet302" text:anchor-type="as-char" svg:width="1.79cm" svg:height="0.508cm" draw:z-index="154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32">and</text:span><text:span text:style-name="T332"><draw:frame draw:style-name="fr1" draw:name="Objet303" text:anchor-type="as-char" svg:width="1.847cm" svg:height="0.508cm" draw:z-index="155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32">. Then the notation</text:span><text:span text:style-name="T332"><draw:frame draw:style-name="fr1" draw:name="Objet304" text:anchor-type="as-char" svg:width="0.894cm" svg:height="0.467cm" draw:z-index="156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33">means the application</text:span><text:span text:style-name="T333"><draw:frame draw:style-name="fr1" draw:name="Objet305" text:anchor-type="as-char" svg:width="3.468cm" svg:height="1.175cm" draw:z-index="158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33">.</text:span></text:p>
      <text:p text:style-name="Text_20_body"/>
      <text:p text:style-name="Text_20_body"><text:span text:style-name="T325">Let</text:span><text:span text:style-name="T325"><draw:frame draw:style-name="fr1" draw:name="Objet296" text:anchor-type="as-char" svg:width="1.635cm" svg:height="0.547cm" draw:z-index="159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26">with</text:span><text:span text:style-name="T326"><draw:frame draw:style-name="fr1" draw:name="Objet297" text:anchor-type="as-char" svg:width="2.311cm" svg:height="0.572cm" draw:z-index="160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27">for</text:span><text:span text:style-name="T327"><draw:frame draw:style-name="fr1" draw:name="Objet298" text:anchor-type="as-char" svg:width="1.625cm" svg:height="0.482cm" draw:z-index="161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27">. </text:span><text:span text:style-name="T328">Then the notation</text:span><text:span text:style-name="T328"><draw:frame draw:style-name="fr1" draw:name="Objet299" text:anchor-type="as-char" svg:width="0.981cm" svg:height="0.727cm" draw:z-index="162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31">means the application</text:span><text:span text:style-name="T331"><draw:frame draw:style-name="fr1" draw:name="Objet301" text:anchor-type="as-char" svg:width="5.861cm" svg:height="1.281cm" draw:z-index="163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31">.</text:span></text:p>
      <text:p text:style-name="Text_20_body"/>
      <text:p text:style-name="P205"><text:span text:style-name="T9">Theorem –</text:span> <text:span text:style-name="T271">Let</text:span><text:span text:style-name="T271"><draw:frame draw:style-name="fr1" draw:name="Objet61" text:anchor-type="as-char" svg:width="1.341cm" svg:height="0.527cm" draw:z-index="362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271">,</text:span><text:span text:style-name="T410"><draw:frame draw:style-name="fr1" draw:name="Objet62" text:anchor-type="as-char" svg:width="1.402cm" svg:height="0.527cm" draw:z-index="363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10">,</text:span><text:span text:style-name="T410"><draw:frame draw:style-name="fr1" draw:name="Objet63" text:anchor-type="as-char" svg:width="1.385cm" svg:height="0.527cm" draw:z-index="364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410">,</text:span><text:span text:style-name="T332"><draw:frame draw:style-name="fr1" draw:name="Objet64" text:anchor-type="as-char" svg:width="2.231cm" svg:height="0.506cm" draw:z-index="365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332">and</text:span><text:span text:style-name="T332"><draw:frame draw:style-name="fr1" draw:name="Objet65" text:anchor-type="as-char" svg:width="2.288cm" svg:height="0.506cm" draw:z-index="366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332">.</text:span><text:span text:style-name="T275"> </text:span><text:span text:style-name="T276">Then</text:span><text:span text:style-name="T276"><draw:frame draw:style-name="fr1" draw:name="Objet232" text:anchor-type="as-char" svg:width="2.734cm" svg:height="0.506cm" draw:z-index="173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445">and </text:span><text:span text:style-name="T277">its Jacobian is</text:span></text:p>
      <text:p text:style-name="P173"><draw:frame draw:style-name="fr1" draw:name="Objet237" text:anchor-type="as-char" svg:width="4.83cm" svg:height="1.545cm" draw:z-index="174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Text_20_body"/>
      <text:p text:style-name="P220"><text:span text:style-name="T199">Proof:</text:span><text:span text:style-name="T395"> </text:span><text:span text:style-name="T271">Let</text:span><text:span text:style-name="T271"><draw:frame draw:style-name="fr1" draw:name="Objet116" text:anchor-type="as-char" svg:width="1.341cm" svg:height="0.527cm" draw:z-index="406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271">,</text:span><text:span text:style-name="T410"><draw:frame draw:style-name="fr1" draw:name="Objet117" text:anchor-type="as-char" svg:width="1.402cm" svg:height="0.527cm" draw:z-index="407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410">,</text:span><text:span text:style-name="T410"><draw:frame draw:style-name="fr1" draw:name="Objet118" text:anchor-type="as-char" svg:width="1.385cm" svg:height="0.527cm" draw:z-index="408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410">,</text:span><text:span text:style-name="T332"><draw:frame draw:style-name="fr1" draw:name="Objet119" text:anchor-type="as-char" svg:width="2.231cm" svg:height="0.506cm" draw:z-index="409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479">and</text:span><text:span text:style-name="T332"><draw:frame draw:style-name="fr1" draw:name="Objet120" text:anchor-type="as-char" svg:width="2.288cm" svg:height="0.506cm" draw:z-index="410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332">. </text:span><text:span text:style-name="T479">Let</text:span><text:span text:style-name="T471"><draw:frame draw:style-name="fr1" draw:name="Objet121" text:anchor-type="as-char" svg:width="1.057cm" svg:height="0.748cm" draw:z-index="411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471">. </text:span><text:span text:style-name="T473">T</text:span><text:span text:style-name="T472">hen</text:span></text:p>
      <text:p text:style-name="P221"><draw:frame draw:style-name="fr2" draw:name="Objet123" text:anchor-type="as-char" svg:width="1.676cm" svg:height="0.527cm" draw:z-index="413"><draw:object xlink:href="./Object 170" xlink:type="simple" xlink:show="embed" xlink:actuate="onLoad"/><draw:image xlink:href="./ObjectReplacements/Object 170" xlink:type="simple" xlink:show="embed" xlink:actuate="onLoad"/></draw:frame>,</text:p>
      <text:p text:style-name="P213"><text:span text:style-name="T474"><draw:frame draw:style-name="fr1" draw:name="Objet122" text:anchor-type="as-char" svg:width="13.968cm" svg:height="2.561cm" draw:z-index="412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p>
      <text:p text:style-name="P223"><text:span text:style-name="T475">Then</text:span><text:span text:style-name="T475"><draw:frame draw:style-name="fr1" draw:name="Objet124" text:anchor-type="as-char" svg:width="3.889cm" svg:height="0.998cm" draw:z-index="414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475">,</text:span><text:span text:style-name="T457"><draw:frame draw:style-name="fr1" draw:name="Objet125" text:anchor-type="as-char" svg:width="3.57cm" svg:height="0.998cm" draw:z-index="415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457">,</text:span><text:span text:style-name="T458"><draw:frame draw:style-name="fr1" draw:name="Objet227" text:anchor-type="as-char" svg:width="2.549cm" svg:height="1.095cm" draw:z-index="416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476">,</text:span><text:span text:style-name="T457"><draw:frame draw:style-name="fr1" draw:name="Objet229" text:anchor-type="as-char" svg:width="3.505cm" svg:height="0.998cm" draw:z-index="418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458">and</text:span><text:span text:style-name="T458"><draw:frame draw:style-name="fr1" draw:name="Objet230" text:anchor-type="as-char" svg:width="2.531cm" svg:height="1.095cm" draw:z-index="419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477">gives</text:span></text:p>
      <text:p text:style-name="P222"><text:soft-page-break/><draw:frame draw:style-name="fr2" draw:name="Objet231" text:anchor-type="as-char" svg:width="1.676cm" svg:height="0.527cm" draw:z-index="420"><draw:object xlink:href="./Object 234" xlink:type="simple" xlink:show="embed" xlink:actuate="onLoad"/><draw:image xlink:href="./ObjectReplacements/Object 234" xlink:type="simple" xlink:show="embed" xlink:actuate="onLoad"/><svg:desc>formule</svg:desc></draw:frame>,</text:p>
      <text:p text:style-name="P222"><text:span text:style-name="T477"><draw:frame draw:style-name="fr1" draw:name="Objet228" text:anchor-type="as-char" svg:width="8.662cm" svg:height="1.528cm" draw:z-index="417"><draw:object xlink:href="./Object 230" xlink:type="simple" xlink:show="embed" xlink:actuate="onLoad"/><draw:image xlink:href="./ObjectReplacements/Object 230" xlink:type="simple" xlink:show="embed" xlink:actuate="onLoad"/><svg:desc>formule</svg:desc></draw:frame></text:span></text:p>
      <text:p text:style-name="P224">It means<draw:frame draw:style-name="fr1" draw:name="Objet233" text:anchor-type="as-char" svg:width="2.734cm" svg:height="0.506cm" draw:z-index="421"><draw:object xlink:href="./Object 235" xlink:type="simple" xlink:show="embed" xlink:actuate="onLoad"/><draw:image xlink:href="./ObjectReplacements/Object 235" xlink:type="simple" xlink:show="embed" xlink:actuate="onLoad"/><svg:desc>formule</svg:desc></draw:frame>and<text:span text:style-name="T478"><draw:frame draw:style-name="fr1" draw:name="Objet235" text:anchor-type="as-char" svg:width="5.249cm" svg:height="0.998cm" draw:z-index="422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478">.</text:span></text:p>
      <text:p text:style-name="P225">It <text:span text:style-name="T483">also </text:span>gives <text:span text:style-name="T483">with canonical associated matrices</text:span></text:p>
      <text:p text:style-name="P226"><draw:frame draw:style-name="fr2" draw:name="Objet236" text:anchor-type="as-char" svg:width="1.676cm" svg:height="0.527cm" draw:z-index="424"><draw:object xlink:href="./Object 316" xlink:type="simple" xlink:show="embed" xlink:actuate="onLoad"/><draw:image xlink:href="./ObjectReplacements/Object 316" xlink:type="simple" xlink:show="embed" xlink:actuate="onLoad"/><svg:desc>formule</svg:desc></draw:frame>,<draw:frame draw:style-name="fr1" draw:name="Objet234" text:anchor-type="as-char" svg:width="9.931cm" svg:height="0.54cm" draw:z-index="423"><draw:object xlink:href="./Object 236" xlink:type="simple" xlink:show="embed" xlink:actuate="onLoad"/><draw:image xlink:href="./ObjectReplacements/Object 236" xlink:type="simple" xlink:show="embed" xlink:actuate="onLoad"/><svg:desc>formule</svg:desc></draw:frame></text:p>
      <text:p text:style-name="P227">so <draw:frame draw:style-name="fr1" draw:name="Objet238" text:anchor-type="as-char" svg:width="4.533cm" svg:height="0.54cm" draw:z-index="425"><draw:object xlink:href="./Object 339" xlink:type="simple" xlink:show="embed" xlink:actuate="onLoad"/><draw:image xlink:href="./ObjectReplacements/Object 339" xlink:type="simple" xlink:show="embed" xlink:actuate="onLoad"/><svg:desc>formule</svg:desc></draw:frame></text:p>
      <text:p text:style-name="Text_20_body"/>
      <text:h text:style-name="P193" text:outline-level="2"><text:span text:style-name="T359">1</text:span>.<text:span text:style-name="T364">3</text:span> – <text:span text:style-name="T363">Function </text:span><text:span text:style-name="T111">convexity and smoothness</text:span></text:h>
      <text:p text:style-name="P27"/>
      <text:p text:style-name="P195"><text:span text:style-name="T9">Definition –</text:span> <text:span text:style-name="T190">Let</text:span><text:span text:style-name="T190"><draw:frame draw:style-name="fr1" draw:name="Objet337" text:anchor-type="as-char" svg:width="1.341cm" svg:height="0.527cm" draw:z-index="427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195">convex</text:span><text:span text:style-name="T190">, </text:span><text:span text:style-name="T194"><draw:frame draw:style-name="fr1" draw:name="Objet372" text:anchor-type="as-char" svg:width="1.215cm" svg:height="0.467cm" draw:z-index="428"><draw:object xlink:href="./Object 372" xlink:type="simple" xlink:show="embed" xlink:actuate="onLoad"/><draw:image xlink:href="./ObjectReplacements/Object 372" xlink:type="simple" xlink:show="embed" xlink:actuate="onLoad"/><svg:desc>formule</svg:desc></draw:frame></text:span><text:span text:style-name="T348">and</text:span><text:span text:style-name="T271"><draw:frame draw:style-name="fr1" draw:name="Objet344" text:anchor-type="as-char" svg:width="2.159cm" svg:height="0.506cm" draw:z-index="175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271">. </text:span><text:span text:style-name="T351">Then</text:span><text:span text:style-name="T351"><draw:frame draw:style-name="fr1" draw:name="Objet345" text:anchor-type="as-char" svg:width="0.404cm" svg:height="0.467cm" draw:z-index="177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351">convex is equivalent to</text:span></text:p>
      <text:p text:style-name="P69"><draw:frame draw:style-name="fr1" draw:name="Objet347" text:anchor-type="as-char" svg:width="2.379cm" svg:height="0.557cm" draw:z-index="178"><draw:object xlink:href="./Object 347" xlink:type="simple" xlink:show="embed" xlink:actuate="onLoad"/><draw:image xlink:href="./ObjectReplacements/Object 347" xlink:type="simple" xlink:show="embed" xlink:actuate="onLoad"/><svg:desc>formule</svg:desc></draw:frame>,<draw:frame draw:style-name="fr1" draw:name="Objet348" text:anchor-type="as-char" svg:width="1.974cm" svg:height="0.482cm" draw:z-index="179"><draw:object xlink:href="./Object 348" xlink:type="simple" xlink:show="embed" xlink:actuate="onLoad"/><draw:image xlink:href="./ObjectReplacements/Object 348" xlink:type="simple" xlink:show="embed" xlink:actuate="onLoad"/><svg:desc>formule</svg:desc></draw:frame>,</text:p>
      <text:p text:style-name="P69"><draw:frame draw:style-name="fr1" draw:name="Objet349" text:anchor-type="as-char" svg:width="7.474cm" svg:height="0.506cm" draw:z-index="180"><draw:object xlink:href="./Object 349" xlink:type="simple" xlink:show="embed" xlink:actuate="onLoad"/><draw:image xlink:href="./ObjectReplacements/Object 349" xlink:type="simple" xlink:show="embed" xlink:actuate="onLoad"/><svg:desc>formule</svg:desc></draw:frame></text:p>
      <text:p text:style-name="P35"/>
      <text:p text:style-name="P196"><text:span text:style-name="T9">Proposition –</text:span> <text:span text:style-name="T485">L</text:span><text:span text:style-name="T190">et</text:span><text:span text:style-name="T190"><draw:frame draw:style-name="fr1" draw:name="Objet350" text:anchor-type="as-char" svg:width="1.341cm" svg:height="0.527cm" draw:z-index="429"><draw:object xlink:href="./Object 350" xlink:type="simple" xlink:show="embed" xlink:actuate="onLoad"/><draw:image xlink:href="./ObjectReplacements/Object 350" xlink:type="simple" xlink:show="embed" xlink:actuate="onLoad"/><svg:desc>formule</svg:desc></draw:frame></text:span><text:span text:style-name="T195">convex, </text:span><text:span text:style-name="T195"><draw:frame draw:style-name="fr1" draw:name="Objet351" text:anchor-type="as-char" svg:width="1.215cm" svg:height="0.467cm" draw:z-index="430"><draw:object xlink:href="./Object 351" xlink:type="simple" xlink:show="embed" xlink:actuate="onLoad"/><draw:image xlink:href="./ObjectReplacements/Object 351" xlink:type="simple" xlink:show="embed" xlink:actuate="onLoad"/><svg:desc>formule</svg:desc></draw:frame></text:span><text:span text:style-name="T348">and</text:span><text:span text:style-name="T271"><draw:frame draw:style-name="fr1" draw:name="Objet354" text:anchor-type="as-char" svg:width="2.231cm" svg:height="0.506cm" draw:z-index="181"><draw:object xlink:href="./Object 354" xlink:type="simple" xlink:show="embed" xlink:actuate="onLoad"/><draw:image xlink:href="./ObjectReplacements/Object 354" xlink:type="simple" xlink:show="embed" xlink:actuate="onLoad"/><svg:desc>formule</svg:desc></draw:frame></text:span>convex. <text:span text:style-name="T351">Then</text:span><text:span text:style-name="T351"><draw:frame draw:style-name="fr1" draw:name="Objet361" text:anchor-type="as-char" svg:width="0.404cm" svg:height="0.467cm" draw:z-index="183"><draw:object xlink:href="./Object 361" xlink:type="simple" xlink:show="embed" xlink:actuate="onLoad"/><draw:image xlink:href="./ObjectReplacements/Object 361" xlink:type="simple" xlink:show="embed" xlink:actuate="onLoad"/><svg:desc>formule</svg:desc></draw:frame></text:span><text:span text:style-name="T351">convex </text:span><text:span text:style-name="T365">is </text:span><text:span text:style-name="T353">equivalent to</text:span></text:p>
      <text:p text:style-name="P69"><draw:frame draw:style-name="fr1" draw:name="Objet357" text:anchor-type="as-char" svg:width="2.379cm" svg:height="0.557cm" draw:z-index="184"><draw:object xlink:href="./Object 356" xlink:type="simple" xlink:show="embed" xlink:actuate="onLoad"/><draw:image xlink:href="./ObjectReplacements/Object 356" xlink:type="simple" xlink:show="embed" xlink:actuate="onLoad"/><svg:desc>formule</svg:desc></draw:frame>,</text:p>
      <text:p text:style-name="P69"><draw:frame draw:style-name="fr1" draw:name="Objet356" text:anchor-type="as-char" svg:width="5.179cm" svg:height="0.591cm" draw:z-index="185"><draw:object xlink:href="./Object 357" xlink:type="simple" xlink:show="embed" xlink:actuate="onLoad"/><draw:image xlink:href="./ObjectReplacements/Object 357" xlink:type="simple" xlink:show="embed" xlink:actuate="onLoad"/><svg:desc>formule</svg:desc></draw:frame></text:p>
      <text:p text:style-name="P35"/>
      <text:p text:style-name="P166">Proof:<text:span text:style-name="T143"> </text:span><text:span text:style-name="T189">TO DO.</text:span></text:p>
      <text:p text:style-name="P124"/>
      <text:p text:style-name="P161"><text:span text:style-name="T16">Proposition</text:span><text:span text:style-name="T9"> –</text:span> <text:s/><text:span text:style-name="T271">Let</text:span><text:span text:style-name="T271"><draw:frame draw:style-name="fr1" draw:name="Objet402" text:anchor-type="as-char" svg:width="1.245cm" svg:height="0.397cm" draw:z-index="186"><draw:object xlink:href="./Object 402" xlink:type="simple" xlink:show="embed" xlink:actuate="onLoad"/><draw:image xlink:href="./ObjectReplacements/Object 402" xlink:type="simple" xlink:show="embed" xlink:actuate="onLoad"/><svg:desc>formule</svg:desc></draw:frame></text:span><text:span text:style-name="T367">convex</text:span><text:span text:style-name="T274"> </text:span><text:span text:style-name="T272">of</text:span><text:span text:style-name="T272"><draw:frame draw:style-name="fr1" draw:name="Objet403" text:anchor-type="as-char" svg:width="0.744cm" svg:height="0.527cm" draw:z-index="187"><draw:object xlink:href="./Object 403" xlink:type="simple" xlink:show="embed" xlink:actuate="onLoad"/><draw:image xlink:href="./ObjectReplacements/Object 403" xlink:type="simple" xlink:show="embed" xlink:actuate="onLoad"/><svg:desc>formule</svg:desc></draw:frame></text:span><text:span text:style-name="T271"> </text:span><text:span text:style-name="T348">and</text:span><text:span text:style-name="T348"><draw:frame draw:style-name="fr1" draw:name="Objet406" text:anchor-type="as-char" svg:width="2.208cm" svg:height="0.538cm" draw:z-index="188"><draw:object xlink:href="./Object 406" xlink:type="simple" xlink:show="embed" xlink:actuate="onLoad"/><draw:image xlink:href="./ObjectReplacements/Object 406" xlink:type="simple" xlink:show="embed" xlink:actuate="onLoad"/><svg:desc>formule</svg:desc></draw:frame></text:span><text:span text:style-name="T366">such as</text:span><text:span text:style-name="T271"><draw:frame draw:style-name="fr1" draw:name="Objet407" text:anchor-type="as-char" svg:width="2.305cm" svg:height="0.506cm" draw:z-index="189"><draw:object xlink:href="./Object 407" xlink:type="simple" xlink:show="embed" xlink:actuate="onLoad"/><draw:image xlink:href="./ObjectReplacements/Object 407" xlink:type="simple" xlink:show="embed" xlink:actuate="onLoad"/><svg:desc>formule</svg:desc></draw:frame></text:span><text:span text:style-name="T385">and</text:span><text:span text:style-name="T271"> </text:span><text:span text:style-name="T375">convex. </text:span><text:span text:style-name="T385">Then</text:span></text:p>
      <text:p text:style-name="P161"><draw:frame draw:style-name="fr1" draw:name="Objet408" text:anchor-type="as-char" svg:width="2.274cm" svg:height="0.596cm" draw:z-index="190"><draw:object xlink:href="./Object 408" xlink:type="simple" xlink:show="embed" xlink:actuate="onLoad"/><draw:image xlink:href="./ObjectReplacements/Object 408" xlink:type="simple" xlink:show="embed" xlink:actuate="onLoad"/><svg:desc>formule</svg:desc></draw:frame>,<draw:frame draw:style-name="fr1" draw:name="Objet404" text:anchor-type="as-char" svg:width="1.782cm" svg:height="0.527cm" draw:z-index="191"><draw:object xlink:href="./Object 404" xlink:type="simple" xlink:show="embed" xlink:actuate="onLoad"/><draw:image xlink:href="./ObjectReplacements/Object 404" xlink:type="simple" xlink:show="embed" xlink:actuate="onLoad"/><svg:desc>formule</svg:desc></draw:frame>,<draw:frame draw:style-name="fr1" draw:name="Objet405" text:anchor-type="as-char" svg:width="3.457cm" svg:height="0.557cm" draw:z-index="192"><draw:object xlink:href="./Object 405" xlink:type="simple" xlink:show="embed" xlink:actuate="onLoad"/><draw:image xlink:href="./ObjectReplacements/Object 405" xlink:type="simple" xlink:show="embed" xlink:actuate="onLoad"/><svg:desc>formule</svg:desc></draw:frame> &lt;<text:span text:style-name="T386">TODO existing and that’s all&gt;</text:span></text:p>
      <text:p text:style-name="P124"/>
      <text:p text:style-name="P80"><text:span text:style-name="T9">Definition –</text:span> <text:span text:style-name="T190">Let</text:span><text:span text:style-name="T190"><draw:frame draw:style-name="fr1" draw:name="Objet327" text:anchor-type="as-char" svg:width="1.245cm" svg:height="0.397cm" draw:z-index="193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274">subset </text:span><text:span text:style-name="T272">of</text:span><text:span text:style-name="T272"><draw:frame draw:style-name="fr1" draw:name="Objet328" text:anchor-type="as-char" svg:width="0.744cm" svg:height="0.527cm" draw:z-index="194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271">, </text:span><text:span text:style-name="T343"><draw:frame draw:style-name="fr1" draw:name="Objet329" text:anchor-type="as-char" svg:width="0.912cm" svg:height="0.531cm" draw:z-index="195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344">a</text:span><text:span text:style-name="T345"> </text:span><text:span text:style-name="T273">norm </text:span><text:span text:style-name="T346">on</text:span><text:span text:style-name="T347"><draw:frame draw:style-name="fr1" draw:name="Objet330" text:anchor-type="as-char" svg:width="0.744cm" svg:height="0.527cm" draw:z-index="196"><draw:object xlink:href="./Object 332" xlink:type="simple" xlink:show="embed" xlink:actuate="onLoad"/><draw:image xlink:href="./ObjectReplacements/Object 332" xlink:type="simple" xlink:show="embed" xlink:actuate="onLoad"/><svg:desc>formule</svg:desc></draw:frame></text:span><text:span text:style-name="T271">, </text:span><text:span text:style-name="T348">and</text:span><text:span text:style-name="T348"><draw:frame draw:style-name="fr1" draw:name="Objet370" text:anchor-type="as-char" svg:width="2.208cm" svg:height="0.538cm" draw:z-index="197"><draw:object xlink:href="./Object 370" xlink:type="simple" xlink:show="embed" xlink:actuate="onLoad"/><draw:image xlink:href="./ObjectReplacements/Object 370" xlink:type="simple" xlink:show="embed" xlink:actuate="onLoad"/><svg:desc>formule</svg:desc></draw:frame></text:span><text:span text:style-name="T366">such as</text:span><text:span text:style-name="T271"><draw:frame draw:style-name="fr1" draw:name="Objet333" text:anchor-type="as-char" svg:width="2.305cm" svg:height="0.506cm" draw:z-index="198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271">. </text:span><text:span text:style-name="T349">Let</text:span><text:span text:style-name="T349"><draw:frame draw:style-name="fr1" draw:name="Objet336" text:anchor-type="as-char" svg:width="0.975cm" svg:height="0.467cm" draw:z-index="199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349">. </text:span><text:span text:style-name="T271">Then</text:span><text:span text:style-name="T271"><draw:frame draw:style-name="fr1" draw:name="Objet334" text:anchor-type="as-char" svg:width="0.404cm" svg:height="0.467cm" draw:z-index="200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T271"><draw:frame draw:style-name="fr1" draw:name="Objet335" text:anchor-type="as-char" svg:width="2.055cm" svg:height="0.467cm" draw:z-index="201"><draw:object xlink:href="./Object 336" xlink:type="simple" xlink:show="embed" xlink:actuate="onLoad"/><draw:image xlink:href="./ObjectReplacements/Object 336" xlink:type="simple" xlink:show="embed" xlink:actuate="onLoad"/><svg:desc>formule</svg:desc></draw:frame></text:span><text:span text:style-name="T350">on</text:span><text:span text:style-name="T350"><draw:frame draw:style-name="fr1" draw:name="Objet339" text:anchor-type="as-char" svg:width="0.524cm" svg:height="0.326cm" draw:z-index="202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T211">is equivalent to</text:span></text:p>
      <text:p text:style-name="P151"><text:soft-page-break/><draw:frame draw:style-name="fr1" draw:name="Objet331" text:anchor-type="as-char" svg:width="2.378cm" svg:height="0.557cm" draw:z-index="203"><draw:object xlink:href="./Object 327" xlink:type="simple" xlink:show="embed" xlink:actuate="onLoad"/><draw:image xlink:href="./ObjectReplacements/Object 327" xlink:type="simple" xlink:show="embed" xlink:actuate="onLoad"/><svg:desc>formule</svg:desc></draw:frame>,<draw:frame draw:style-name="fr1" draw:name="Objet332" text:anchor-type="as-char" svg:width="5.786cm" svg:height="1.046cm" draw:z-index="204"><draw:object xlink:href="./Object 328" xlink:type="simple" xlink:show="embed" xlink:actuate="onLoad"/><draw:image xlink:href="./ObjectReplacements/Object 328" xlink:type="simple" xlink:show="embed" xlink:actuate="onLoad"/><svg:desc>formule</svg:desc></draw:frame></text:p>
      <text:p text:style-name="P124"/>
      <text:p text:style-name="P153"><text:span text:style-name="T9">Proposition –</text:span> <text:span text:style-name="T271">Let</text:span><text:span text:style-name="T271"><draw:frame draw:style-name="fr1" draw:name="Objet363" text:anchor-type="as-char" svg:width="1.245cm" svg:height="0.397cm" draw:z-index="205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367">convex</text:span><text:span text:style-name="T274"> </text:span><text:span text:style-name="T272">of</text:span><text:span text:style-name="T272"><draw:frame draw:style-name="fr1" draw:name="Objet364" text:anchor-type="as-char" svg:width="0.744cm" svg:height="0.527cm" draw:z-index="206"><draw:object xlink:href="./Object 364" xlink:type="simple" xlink:show="embed" xlink:actuate="onLoad"/><draw:image xlink:href="./ObjectReplacements/Object 364" xlink:type="simple" xlink:show="embed" xlink:actuate="onLoad"/><svg:desc>formule</svg:desc></draw:frame></text:span><text:span text:style-name="T348">and</text:span><text:span text:style-name="T348"><draw:frame draw:style-name="fr1" draw:name="Objet367" text:anchor-type="as-char" svg:width="2.208cm" svg:height="0.538cm" draw:z-index="209"><draw:object xlink:href="./Object 367" xlink:type="simple" xlink:show="embed" xlink:actuate="onLoad"/><draw:image xlink:href="./ObjectReplacements/Object 367" xlink:type="simple" xlink:show="embed" xlink:actuate="onLoad"/><svg:desc>formule</svg:desc></draw:frame></text:span><text:span text:style-name="T366">such as</text:span><text:span text:style-name="T271"><draw:frame draw:style-name="fr1" draw:name="Objet371" text:anchor-type="as-char" svg:width="2.305cm" svg:height="0.506cm" draw:z-index="210"><draw:object xlink:href="./Object 371" xlink:type="simple" xlink:show="embed" xlink:actuate="onLoad"/><draw:image xlink:href="./ObjectReplacements/Object 371" xlink:type="simple" xlink:show="embed" xlink:actuate="onLoad"/><svg:desc>formule</svg:desc></draw:frame></text:span><text:span text:style-name="T271">. </text:span><text:span text:style-name="T368">Then</text:span><text:span text:style-name="T368"><draw:frame draw:style-name="fr1" draw:name="Objet342" text:anchor-type="as-char" svg:width="0.404cm" svg:height="0.467cm" draw:z-index="211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380">first </text:span><text:span text:style-name="T381">order </text:span><text:span text:style-name="T382">integral form</text:span><text:span text:style-name="T380"> Taylor expansion is</text:span></text:p>
      <text:p text:style-name="P152"><draw:frame draw:style-name="fr1" draw:name="Objet368" text:anchor-type="as-char" svg:width="2.378cm" svg:height="0.557cm" draw:z-index="212"><draw:object xlink:href="./Object 368" xlink:type="simple" xlink:show="embed" xlink:actuate="onLoad"/><draw:image xlink:href="./ObjectReplacements/Object 368" xlink:type="simple" xlink:show="embed" xlink:actuate="onLoad"/><svg:desc>formule</svg:desc></draw:frame>,</text:p>
      <text:p text:style-name="P152"><draw:frame draw:style-name="fr1" draw:name="Objet369" text:anchor-type="as-char" svg:width="7.498cm" svg:height="1.198cm" draw:z-index="213"><draw:object xlink:href="./Object 369" xlink:type="simple" xlink:show="embed" xlink:actuate="onLoad"/><draw:image xlink:href="./ObjectReplacements/Object 369" xlink:type="simple" xlink:show="embed" xlink:actuate="onLoad"/><svg:desc>formule</svg:desc></draw:frame></text:p>
      <text:p text:style-name="P124"/>
      <text:p text:style-name="P154"><text:span text:style-name="T196">Proof:</text:span> TO DO.</text:p>
      <text:p text:style-name="P124"/>
      <text:p text:style-name="P158"><text:span text:style-name="T15">Proposition</text:span><text:span text:style-name="T9"> –</text:span> <text:span text:style-name="T271">Let</text:span><text:span text:style-name="T271"><draw:frame draw:style-name="fr1" draw:name="Objet343" text:anchor-type="as-char" svg:width="1.245cm" svg:height="0.397cm" draw:z-index="214"><draw:object xlink:href="./Object 343" xlink:type="simple" xlink:show="embed" xlink:actuate="onLoad"/><draw:image xlink:href="./ObjectReplacements/Object 343" xlink:type="simple" xlink:show="embed" xlink:actuate="onLoad"/><svg:desc>formule</svg:desc></draw:frame></text:span><text:span text:style-name="T367">convex</text:span><text:span text:style-name="T274"> </text:span><text:span text:style-name="T272">of</text:span><text:span text:style-name="T272"><draw:frame draw:style-name="fr1" draw:name="Objet352" text:anchor-type="as-char" svg:width="0.744cm" svg:height="0.527cm" draw:z-index="215"><draw:object xlink:href="./Object 352" xlink:type="simple" xlink:show="embed" xlink:actuate="onLoad"/><draw:image xlink:href="./ObjectReplacements/Object 352" xlink:type="simple" xlink:show="embed" xlink:actuate="onLoad"/><svg:desc>formule</svg:desc></draw:frame></text:span><text:span text:style-name="T272">,</text:span><text:span text:style-name="T272"><draw:frame draw:style-name="fr1" draw:name="Objet366" text:anchor-type="as-char" svg:width="0.975cm" svg:height="0.467cm" draw:z-index="216"><draw:object xlink:href="./Object 366" xlink:type="simple" xlink:show="embed" xlink:actuate="onLoad"/><draw:image xlink:href="./ObjectReplacements/Object 366" xlink:type="simple" xlink:show="embed" xlink:actuate="onLoad"/><svg:desc>formule</svg:desc></draw:frame></text:span><text:span text:style-name="T272">, </text:span><text:span text:style-name="T348">and</text:span><text:span text:style-name="T348"><draw:frame draw:style-name="fr1" draw:name="Objet353" text:anchor-type="as-char" svg:width="2.208cm" svg:height="0.538cm" draw:z-index="217"><draw:object xlink:href="./Object 353" xlink:type="simple" xlink:show="embed" xlink:actuate="onLoad"/><draw:image xlink:href="./ObjectReplacements/Object 353" xlink:type="simple" xlink:show="embed" xlink:actuate="onLoad"/><svg:desc>formule</svg:desc></draw:frame></text:span><text:span text:style-name="T366">such as</text:span><text:span text:style-name="T271"><draw:frame draw:style-name="fr1" draw:name="Objet365" text:anchor-type="as-char" svg:width="2.305cm" svg:height="0.506cm" draw:z-index="218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384">plus</text:span><text:span text:style-name="T271"><draw:frame draw:style-name="fr1" draw:name="Objet392" text:anchor-type="as-char" svg:width="2.055cm" svg:height="0.467cm" draw:z-index="219"><draw:object xlink:href="./Object 392" xlink:type="simple" xlink:show="embed" xlink:actuate="onLoad"/><draw:image xlink:href="./ObjectReplacements/Object 392" xlink:type="simple" xlink:show="embed" xlink:actuate="onLoad"/><svg:desc>formule</svg:desc></draw:frame></text:span><text:span text:style-name="T350">on</text:span><text:span text:style-name="T350"><draw:frame draw:style-name="fr1" draw:name="Objet393" text:anchor-type="as-char" svg:width="0.524cm" svg:height="0.326cm" draw:z-index="220"><draw:object xlink:href="./Object 393" xlink:type="simple" xlink:show="embed" xlink:actuate="onLoad"/><draw:image xlink:href="./ObjectReplacements/Object 393" xlink:type="simple" xlink:show="embed" xlink:actuate="onLoad"/><svg:desc>formule</svg:desc></draw:frame></text:span><text:span text:style-name="T271">. </text:span><text:span text:style-name="T368">Then</text:span></text:p>
      <text:p text:style-name="P126"><draw:frame draw:style-name="fr1" draw:name="Objet394" text:anchor-type="as-char" svg:width="2.378cm" svg:height="0.557cm" draw:z-index="221"><draw:object xlink:href="./Object 394" xlink:type="simple" xlink:show="embed" xlink:actuate="onLoad"/><draw:image xlink:href="./ObjectReplacements/Object 394" xlink:type="simple" xlink:show="embed" xlink:actuate="onLoad"/><svg:desc>formule</svg:desc></draw:frame>,</text:p>
      <text:p text:style-name="P126"><draw:frame draw:style-name="fr1" draw:name="Objet395" text:anchor-type="as-char" svg:width="7.615cm" svg:height="0.998cm" draw:z-index="222"><draw:object xlink:href="./Object 395" xlink:type="simple" xlink:show="embed" xlink:actuate="onLoad"/><draw:image xlink:href="./ObjectReplacements/Object 395" xlink:type="simple" xlink:show="embed" xlink:actuate="onLoad"/><svg:desc>formule</svg:desc></draw:frame></text:p>
      <text:p text:style-name="P124"/>
      <text:p text:style-name="P127"><draw:frame draw:style-name="fr1" draw:name="Objet397" text:anchor-type="as-char" svg:width="1.52cm" svg:height="0.467cm" draw:z-index="223"><draw:object xlink:href="./Object 397" xlink:type="simple" xlink:show="embed" xlink:actuate="onLoad"/><draw:image xlink:href="./ObjectReplacements/Object 397" xlink:type="simple" xlink:show="embed" xlink:actuate="onLoad"/><svg:desc>formule</svg:desc></draw:frame>,</text:p>
      <text:p text:style-name="P126"><draw:frame draw:style-name="fr1" draw:name="Objet396" text:anchor-type="as-char" svg:width="7.756cm" svg:height="1.106cm" draw:z-index="224"><draw:object xlink:href="./Object 396" xlink:type="simple" xlink:show="embed" xlink:actuate="onLoad"/><draw:image xlink:href="./ObjectReplacements/Object 396" xlink:type="simple" xlink:show="embed" xlink:actuate="onLoad"/><svg:desc>formule</svg:desc></draw:frame></text:p>
      <text:p text:style-name="P124"/>
      <text:p text:style-name="P159"><text:span text:style-name="T196">Proof:</text:span> TO DO.</text:p>
      <text:p text:style-name="P124"/>
      <text:p text:style-name="P156"><text:span text:style-name="T9">Proposition</text:span> – <text:span text:style-name="T271">Let</text:span><text:span text:style-name="T271"><draw:frame draw:style-name="fr1" draw:name="Objet380" text:anchor-type="as-char" svg:width="1.245cm" svg:height="0.397cm" draw:z-index="225"><draw:object xlink:href="./Object 380" xlink:type="simple" xlink:show="embed" xlink:actuate="onLoad"/><draw:image xlink:href="./ObjectReplacements/Object 380" xlink:type="simple" xlink:show="embed" xlink:actuate="onLoad"/><svg:desc>formule</svg:desc></draw:frame></text:span><text:span text:style-name="T367">convex</text:span><text:span text:style-name="T274"> </text:span><text:span text:style-name="T272">of</text:span><text:span text:style-name="T272"><draw:frame draw:style-name="fr1" draw:name="Objet381" text:anchor-type="as-char" svg:width="0.744cm" svg:height="0.527cm" draw:z-index="226"><draw:object xlink:href="./Object 381" xlink:type="simple" xlink:show="embed" xlink:actuate="onLoad"/><draw:image xlink:href="./ObjectReplacements/Object 381" xlink:type="simple" xlink:show="embed" xlink:actuate="onLoad"/><svg:desc>formule</svg:desc></draw:frame></text:span><text:span text:style-name="T271">, </text:span><text:span text:style-name="T343"><draw:frame draw:style-name="fr1" draw:name="Objet382" text:anchor-type="as-char" svg:width="0.912cm" svg:height="0.531cm" draw:z-index="227"><draw:object xlink:href="./Object 382" xlink:type="simple" xlink:show="embed" xlink:actuate="onLoad"/><draw:image xlink:href="./ObjectReplacements/Object 382" xlink:type="simple" xlink:show="embed" xlink:actuate="onLoad"/><svg:desc>formule</svg:desc></draw:frame></text:span><text:span text:style-name="T344">a</text:span><text:span text:style-name="T345"> </text:span><text:span text:style-name="T273">norm </text:span><text:span text:style-name="T346">on</text:span><text:span text:style-name="T347"><draw:frame draw:style-name="fr1" draw:name="Objet383" text:anchor-type="as-char" svg:width="0.744cm" svg:height="0.527cm" draw:z-index="229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271">, </text:span><text:span text:style-name="T348">and</text:span><text:span text:style-name="T348"><draw:frame draw:style-name="fr1" draw:name="Objet384" text:anchor-type="as-char" svg:width="2.208cm" svg:height="0.538cm" draw:z-index="230"><draw:object xlink:href="./Object 384" xlink:type="simple" xlink:show="embed" xlink:actuate="onLoad"/><draw:image xlink:href="./ObjectReplacements/Object 384" xlink:type="simple" xlink:show="embed" xlink:actuate="onLoad"/><svg:desc>formule</svg:desc></draw:frame></text:span><text:span text:style-name="T366">such as</text:span><text:span text:style-name="T271"><draw:frame draw:style-name="fr1" draw:name="Objet385" text:anchor-type="as-char" svg:width="2.305cm" svg:height="0.506cm" draw:z-index="231"><draw:object xlink:href="./Object 385" xlink:type="simple" xlink:show="embed" xlink:actuate="onLoad"/><draw:image xlink:href="./ObjectReplacements/Object 385" xlink:type="simple" xlink:show="embed" xlink:actuate="onLoad"/><svg:desc>formule</svg:desc></draw:frame></text:span><text:span text:style-name="T271">, </text:span><text:span text:style-name="T375">convex and</text:span><text:span text:style-name="T271"><draw:frame draw:style-name="fr1" draw:name="Objet386" text:anchor-type="as-char" svg:width="2.055cm" svg:height="0.467cm" draw:z-index="232"><draw:object xlink:href="./Object 386" xlink:type="simple" xlink:show="embed" xlink:actuate="onLoad"/><draw:image xlink:href="./ObjectReplacements/Object 386" xlink:type="simple" xlink:show="embed" xlink:actuate="onLoad"/><svg:desc>formule</svg:desc></draw:frame></text:span><text:span text:style-name="T271">. </text:span><text:span text:style-name="T376">Then</text:span><text:span text:style-name="T376"><draw:frame draw:style-name="fr1" draw:name="Objet389" text:anchor-type="as-char" svg:width="0.404cm" svg:height="0.467cm" draw:z-index="233"><draw:object xlink:href="./Object 389" xlink:type="simple" xlink:show="embed" xlink:actuate="onLoad"/><draw:image xlink:href="./ObjectReplacements/Object 389" xlink:type="simple" xlink:show="embed" xlink:actuate="onLoad"/><svg:desc>formule</svg:desc></draw:frame></text:span><text:span text:style-name="T377">is co-coercive</text:span></text:p>
      <text:p text:style-name="P155"><draw:frame draw:style-name="fr1" draw:name="Objet387" text:anchor-type="as-char" svg:width="2.378cm" svg:height="0.557cm" draw:z-index="234"><draw:object xlink:href="./Object 387" xlink:type="simple" xlink:show="embed" xlink:actuate="onLoad"/><draw:image xlink:href="./ObjectReplacements/Object 387" xlink:type="simple" xlink:show="embed" xlink:actuate="onLoad"/><svg:desc>formule</svg:desc></draw:frame>,</text:p>
      <text:p text:style-name="P155"><draw:frame draw:style-name="fr1" draw:name="Objet388" text:anchor-type="as-char" svg:width="9.246cm" svg:height="1.106cm" draw:z-index="235"><draw:object xlink:href="./Object 388" xlink:type="simple" xlink:show="embed" xlink:actuate="onLoad"/><draw:image xlink:href="./ObjectReplacements/Object 388" xlink:type="simple" xlink:show="embed" xlink:actuate="onLoad"/><svg:desc>formule</svg:desc></draw:frame></text:p>
      <text:p text:style-name="P157"/>
      <text:p text:style-name="P160"><text:span text:style-name="T196">Proof:</text:span> TO DO.</text:p>
      <text:p text:style-name="P160"/>
      <text:h text:style-name="P194" text:outline-level="2"><text:soft-page-break/><text:span text:style-name="T359">1</text:span>.<text:span text:style-name="T364">3</text:span> – <text:span text:style-name="T112">Others</text:span></text:h>
      <text:p text:style-name="P124"/>
      <text:p text:style-name="P79"><text:span text:style-name="T9">Notation –</text:span> <text:span text:style-name="T391">Let</text:span><text:span text:style-name="T391"><draw:frame draw:style-name="fr1" draw:name="Objet68" text:anchor-type="as-char" svg:width="1.341cm" svg:height="0.527cm" draw:z-index="236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91">. </text:span><text:span text:style-name="T339">The notation</text:span><text:span text:style-name="T132"><draw:frame draw:style-name="fr1" draw:name="Objet314" text:anchor-type="as-char" svg:width="0.589cm" svg:height="0.531cm" draw:z-index="237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339">means the</text:span><text:span text:style-name="T339"><draw:frame draw:style-name="fr1" draw:name="Objet81" text:anchor-type="as-char" svg:width="0.499cm" svg:height="0.467cm" draw:z-index="239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29">indicator function </text:span><text:span text:style-name="T134">on</text:span><text:span text:style-name="T134"><draw:frame draw:style-name="fr1" draw:name="Objet316" text:anchor-type="as-char" svg:width="0.688cm" svg:height="0.527cm" draw:z-index="240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134">.</text:span></text:p>
      <text:p text:style-name="P150"><draw:frame draw:style-name="fr1" draw:name="Objet318" text:anchor-type="as-char" svg:width="3.491cm" svg:height="1.799cm" draw:z-index="241"><draw:object xlink:href="./Object 314" xlink:type="simple" xlink:show="embed" xlink:actuate="onLoad"/><draw:image xlink:href="./ObjectReplacements/Object 314" xlink:type="simple" xlink:show="embed" xlink:actuate="onLoad"/><svg:desc>formule</svg:desc></draw:frame></text:p>
      <text:p text:style-name="P124"/>
      <text:p text:style-name="P162"><text:span text:style-name="T9">Notation –</text:span> <text:span text:style-name="T320">Let</text:span><text:span text:style-name="T320"><draw:frame draw:style-name="fr1" draw:name="Objet291" text:anchor-type="as-char" svg:width="5.323cm" svg:height="1.281cm" draw:z-index="242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21">an application with</text:span><text:span text:style-name="T321"><draw:frame draw:style-name="fr1" draw:name="Objet295" text:anchor-type="as-char" svg:width="0.422cm" svg:height="0.467cm" draw:z-index="243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21">parameters </text:span><text:span text:style-name="T329">and</text:span><text:span text:style-name="T329"><draw:frame draw:style-name="fr1" draw:name="Objet300" text:anchor-type="as-char" svg:width="0.515cm" svg:height="0.467cm" draw:z-index="244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29">outputs</text:span><text:span text:style-name="T321">. </text:span><text:span text:style-name="T322">Then for</text:span><text:span text:style-name="T322"><draw:frame draw:style-name="fr1" draw:name="Objet292" text:anchor-type="as-char" svg:width="1.722cm" svg:height="0.482cm" draw:z-index="245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23">the notation</text:span><text:span text:style-name="T323"><draw:frame draw:style-name="fr1" draw:name="Objet294" text:anchor-type="as-char" svg:width="4.904cm" svg:height="0.54cm" draw:z-index="246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24">means </text:span><text:span text:style-name="T330">the application</text:span><text:span text:style-name="T324"><draw:frame draw:style-name="fr1" draw:name="Objet293" text:anchor-type="as-char" svg:width="11.171cm" svg:height="1.281cm" draw:z-index="247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22">.</text:span></text:p>
      <text:p text:style-name="P124"/>
      <text:h text:style-name="P185" text:outline-level="1"><text:span text:style-name="T359">2</text:span> – <text:span text:style-name="T105">Activation functions</text:span></text:h>
      <text:p text:style-name="P81"/>
      <text:p text:style-name="P81"><text:span text:style-name="T256">Definition –</text:span><text:span text:style-name="T21"> </text:span><text:span text:style-name="T23">Let</text:span><text:span text:style-name="T28"><draw:frame draw:style-name="fr1" draw:name="Objet78" text:anchor-type="as-char" svg:width="2.408cm" svg:height="0.591cm" draw:z-index="248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8">.</text:span><text:span text:style-name="T23"> </text:span><text:span text:style-name="T29">T</text:span><text:span text:style-name="T24">hen the </text:span><text:span text:style-name="T30">vector</text:span><text:span text:style-name="T25"> wise </text:span><text:span text:style-name="T26">application</text:span></text:p>
      <text:p text:style-name="P36"><draw:frame draw:style-name="fr1" draw:name="Objet38" text:anchor-type="as-char" svg:width="2.912cm" svg:height="1.198cm" draw:z-index="250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4">is an activation function.</text:p>
      <text:p text:style-name="P4"/>
      <text:p text:style-name="P5"><text:span text:style-name="T258">Definition</text:span><text:span text:style-name="T257"> –</text:span> <draw:frame draw:style-name="fr1" draw:name="Objet143" text:anchor-type="as-char" svg:width="1.252cm" svg:height="0.467cm" draw:z-index="253"><draw:object xlink:href="./Object 143" xlink:type="simple" xlink:show="embed" xlink:actuate="onLoad"/><draw:image xlink:href="./ObjectReplacements/Object 143" xlink:type="simple" xlink:show="embed" xlink:actuate="onLoad"/></draw:frame><text:span text:style-name="T248">is</text:span><text:span text:style-name="T124"> </text:span><text:span text:style-name="T248">the following </text:span><text:span text:style-name="T202">vector</text:span><text:span text:style-name="T125"> wise </text:span><text:span text:style-name="T122">application</text:span></text:p>
      <text:p text:style-name="P9"><draw:frame draw:style-name="fr1" draw:name="Objet41" text:anchor-type="as-char" svg:width="4.464cm" svg:height="1.272cm" draw:z-index="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7"><text:span text:style-name="T133">with</text:span><text:span text:style-name="T133"><draw:frame draw:style-name="fr1" draw:name="Objet47" text:anchor-type="as-char" svg:width="0.928cm" svg:height="0.467cm" draw:z-index="257"><draw:object xlink:href="./Object 47" xlink:type="simple" xlink:show="embed" xlink:actuate="onLoad"/><draw:image xlink:href="./ObjectReplacements/Object 47" xlink:type="simple" xlink:show="embed" xlink:actuate="onLoad"/></draw:frame></text:span><text:span text:style-name="T133">the </text:span><text:span text:style-name="T135">element-wise </text:span><text:span text:style-name="T133">maximum </text:span><text:span text:style-name="T137">operation</text:span><text:span text:style-name="T133"> </text:span><text:span text:style-name="T136">between two vectors</text:span><text:span text:style-name="T133">.</text:span></text:p>
      <text:p text:style-name="P7"/>
      <text:p text:style-name="P43"><text:span text:style-name="T10">Hypothesis –</text:span><text:span text:style-name="T247"> </text:span><text:span text:style-name="T251">The notation</text:span><text:span text:style-name="T251"><draw:frame draw:style-name="fr1" draw:name="Objet141" text:anchor-type="as-char" svg:width="1.369cm" svg:height="0.531cm" draw:z-index="259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37">means</text:span><text:span text:style-name="T234"> the application </text:span><text:span text:style-name="T236">corresponding to </text:span><text:span text:style-name="T238">the </text:span><text:span text:style-name="T239">coefficient</text:span><text:span text:style-name="T238"><draw:frame draw:style-name="fr1" draw:name="Objet147" text:anchor-type="as-char" svg:width="0.395cm" svg:height="0.467cm" draw:z-index="262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40">of</text:span><text:span text:style-name="T236"> </text:span><text:span text:style-name="T234">the </text:span><text:span text:style-name="T252">function</text:span><text:span text:style-name="T252"><draw:frame draw:style-name="fr1" draw:name="Objet148" text:anchor-type="as-char" svg:width="1.252cm" svg:height="0.467cm" draw:z-index="264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51">. </text:span><text:span text:style-name="T243">Let</text:span><text:span text:style-name="T243"><draw:frame draw:style-name="fr1" draw:name="Objet149" text:anchor-type="as-char" svg:width="1.282cm" svg:height="0.527cm" draw:z-index="265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41">t</text:span><text:span text:style-name="T243">hen</text:span></text:p>
      <text:p text:style-name="P40"><draw:frame draw:style-name="fr1" draw:name="Objet153" text:anchor-type="as-char" svg:width="2.221cm" svg:height="0.482cm" draw:z-index="273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282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44"/>
      <text:p text:style-name="P44"><draw:frame draw:style-name="fr1" draw:name="Objet133" text:anchor-type="as-char" svg:width="1.252cm" svg:height="0.467cm" draw:z-index="283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45">on </text:span><text:span text:style-name="T246">every </text:span><text:span text:style-name="T245">coefficients at</text:span><text:span text:style-name="T245"><draw:frame draw:style-name="fr1" draw:name="Objet140" text:anchor-type="as-char" svg:width="0.422cm" svg:height="0.467cm" draw:z-index="284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41"><text:soft-page-break/><draw:frame draw:style-name="fr1" draw:name="Objet150" text:anchor-type="as-char" svg:width="2.221cm" svg:height="0.482cm" draw:z-index="285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286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7"/>
      <text:p text:style-name="P31"><text:span text:style-name="T11">Proposition –</text:span><text:span text:style-name="T249"> </text:span><text:span text:style-name="T249"><draw:frame draw:style-name="fr1" draw:name="Objet145" text:anchor-type="as-char" svg:width="1.252cm" svg:height="0.467cm" draw:z-index="287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50">is an activation function. </text:span><text:span text:style-name="T221">Its </text:span>Jacobian matrix is</text:p>
      <text:p text:style-name="P14"><draw:frame draw:style-name="fr1" draw:name="Objet26" text:anchor-type="as-char" svg:width="8.931cm" svg:height="3.63cm" draw:z-index="288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8"/>
      <text:p text:style-name="P17"><text:span text:style-name="T196">Proof:</text:span><text:span text:style-name="T143"> </text:span><text:span text:style-name="T144">TO DO.</text:span></text:p>
      <text:p text:style-name="P97"/>
      <text:p text:style-name="P6"><text:span text:style-name="T9">Proposition –</text:span> <text:span text:style-name="T232">T</text:span><text:span text:style-name="T124">he </text:span><text:span text:style-name="T126">following</text:span><text:span text:style-name="T124"> </text:span><text:span text:style-name="T202">vector</text:span><text:span text:style-name="T125"> wise </text:span><text:span text:style-name="T122">application</text:span><text:span text:style-name="T127"> </text:span><text:span text:style-name="T221">is an</text:span><text:span text:style-name="T128"> activation function</text:span></text:p>
      <text:p text:style-name="P10"><draw:frame draw:style-name="fr1" draw:name="Objet45" text:anchor-type="as-char" svg:width="4.382cm" svg:height="2.514cm" draw:z-index="8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2">with<draw:frame draw:style-name="fr1" draw:name="Objet48" text:anchor-type="as-char" svg:width="0.407cm" svg:height="0.467cm" draw:z-index="14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38">element-wise </text:span><text:span text:style-name="T123">exponential </text:span><text:span text:style-name="T131">operation</text:span>.</text:p>
      <text:p text:style-name="P13">The<draw:frame draw:style-name="fr1" draw:name="Objet94" text:anchor-type="as-char" svg:width="1.64cm" svg:height="0.467cm" draw:z-index="15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39">function will be denoted as</text:span><text:span text:style-name="T139"><draw:frame draw:style-name="fr1" draw:name="Objet97" text:anchor-type="as-char" svg:width="0.443cm" svg:height="0.467cm" draw:z-index="16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39">for simplicity.</text:span></text:p>
      <text:p text:style-name="P12"/>
      <text:p text:style-name="P50">Its Jacobian matrix is</text:p>
      <text:p text:style-name="P11"><draw:frame draw:style-name="fr1" draw:name="Objet95" text:anchor-type="as-char" svg:width="3.253cm" svg:height="1.773cm" draw:z-index="17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48">where<draw:frame draw:style-name="fr1" draw:name="Objet37" text:anchor-type="as-char" svg:width="1.716cm" svg:height="0.527cm" draw:z-index="18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289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49"><draw:frame draw:style-name="fr1" draw:name="Objet99" text:anchor-type="as-char" svg:width="5.743cm" svg:height="0.998cm" draw:z-index="19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5"><text:span text:style-name="T140">w</text:span>ith<draw:frame draw:style-name="fr1" draw:name="Objet77" text:anchor-type="as-char" svg:width="0.907cm" svg:height="0.473cm" draw:z-index="20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41">the Kronecker </text:span><text:span text:style-name="T142">delta</text:span><text:span text:style-name="T141">.</text:span></text:p>
      <text:p text:style-name="P15"/>
      <text:p text:style-name="P16"><text:span text:style-name="T196">Proof:</text:span><text:span text:style-name="T143"> </text:span><text:span text:style-name="T144">TO DO.</text:span></text:p>
      <text:p text:style-name="P120"/>
      <text:h text:style-name="P189" text:outline-level="1"><text:soft-page-break/><text:span text:style-name="T200">3</text:span> – <text:span text:style-name="T108">L</text:span><text:span text:style-name="T107">oss</text:span></text:h>
      <text:p text:style-name="P102"/>
      <text:p text:style-name="P164"><text:span text:style-name="T256">Definition –</text:span><text:span text:style-name="T21"> </text:span><text:span text:style-name="T27">Let</text:span><text:span text:style-name="T27"><draw:frame draw:style-name="fr1" draw:name="Objet130" text:anchor-type="as-char" svg:width="1.713cm" svg:height="0.582cm" draw:z-index="21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53">and</text:span><text:span text:style-name="T53"><draw:frame draw:style-name="fr1" draw:name="Objet49" text:anchor-type="as-char" svg:width="1.732cm" svg:height="0.531cm" draw:z-index="22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38">non empty subset</text:span><text:span text:style-name="T45">s</text:span><text:span text:style-name="T38">. </text:span><text:span text:style-name="T21">Let</text:span><text:span text:style-name="T21"><draw:frame draw:style-name="fr1" draw:name="Objet109" text:anchor-type="as-char" svg:width="1.122cm" svg:height="0.519cm" draw:z-index="23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45">and</text:span><text:span text:style-name="T31"><draw:frame draw:style-name="fr1" draw:name="Objet110" text:anchor-type="as-char" svg:width="2.806cm" svg:height="0.591cm" draw:z-index="24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1">. </text:span><text:span text:style-name="T32">Then</text:span><text:span text:style-name="T34"><draw:frame draw:style-name="fr1" draw:name="Objet131" text:anchor-type="as-char" svg:width="0.905cm" svg:height="0.591cm" draw:z-index="25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33">is </text:span><text:span text:style-name="T34">a loss function </text:span><text:span text:style-name="T36">is equivalent to </text:span><text:span text:style-name="T37">the application</text:span></text:p>
      <text:p text:style-name="P122"><draw:frame draw:style-name="fr1" draw:name="Objet138" text:anchor-type="as-char" svg:width="6.83cm" svg:height="1.235cm" draw:z-index="26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23"><text:span text:style-name="T229">is </text:span><text:span text:style-name="T206">a</text:span><text:span text:style-name="T210">n increasing</text:span><text:span text:style-name="T206"> </text:span><text:span text:style-name="T208">function</text:span><text:span text:style-name="T206"> according </text:span><text:span text:style-name="T209">each </text:span><text:span text:style-name="T239">coefficient </text:span><text:span text:style-name="T253">with</text:span><text:span text:style-name="T241"><draw:frame draw:style-name="fr1" draw:name="Objet93" text:anchor-type="as-char" svg:width="1.707cm" svg:height="0.531cm" draw:z-index="27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54">such as</text:span><text:span text:style-name="T254"><draw:frame draw:style-name="fr1" draw:name="Objet178" text:anchor-type="as-char" svg:width="1.395cm" svg:height="0.591cm" draw:z-index="28"><draw:object xlink:href="./Object 178" xlink:type="simple" xlink:show="embed" xlink:actuate="onLoad"/><draw:image xlink:href="./ObjectReplacements/Object 178" xlink:type="simple" xlink:show="embed" xlink:actuate="onLoad"/></draw:frame></text:span><text:span text:style-name="T255">is always defined</text:span><text:span text:style-name="T207">.</text:span></text:p>
      <text:p text:style-name="P123"><text:span text:style-name="T242">The</text:span><text:span text:style-name="T242"><draw:frame draw:style-name="fr1" draw:name="Objet96" text:anchor-type="as-char" svg:width="0.466cm" svg:height="0.467cm" draw:z-index="29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42">matrix is named the ground truth.</text:span></text:p>
      <text:p text:style-name="P96"/>
      <text:p text:style-name="P163"><text:span text:style-name="T205">Proposition</text:span> – <text:span text:style-name="T21">Let</text:span><text:span text:style-name="T21"><draw:frame draw:style-name="fr1" draw:name="Objet128" text:anchor-type="as-char" svg:width="1.856cm" svg:height="0.552cm" draw:z-index="30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63">a ground truth matrix</text:span><text:span text:style-name="T31">. </text:span><text:span text:style-name="T35">Then the application</text:span></text:p>
      <text:p text:style-name="P103"><draw:frame draw:style-name="fr1" draw:name="Objet129" text:anchor-type="as-char" svg:width="4.477cm" svg:height="1.875cm" draw:z-index="31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19"><text:span text:style-name="T233">is</text:span><text:span text:style-name="T231"> a loss function. </text:span><text:span text:style-name="T269">The application is named Categorical cross-entropy loss.</text:span></text:p>
      <text:p text:style-name="P33"/>
      <text:p text:style-name="P33">Its Gradient matrix is</text:p>
      <text:p text:style-name="P105"><draw:frame draw:style-name="fr1" draw:name="Objet136" text:anchor-type="as-char" svg:width="5.055cm" svg:height="1.977cm" draw:z-index="32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98"/>
      <text:p text:style-name="P99"><text:span text:style-name="T197">P</text:span><text:span text:style-name="T196">roof:</text:span> TO DO.</text:p>
      <text:p text:style-name="P101"/>
      <text:p text:style-name="P165"><text:span text:style-name="T256">Proposition –</text:span> <text:span text:style-name="T56">Let</text:span><text:span text:style-name="T56"><draw:frame draw:style-name="fr1" draw:name="Objet182" text:anchor-type="as-char" svg:width="1.856cm" svg:height="0.552cm" draw:z-index="290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62">a</text:span><text:span text:style-name="T57"> ground truth matrix</text:span><text:span text:style-name="T31">. </text:span><text:span text:style-name="T46">Let</text:span><text:span text:style-name="T46"><draw:frame draw:style-name="fr1" draw:name="Objet165" text:anchor-type="as-char" svg:width="2.805cm" svg:height="0.542cm" draw:z-index="291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47">and</text:span><text:span text:style-name="T47"><draw:frame draw:style-name="fr1" draw:name="Objet166" text:anchor-type="as-char" svg:width="2.815cm" svg:height="0.542cm" draw:z-index="292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48">the</text:span><text:span text:style-name="T54"><draw:frame draw:style-name="fr1" draw:name="Objet180" text:anchor-type="as-char" svg:width="1.64cm" svg:height="0.467cm" draw:z-index="293"><draw:object xlink:href="./Object 180" xlink:type="simple" xlink:show="embed" xlink:actuate="onLoad"/><draw:image xlink:href="./ObjectReplacements/Object 180" xlink:type="simple" xlink:show="embed" xlink:actuate="onLoad"/></draw:frame></text:span><text:span text:style-name="T48">activation and </text:span><text:span text:style-name="T54">Categorical cross-entropy </text:span><text:span text:style-name="T48">loss functions</text:span><text:span text:style-name="T49">. </text:span><text:span text:style-name="T50">The</text:span><text:span text:style-name="T60">n</text:span><text:span text:style-name="T50"><draw:frame draw:style-name="fr1" draw:name="Objet177" text:anchor-type="as-char" svg:width="2.813cm" svg:height="0.534cm" draw:z-index="294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51">is </text:span><text:span text:style-name="T52">derivable </text:span><text:span text:style-name="T59">on</text:span><text:span text:style-name="T60"><draw:frame draw:style-name="fr1" draw:name="Objet183" text:anchor-type="as-char" svg:width="0.744cm" svg:height="0.527cm" draw:z-index="295"><draw:object xlink:href="./Object 183" xlink:type="simple" xlink:show="embed" xlink:actuate="onLoad"/><draw:image xlink:href="./ObjectReplacements/Object 183" xlink:type="simple" xlink:show="embed" xlink:actuate="onLoad"/></draw:frame></text:span><text:span text:style-name="T60">and</text:span><text:span text:style-name="T59"> </text:span><text:span text:style-name="T61">i</text:span><text:span text:style-name="T55">ts </text:span><text:span text:style-name="T58">G</text:span><text:span text:style-name="T55">radient </text:span><text:span text:style-name="T64">matrix</text:span><text:span text:style-name="T55"> is</text:span></text:p>
      <text:p text:style-name="P128"><draw:frame draw:style-name="fr1" draw:name="Objet181" text:anchor-type="as-char" svg:width="4.385cm" svg:height="1.249cm" draw:z-index="296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01"/>
      <text:p text:style-name="P121"><text:span text:style-name="T196">Proof:</text:span> TO DO.</text:p>
      <text:p text:style-name="P101"><text:soft-page-break/></text:p>
      <text:h text:style-name="P186" text:outline-level="1"><text:span text:style-name="T121">4</text:span> – <text:span text:style-name="T106">Dense layers</text:span></text:h>
      <text:p text:style-name="P28"/>
      <text:p text:style-name="P82"><text:span text:style-name="T256">Definition –</text:span><text:span text:style-name="T21"> </text:span><text:span text:style-name="T42">T</text:span><text:span text:style-name="T39">he </text:span><text:span text:style-name="T41">application</text:span></text:p>
      <text:p text:style-name="P104"><draw:frame draw:style-name="fr1" draw:name="Objet179" text:anchor-type="as-char" svg:width="4.987cm" svg:height="1.289cm" draw:z-index="33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32">defines a dense layer <text:span text:style-name="T228">with</text:span><text:span text:style-name="T222"><draw:frame draw:style-name="fr1" draw:name="Objet108" text:anchor-type="as-char" svg:width="0.466cm" svg:height="0.467cm" draw:z-index="34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30">named </text:span><text:span text:style-name="T223">the input vector, </text:span><text:span text:style-name="T223"><draw:frame draw:style-name="fr1" draw:name="Objet144" text:anchor-type="as-char" svg:width="0.605cm" svg:height="0.467cm" draw:z-index="35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30">named </text:span><text:span text:style-name="T224">the weight matri</text:span><text:span text:style-name="T225">x </text:span><text:span text:style-name="T226">and</text:span><text:span text:style-name="T226"><draw:frame draw:style-name="fr1" draw:name="Objet146" text:anchor-type="as-char" svg:width="0.425cm" svg:height="0.467cm" draw:z-index="36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30">named </text:span><text:span text:style-name="T227">the bias matrix.</text:span></text:p>
      <text:p text:style-name="P32"/>
      <text:p text:style-name="P37">The notation<draw:frame draw:style-name="fr1" draw:name="Objet25" text:anchor-type="as-char" svg:width="0.579cm" svg:height="0.531cm" draw:z-index="37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37">means</text:span><text:span text:style-name="T234"> the application</text:span><text:span text:style-name="T234"><draw:frame draw:style-name="fr1" draw:name="Objet272" text:anchor-type="as-char" svg:width="3.865cm" svg:height="0.591cm" draw:z-index="297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36">corresponding to </text:span><text:span text:style-name="T238">the </text:span><text:span text:style-name="T336">row</text:span><text:span text:style-name="T238"><draw:frame draw:style-name="fr1" draw:name="Objet36" text:anchor-type="as-char" svg:width="0.395cm" svg:height="0.467cm" draw:z-index="38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40">of </text:span><text:span text:style-name="T336">the second </text:span><text:span text:style-name="T338">matrix </text:span><text:span text:style-name="T336">component </text:span><text:span text:style-name="T337">of</text:span><text:span text:style-name="T236"> </text:span><text:span text:style-name="T234">the </text:span><text:span text:style-name="T235">dense layer</text:span><draw:frame draw:style-name="fr1" draw:name="Objet35" text:anchor-type="as-char" svg:width="0.462cm" svg:height="0.467cm" draw:z-index="39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43">Let</text:span><text:span text:style-name="T243"><draw:frame draw:style-name="fr1" draw:name="Objet135" text:anchor-type="as-char" svg:width="1.342cm" svg:height="0.527cm" draw:z-index="298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63">an input vector</text:span><text:span text:style-name="T243">, </text:span><text:span text:style-name="T243"><draw:frame draw:style-name="fr1" draw:name="Objet134" text:anchor-type="as-char" svg:width="1.946cm" svg:height="0.531cm" draw:z-index="299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64">a weight matrix </text:span><text:span text:style-name="T244">and</text:span><text:span text:style-name="T243"><draw:frame draw:style-name="fr1" draw:name="Objet127" text:anchor-type="as-char" svg:width="1.399cm" svg:height="0.527cm" draw:z-index="300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65">a</text:span><text:span text:style-name="T264"> bias matrix </text:span><text:span text:style-name="T243">then</text:span></text:p>
      <text:p text:style-name="P39"><draw:frame draw:style-name="fr1" draw:name="Objet132" text:anchor-type="as-char" svg:width="2.379cm" svg:height="0.482cm" draw:z-index="301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302"><draw:object xlink:href="./Object 135" xlink:type="simple" xlink:show="embed" xlink:actuate="onLoad"/><draw:image xlink:href="./ObjectReplacements/Object 135" xlink:type="simple" xlink:show="embed" xlink:actuate="onLoad"/></draw:frame></text:p>
      <text:p text:style-name="P32"/>
      <text:p text:style-name="P84"><text:span text:style-name="T219">P</text:span>roposition –<text:span text:style-name="T21"> </text:span><text:span text:style-name="T147">Let</text:span><text:span text:style-name="T147"><draw:frame draw:style-name="fr1" draw:name="Objet184" text:anchor-type="as-char" svg:width="4.78cm" svg:height="0.591cm" draw:z-index="303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76">a</text:span><text:span text:style-name="T150"> </text:span><text:span text:style-name="T152">dense layer </text:span><text:span text:style-name="T170">function. </text:span><text:span text:style-name="T172">Then</text:span><text:span text:style-name="T172"><draw:frame draw:style-name="fr1" draw:name="Objet188" text:anchor-type="as-char" svg:width="0.462cm" svg:height="0.467cm" draw:z-index="304"><draw:object xlink:href="./Object 188" xlink:type="simple" xlink:show="embed" xlink:actuate="onLoad"/><draw:image xlink:href="./ObjectReplacements/Object 188" xlink:type="simple" xlink:show="embed" xlink:actuate="onLoad"/></draw:frame></text:span><text:span text:style-name="T157">is </text:span><text:span text:style-name="T158">derivable </text:span><text:span text:style-name="T160">according </text:span><text:span text:style-name="T162">the first and third variables</text:span><text:span text:style-name="T158"> </text:span><text:span text:style-name="T159">on</text:span><text:span text:style-name="T156"><draw:frame draw:style-name="fr1" draw:name="Objet186" text:anchor-type="as-char" svg:width="0.744cm" svg:height="0.527cm" draw:z-index="305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61">and</text:span><text:span text:style-name="T161"><draw:frame draw:style-name="fr1" draw:name="Objet187" text:anchor-type="as-char" svg:width="0.84cm" svg:height="0.527cm" draw:z-index="306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61">respectively</text:span><text:span text:style-name="T156">.</text:span></text:p>
      <text:p text:style-name="P129"/>
      <text:p text:style-name="P85"><text:span text:style-name="T166">Let</text:span><text:span text:style-name="T166"><draw:frame draw:style-name="fr1" draw:name="Objet189" text:anchor-type="as-char" svg:width="1.342cm" svg:height="0.527cm" draw:z-index="307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67">an input vector </text:span><text:span text:style-name="T169">and</text:span><text:span text:style-name="T166"><draw:frame draw:style-name="fr1" draw:name="Objet190" text:anchor-type="as-char" svg:width="1.399cm" svg:height="0.527cm" draw:z-index="308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69">a</text:span><text:span text:style-name="T168"> bias matrix. </text:span><text:span text:style-name="T171">T</text:span><text:span text:style-name="T166">hen</text:span><text:span text:style-name="T163"><draw:frame draw:style-name="fr1" draw:name="Objet191" text:anchor-type="as-char" svg:width="3.962cm" svg:height="0.591cm" draw:z-index="309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64">is also derivable </text:span><text:span text:style-name="T175">according the second variable </text:span><text:span text:style-name="T165">for all</text:span><text:span text:style-name="T165"><draw:frame draw:style-name="fr1" draw:name="Objet192" text:anchor-type="as-char" svg:width="1.947cm" svg:height="0.482cm" draw:z-index="310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65">.</text:span></text:p>
      <text:p text:style-name="P129"/>
      <text:p text:style-name="P84"><text:span text:style-name="T43">Its </text:span><text:span text:style-name="T98">Gradient or </text:span><text:span text:style-name="T43">Jacobian matri</text:span><text:span text:style-name="T44">ces are</text:span></text:p>
      <text:p text:style-name="P46"><draw:frame draw:style-name="fr1" draw:name="Objet194" text:anchor-type="as-char" svg:width="3.366cm" svg:height="1.235cm" draw:z-index="311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19"><text:span text:style-name="T146"><draw:frame draw:style-name="fr1" draw:name="Objet42" text:anchor-type="as-char" svg:width="2.379cm" svg:height="0.482cm" draw:z-index="4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46">,</text:span><text:span text:style-name="T145"><draw:frame draw:style-name="fr1" draw:name="Objet39" text:anchor-type="as-char" svg:width="3.014cm" svg:height="1.189cm" draw:z-index="42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06"><draw:frame draw:style-name="fr1" draw:name="Objet154" text:anchor-type="as-char" svg:width="3.554cm" svg:height="1.304cm" draw:z-index="43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34">with<draw:frame draw:style-name="fr1" draw:name="Objet162" text:anchor-type="as-char" svg:width="0.686cm" svg:height="0.531cm" draw:z-index="44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45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29"/>
      <text:p text:style-name="P100"><text:span text:style-name="T197">P</text:span><text:span text:style-name="T196">roof:</text:span> TO DO.</text:p>
      <text:p text:style-name="P29"><text:soft-page-break/></text:p>
      <text:p text:style-name="P87"><text:span text:style-name="T219">P</text:span><text:span text:style-name="T220">roposition –</text:span><text:span text:style-name="T40"> </text:span><text:span text:style-name="T147">Let</text:span><text:span text:style-name="T147"><draw:frame draw:style-name="fr1" draw:name="Objet155" text:anchor-type="as-char" svg:width="4.78cm" svg:height="0.591cm" draw:z-index="47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48">and</text:span><text:span text:style-name="T148"><draw:frame draw:style-name="fr1" draw:name="Objet156" text:anchor-type="as-char" svg:width="3.314cm" svg:height="0.527cm" draw:z-index="48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49">the</text:span><text:span text:style-name="T150"> </text:span><text:span text:style-name="T152">dense layer </text:span><text:span text:style-name="T153">and</text:span><text:span text:style-name="T154"><draw:frame draw:style-name="fr1" draw:name="Objet157" text:anchor-type="as-char" svg:width="1.252cm" svg:height="0.467cm" draw:z-index="49"><draw:object xlink:href="./Object 157" xlink:type="simple" xlink:show="embed" xlink:actuate="onLoad"/><draw:image xlink:href="./ObjectReplacements/Object 157" xlink:type="simple" xlink:show="embed" xlink:actuate="onLoad"/></draw:frame></text:span><text:span text:style-name="T149">activation functions</text:span><text:span text:style-name="T151">. </text:span><text:span text:style-name="T173">Let</text:span><text:span text:style-name="T173"><draw:frame draw:style-name="fr1" draw:name="Objet210" text:anchor-type="as-char" svg:width="4.865cm" svg:height="1.221cm" draw:z-index="312"><draw:object xlink:href="./Object 210" xlink:type="simple" xlink:show="embed" xlink:actuate="onLoad"/><draw:image xlink:href="./ObjectReplacements/Object 210" xlink:type="simple" xlink:show="embed" xlink:actuate="onLoad"/></draw:frame></text:span><text:span text:style-name="T174">such as</text:span><text:span text:style-name="T174"><draw:frame draw:style-name="fr1" draw:name="Objet211" text:anchor-type="as-char" svg:width="3.662cm" svg:height="0.557cm" draw:z-index="313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73">. </text:span><text:span text:style-name="T155">The</text:span><text:span text:style-name="T156">n</text:span><text:span text:style-name="T155"><draw:frame draw:style-name="fr1" draw:name="Objet158" text:anchor-type="as-char" svg:width="8.784cm" svg:height="0.591cm" draw:z-index="50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57">is </text:span><text:span text:style-name="T158">derivable </text:span><text:span text:style-name="T160">according </text:span><text:span text:style-name="T162">the first and third variables</text:span><text:span text:style-name="T158"> </text:span><text:span text:style-name="T159">on</text:span><text:span text:style-name="T156"><draw:frame draw:style-name="fr1" draw:name="Objet159" text:anchor-type="as-char" svg:width="0.744cm" svg:height="0.527cm" draw:z-index="51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61">and</text:span><text:span text:style-name="T161"><draw:frame draw:style-name="fr1" draw:name="Objet163" text:anchor-type="as-char" svg:width="0.84cm" svg:height="0.527cm" draw:z-index="52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61">respectively</text:span><text:span text:style-name="T156">.</text:span></text:p>
      <text:p text:style-name="P88"/>
      <text:p text:style-name="P38">The notation<draw:frame draw:style-name="fr1" draw:name="Objet214" text:anchor-type="as-char" svg:width="1.443cm" svg:height="0.591cm" draw:z-index="314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37">means</text:span><text:span text:style-name="T234"> the application </text:span><text:span text:style-name="T236">corresponding to </text:span><text:span text:style-name="T238">the </text:span><text:span text:style-name="T239">coefficient</text:span><text:span text:style-name="T238"><draw:frame draw:style-name="fr1" draw:name="Objet215" text:anchor-type="as-char" svg:width="0.556cm" svg:height="0.467cm" draw:z-index="315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40">of</text:span><text:span text:style-name="T240"><draw:frame draw:style-name="fr1" draw:name="Objet216" text:anchor-type="as-char" svg:width="1.443cm" svg:height="0.527cm" draw:z-index="316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43">Let</text:span><text:span text:style-name="T243"><draw:frame draw:style-name="fr1" draw:name="Objet217" text:anchor-type="as-char" svg:width="1.6cm" svg:height="0.527cm" draw:z-index="317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43">then</text:span></text:p>
      <text:p text:style-name="P42"><draw:frame draw:style-name="fr1" draw:name="Objet212" text:anchor-type="as-char" svg:width="2.54cm" svg:height="0.482cm" draw:z-index="318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319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88"/>
      <text:p text:style-name="P83"><text:span text:style-name="T166">Let</text:span><text:span text:style-name="T166"><draw:frame draw:style-name="fr1" draw:name="Objet167" text:anchor-type="as-char" svg:width="1.342cm" svg:height="0.527cm" draw:z-index="320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67">an input vector </text:span><text:span text:style-name="T169">and</text:span><text:span text:style-name="T166"><draw:frame draw:style-name="fr1" draw:name="Objet185" text:anchor-type="as-char" svg:width="1.399cm" svg:height="0.527cm" draw:z-index="321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69">a</text:span><text:span text:style-name="T168"> bias matrix. </text:span><text:span text:style-name="T171">T</text:span><text:span text:style-name="T166">hen</text:span><text:span text:style-name="T163"><draw:frame draw:style-name="fr1" draw:name="Objet160" text:anchor-type="as-char" svg:width="6.787cm" svg:height="0.591cm" draw:z-index="53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64">is also derivable </text:span><text:span text:style-name="T165">for all</text:span><text:span text:style-name="T165"><draw:frame draw:style-name="fr1" draw:name="Objet164" text:anchor-type="as-char" svg:width="2.108cm" svg:height="0.482cm" draw:z-index="54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65">.</text:span></text:p>
      <text:p text:style-name="P125"/>
      <text:p text:style-name="P86"><text:span text:style-name="T43">Its </text:span><text:span text:style-name="T97">Gradient</text:span><text:span text:style-name="T43"> matri</text:span><text:span text:style-name="T44">ces are</text:span></text:p>
      <text:p text:style-name="P47"/>
      <text:p text:style-name="P107"><draw:frame draw:style-name="fr1" draw:name="Objet152" text:anchor-type="as-char" svg:width="12.467cm" svg:height="1.799cm" draw:z-index="92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12"><text:span text:style-name="T268">where</text:span><text:span text:style-name="T268"><draw:frame draw:style-name="fr1" draw:name="Objet218" text:anchor-type="as-char" svg:width="1.776cm" svg:height="0.527cm" draw:z-index="322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68">,</text:span><text:span text:style-name="T268"><draw:frame draw:style-name="fr1" draw:name="Objet219" text:anchor-type="as-char" svg:width="2.221cm" svg:height="0.482cm" draw:z-index="323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68">,</text:span></text:p>
      <text:p text:style-name="P134"><draw:frame draw:style-name="fr1" draw:name="Objet220" text:anchor-type="as-char" svg:width="17.254cm" svg:height="1.139cm" draw:z-index="324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10"><text:span text:style-name="T266">with</text:span><text:span text:style-name="T266"><draw:frame draw:style-name="fr1" draw:name="Objet197" text:anchor-type="as-char" svg:width="1.946cm" svg:height="0.531cm" draw:z-index="105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67">a weight matrix, </text:span><text:span text:style-name="T243"><draw:frame draw:style-name="fr1" draw:name="Objet198" text:anchor-type="as-char" svg:width="1.399cm" svg:height="0.527cm" draw:z-index="325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65">a</text:span><text:span text:style-name="T264"> bias matrix.</text:span></text:p>
      <text:p text:style-name="P130"/>
      <text:p text:style-name="P20"><text:span text:style-name="T146"><draw:frame draw:style-name="fr1" draw:name="Objet195" text:anchor-type="as-char" svg:width="2.54cm" svg:height="0.482cm" draw:z-index="148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46">,</text:span><text:span text:style-name="T145"><draw:frame draw:style-name="fr1" draw:name="Objet196" text:anchor-type="as-char" svg:width="13.64cm" svg:height="1.838cm" draw:z-index="157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12"><text:span text:style-name="T268">where</text:span><text:span text:style-name="T268"><draw:frame draw:style-name="fr1" draw:name="Objet221" text:anchor-type="as-char" svg:width="1.82cm" svg:height="0.527cm" draw:z-index="326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68">,</text:span><text:span text:style-name="T268"><draw:frame draw:style-name="fr1" draw:name="Objet222" text:anchor-type="as-char" svg:width="2.221cm" svg:height="0.482cm" draw:z-index="327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68">,</text:span></text:p>
      <text:p text:style-name="P134"><draw:frame draw:style-name="fr1" draw:name="Objet223" text:anchor-type="as-char" svg:width="16.986cm" svg:height="1.122cm" draw:z-index="328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4"><text:soft-page-break/><text:span text:style-name="T177">with</text:span><text:span text:style-name="T177"><draw:frame draw:style-name="fr1" draw:name="Objet202" text:anchor-type="as-char" svg:width="1.342cm" svg:height="0.527cm" draw:z-index="166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78">a</text:span><text:span text:style-name="T184">n input</text:span><text:span text:style-name="T178"> matrix, </text:span><text:span text:style-name="T179"><draw:frame draw:style-name="fr1" draw:name="Objet203" text:anchor-type="as-char" svg:width="1.399cm" svg:height="0.527cm" draw:z-index="208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80">a</text:span><text:span text:style-name="T181"> bias matrix</text:span><text:span text:style-name="T182">.</text:span></text:p>
      <text:p text:style-name="P111"/>
      <text:p text:style-name="P133"><draw:frame draw:style-name="fr1" draw:name="Objet193" text:anchor-type="as-char" svg:width="12.384cm" svg:height="1.799cm" draw:z-index="58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13"><text:span text:style-name="T268">where</text:span><text:span text:style-name="T268"><draw:frame draw:style-name="fr1" draw:name="Objet225" text:anchor-type="as-char" svg:width="1.831cm" svg:height="0.527cm" draw:z-index="164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68">,</text:span><text:span text:style-name="T268"><draw:frame draw:style-name="fr1" draw:name="Objet226" text:anchor-type="as-char" svg:width="2.54cm" svg:height="0.482cm" draw:z-index="165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68">,</text:span></text:p>
      <text:p text:style-name="P135"><draw:frame draw:style-name="fr1" draw:name="Objet224" text:anchor-type="as-char" svg:width="15.485cm" svg:height="1.088cm" draw:z-index="93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5"><text:span text:style-name="T177">with</text:span><text:span text:style-name="T177"><draw:frame draw:style-name="fr1" draw:name="Objet208" text:anchor-type="as-char" svg:width="1.342cm" svg:height="0.527cm" draw:z-index="69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78">a weight matrix </text:span><text:span text:style-name="T183">and</text:span><text:span text:style-name="T177"><draw:frame draw:style-name="fr1" draw:name="Objet209" text:anchor-type="as-char" svg:width="1.946cm" svg:height="0.531cm" draw:z-index="70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78">a weight matrix.</text:span></text:p>
      <text:p text:style-name="P131"/>
      <text:p text:style-name="P45"><text:span text:style-name="T196">Proof:</text:span> TO DO.</text:p>
      <text:p text:style-name="P30"/>
      <text:h text:style-name="P187" text:outline-level="1"><text:span text:style-name="T121">5</text:span> – <text:span text:style-name="T104">Neural Network</text:span><text:span text:style-name="T110">s</text:span></text:h>
      <text:p text:style-name="P18"/>
      <text:p text:style-name="P51"><text:span text:style-name="T259">Definition –</text:span><text:span text:style-name="T289"> </text:span><text:span text:style-name="T278">A training data set is defined as </text:span><text:span text:style-name="T279">couples </text:span><text:span text:style-name="T280">of </text:span><text:span text:style-name="T281">vectors</text:span><text:span text:style-name="T280"><draw:frame draw:style-name="fr1" draw:name="Objet242" text:anchor-type="as-char" svg:width="3.141cm" svg:height="0.637cm" draw:z-index="94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283">for</text:span><text:span text:style-name="T282"><draw:frame draw:style-name="fr1" draw:name="Objet243" text:anchor-type="as-char" svg:width="1.625cm" svg:height="0.482cm" draw:z-index="95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82">. </text:span><text:span text:style-name="T287">The</text:span><text:span text:style-name="T282"><draw:frame draw:style-name="fr1" draw:name="Objet247" text:anchor-type="as-char" svg:width="0.603cm" svg:height="0.527cm" draw:z-index="329"><draw:object xlink:href="./Object 247" xlink:type="simple" xlink:show="embed" xlink:actuate="onLoad"/><draw:image xlink:href="./ObjectReplacements/Object 247" xlink:type="simple" xlink:show="embed" xlink:actuate="onLoad"/></draw:frame></text:span><text:span text:style-name="T287">are</text:span><text:span text:style-name="T284"> named input or feature matri</text:span><text:span text:style-name="T287">ces</text:span><text:span text:style-name="T284"> </text:span><text:span text:style-name="T285">and </text:span><text:span text:style-name="T288">the</text:span><text:span text:style-name="T285"><draw:frame draw:style-name="fr1" draw:name="Objet246" text:anchor-type="as-char" svg:width="0.57cm" svg:height="0.607cm" draw:z-index="98"><draw:object xlink:href="./Object 246" xlink:type="simple" xlink:show="embed" xlink:actuate="onLoad"/><draw:image xlink:href="./ObjectReplacements/Object 246" xlink:type="simple" xlink:show="embed" xlink:actuate="onLoad"/></draw:frame></text:span><text:span text:style-name="T286">target or label matri</text:span><text:span text:style-name="T288">ces</text:span><text:span text:style-name="T286">.</text:span></text:p>
      <text:p text:style-name="P53"/>
      <text:p text:style-name="P89"><text:span text:style-name="T256">Definition –</text:span><text:span text:style-name="T21"> </text:span><text:span text:style-name="T68">Let</text:span><text:span text:style-name="T69"><draw:frame draw:style-name="fr1" draw:name="Objet20" text:anchor-type="as-char" svg:width="0.466cm" svg:height="0.467cm" draw:z-index="99"><draw:object xlink:href="./Object 20" xlink:type="simple" xlink:show="embed" xlink:actuate="onLoad"/><draw:image xlink:href="./ObjectReplacements/Object 20" xlink:type="simple" xlink:show="embed" xlink:actuate="onLoad"/></draw:frame></text:span><text:span text:style-name="T73">dense </text:span><text:span text:style-name="T70">layers </text:span><text:span text:style-name="T73">with activation functions</text:span><text:span text:style-name="T70"><draw:frame draw:style-name="fr1" draw:name="Objet21" text:anchor-type="as-char" svg:width="5.456cm" svg:height="0.598cm" draw:z-index="10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72">for</text:span><text:span text:style-name="T72"><draw:frame draw:style-name="fr1" draw:name="Objet22" text:anchor-type="as-char" svg:width="1.767cm" svg:height="0.482cm" draw:z-index="330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86">with</text:span><text:span text:style-name="T86"><draw:frame draw:style-name="fr1" draw:name="Objet249" text:anchor-type="as-char" svg:width="2.321cm" svg:height="0.628cm" draw:z-index="331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86">and</text:span><text:span text:style-name="T86"><draw:frame draw:style-name="fr1" draw:name="Objet252" text:anchor-type="as-char" svg:width="1.693cm" svg:height="0.534cm" draw:z-index="332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86">the</text:span><text:span text:style-name="T86"><draw:frame draw:style-name="fr1" draw:name="Objet253" text:anchor-type="as-char" svg:width="0.596cm" svg:height="0.527cm" draw:z-index="333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87">weight and </text:span><text:span text:style-name="T86">bias matri</text:span><text:span text:style-name="T87">ces</text:span><text:span text:style-name="T71">. </text:span><text:span text:style-name="T66">Let </text:span><text:span text:style-name="T67">a training data set</text:span><text:span text:style-name="T67"><draw:frame draw:style-name="fr3" draw:name="Objet15" text:anchor-type="as-char" svg:y="-0.524cm" svg:width="3.6cm" svg:height="0.637cm" draw:z-index="101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74">for</text:span><text:span text:style-name="T74"><draw:frame draw:style-name="fr1" draw:name="Objet23" text:anchor-type="as-char" svg:width="1.625cm" svg:height="0.482cm" draw:z-index="10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67">. </text:span><text:span text:style-name="T76">Let</text:span><text:span text:style-name="T76"><draw:frame draw:style-name="fr1" draw:name="Objet24" text:anchor-type="as-char" svg:width="2.859cm" svg:height="0.672cm" draw:z-index="335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6">loss function</text:span><text:span text:style-name="T88">s </text:span><text:span text:style-name="T89">for</text:span><draw:frame draw:style-name="fr1" draw:name="Objet250" text:anchor-type="as-char" svg:width="1.625cm" svg:height="0.482cm" draw:z-index="336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80">with</text:span><text:span text:style-name="T80"><draw:frame draw:style-name="fr3" draw:name="Objet241" text:anchor-type="as-char" svg:y="-0.524cm" svg:width="1.725cm" svg:height="0.676cm" draw:z-index="103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82">as</text:span><text:span text:style-name="T81"> ground truth matrices </text:span><text:span text:style-name="T90">respectively</text:span><text:span text:style-name="T76">.</text:span></text:p>
      <text:p text:style-name="P54"/>
      <text:p text:style-name="P90"><text:span text:style-name="T75">Then </text:span><text:span text:style-name="T83">a </text:span><text:span text:style-name="T79">neural network is defined as the</text:span><text:span text:style-name="T77"> application</text:span><text:span text:style-name="T77"><draw:frame draw:style-name="fr1" draw:name="Objet306" text:anchor-type="as-char" svg:width="6.304cm" svg:height="1.413cm" draw:z-index="339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84">.</text:span></text:p>
      <text:p text:style-name="P60"/>
      <text:p text:style-name="P90"><text:span text:style-name="T85">The optimization problem </text:span><text:span text:style-name="T93">is</text:span><text:span text:style-name="T78"><draw:frame draw:style-name="fr1" draw:name="Objet271" text:anchor-type="as-char" svg:width="5.47cm" svg:height="1.178cm" draw:z-index="340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94">and </text:span><text:span text:style-name="T94"><draw:frame draw:style-name="fr1" draw:name="Objet248" text:anchor-type="as-char" svg:width="9.174cm" svg:height="1.139cm" draw:z-index="341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95">is named the objective function or global loss.</text:span></text:p>
      <text:p text:style-name="P52"><text:soft-page-break/></text:p>
      <text:p text:style-name="P56"><text:span text:style-name="T13">Theorem</text:span><text:span text:style-name="T9"> –</text:span> <text:span text:style-name="T291">Let</text:span><text:span text:style-name="T292"><draw:frame draw:style-name="fr1" draw:name="Objet251" text:anchor-type="as-char" svg:width="0.466cm" svg:height="0.467cm" draw:z-index="106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293">dense </text:span><text:span text:style-name="T294">layers </text:span><text:span text:style-name="T293">with activation functions –</text:span><text:span text:style-name="T294"><draw:frame draw:style-name="fr1" draw:name="Objet254" text:anchor-type="as-char" svg:width="6.004cm" svg:height="0.564cm" draw:z-index="107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295">for</text:span><text:span text:style-name="T295"><draw:frame draw:style-name="fr1" draw:name="Objet255" text:anchor-type="as-char" svg:width="2.33cm" svg:height="0.482cm" draw:z-index="108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09">and</text:span><draw:frame draw:style-name="fr1" draw:name="Objet267" text:anchor-type="as-char" svg:width="5.165cm" svg:height="0.564cm" draw:z-index="344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296"><draw:frame draw:style-name="fr1" draw:name="Objet256" text:anchor-type="as-char" svg:width="2.321cm" svg:height="0.628cm" draw:z-index="109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296">and</text:span><text:span text:style-name="T296"><draw:frame draw:style-name="fr1" draw:name="Objet257" text:anchor-type="as-char" svg:width="1.693cm" svg:height="0.534cm" draw:z-index="110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10">are defined as </text:span><text:span text:style-name="T296">the</text:span><text:span text:style-name="T296"><draw:frame draw:style-name="fr1" draw:name="Objet258" text:anchor-type="as-char" svg:width="0.596cm" svg:height="0.527cm" draw:z-index="111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297">weight and </text:span><text:span text:style-name="T296">bias matri</text:span><text:span text:style-name="T297">ces</text:span><text:span text:style-name="T298">. </text:span><text:span text:style-name="T299">Let </text:span><text:span text:style-name="T300">a training data set</text:span><text:span text:style-name="T300"><draw:frame draw:style-name="fr3" draw:name="Objet259" text:anchor-type="as-char" svg:y="-0.524cm" svg:width="3.6cm" svg:height="0.637cm" draw:z-index="112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01">for</text:span><text:span text:style-name="T301"><draw:frame draw:style-name="fr1" draw:name="Objet260" text:anchor-type="as-char" svg:width="1.625cm" svg:height="0.482cm" draw:z-index="113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00">. </text:span><text:span text:style-name="T302">Let</text:span><text:span text:style-name="T302"><draw:frame draw:style-name="fr1" draw:name="Objet261" text:anchor-type="as-char" svg:width="2.658cm" svg:height="0.616cm" draw:z-index="114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18">Categorical cross-entropy </text:span><text:span text:style-name="T302">loss</text:span><text:span text:style-name="T318">es</text:span><text:span text:style-name="T303"> </text:span><text:span text:style-name="T304">for</text:span><text:span text:style-name="T12"><draw:frame draw:style-name="fr1" draw:name="Objet262" text:anchor-type="as-char" svg:width="1.625cm" svg:height="0.482cm" draw:z-index="115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05">with</text:span><text:span text:style-name="T305"><draw:frame draw:style-name="fr3" draw:name="Objet263" text:anchor-type="as-char" svg:y="-0.524cm" svg:width="1.725cm" svg:height="0.676cm" draw:z-index="116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06">as</text:span><text:span text:style-name="T307"> ground truth matrices </text:span><text:span text:style-name="T308">respectively</text:span><text:span text:style-name="T302">.</text:span></text:p>
      <text:p text:style-name="P55"/>
      <text:p text:style-name="P91"><text:span text:style-name="T75">Then</text:span><text:span text:style-name="T79"> the</text:span><text:span text:style-name="T77"> </text:span><text:span text:style-name="T92">following </text:span><text:span text:style-name="T77">application</text:span><text:span text:style-name="T77"><draw:frame draw:style-name="fr1" draw:name="Objet264" text:anchor-type="as-char" svg:width="2.766cm" svg:height="0.534cm" draw:z-index="117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91">with</text:span></text:p>
      <text:p text:style-name="P61"/>
      <text:p text:style-name="P57"><draw:frame draw:style-name="fr4" draw:name="Objet265" text:anchor-type="as-char" svg:width="8.359cm" svg:height="0.727cm" draw:z-index="118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62"/>
      <text:p text:style-name="P92"><text:span text:style-name="T91">is a neural network</text:span><text:span text:style-name="T78"> </text:span><text:span text:style-name="T96">and its objective function is</text:span></text:p>
      <text:p text:style-name="P63"/>
      <text:p text:style-name="P64"><draw:frame draw:style-name="fr1" draw:name="Objet266" text:anchor-type="as-char" svg:width="9.119cm" svg:height="1.139cm" draw:z-index="343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52"/>
      <text:p text:style-name="P58">Let<draw:frame draw:style-name="fr1" draw:name="Objet268" text:anchor-type="as-char" svg:width="1.767cm" svg:height="0.482cm" draw:z-index="207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40">For all</text:span><text:span text:style-name="T319"><draw:frame draw:style-name="fr1" draw:name="Objet51" text:anchor-type="as-char" svg:width="1.625cm" svg:height="0.482cm" draw:z-index="342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19">, </text:span><text:span text:style-name="T340">let</text:span></text:p>
      <text:p text:style-name="P65"><draw:frame draw:style-name="fr1" draw:name="Objet277" text:anchor-type="as-char" svg:width="9.079cm" svg:height="1.42cm" draw:z-index="228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47"><draw:frame draw:style-name="fr1" draw:name="Objet269" text:anchor-type="as-char" svg:width="14.155cm" svg:height="3.164cm" draw:z-index="119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49"><text:span text:style-name="T334">then</text:span><draw:frame draw:style-name="fr1" draw:name="Objet239" text:anchor-type="as-char" svg:width="13.369cm" svg:height="3.651cm" draw:z-index="238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35">where</text:span><text:span text:style-name="T335"><draw:frame draw:style-name="fr1" draw:name="Objet312" text:anchor-type="as-char" svg:width="2.766cm" svg:height="0.482cm" draw:z-index="249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35">,</text:span><text:span text:style-name="T268"><draw:frame draw:style-name="fr1" draw:name="Objet240" text:anchor-type="as-char" svg:width="2.034cm" svg:height="0.534cm" draw:z-index="251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68">,</text:span><text:span text:style-name="T268"><draw:frame draw:style-name="fr1" draw:name="Objet270" text:anchor-type="as-char" svg:width="2.221cm" svg:height="0.482cm" draw:z-index="252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68">,</text:span></text:p>
      <text:p text:style-name="P138"><text:soft-page-break/><draw:frame draw:style-name="fr1" draw:name="Objet311" text:anchor-type="as-char" svg:width="8.819cm" svg:height="1.169cm" draw:z-index="254"><draw:object xlink:href="./Object 311" xlink:type="simple" xlink:show="embed" xlink:actuate="onLoad"/><draw:image xlink:href="./ObjectReplacements/Object 311" xlink:type="simple" xlink:show="embed" xlink:actuate="onLoad"/><svg:desc>formule</svg:desc></draw:frame><draw:frame draw:style-name="fr1" draw:name="Objet313" text:anchor-type="as-char" svg:width="15.335cm" svg:height="1.189cm" draw:z-index="255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16"><text:span text:style-name="T266">with</text:span><text:span text:style-name="T266"><draw:frame draw:style-name="fr1" draw:name="Objet283" text:anchor-type="as-char" svg:width="2.378cm" svg:height="0.591cm" draw:z-index="256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67">a weight matrix, </text:span><text:span text:style-name="T243"><draw:frame draw:style-name="fr1" draw:name="Objet307" text:anchor-type="as-char" svg:width="1.831cm" svg:height="0.527cm" draw:z-index="258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65">a</text:span><text:span text:style-name="T264"> bias matrix.</text:span></text:p>
      <text:p text:style-name="P148"/>
      <text:p text:style-name="P67"><text:span text:style-name="T188">Let</text:span><text:span text:style-name="T188"><draw:frame draw:style-name="fr1" draw:name="Objet201" text:anchor-type="as-char" svg:width="1.042cm" svg:height="0.467cm" draw:z-index="260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88">. </text:span><text:span text:style-name="T185">T</text:span><text:span text:style-name="T143">h</text:span><text:span text:style-name="T186">en</text:span><text:span text:style-name="T186"><draw:frame draw:style-name="fr1" draw:name="Objet204" text:anchor-type="as-char" svg:width="1.15cm" svg:height="0.591cm" draw:z-index="261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87">Gradient matrices are</text:span></text:p>
      <text:p text:style-name="P142"/>
      <text:p text:style-name="P22"><text:span text:style-name="T146"><draw:frame draw:style-name="fr1" draw:name="Objet205" text:anchor-type="as-char" svg:width="2.813cm" svg:height="0.531cm" draw:z-index="263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46">,</text:span><text:span text:style-name="T145"><draw:frame draw:style-name="fr1" draw:name="Objet206" text:anchor-type="as-char" svg:width="8.915cm" svg:height="1.99cm" draw:z-index="266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18"><text:span text:style-name="T268">where</text:span><text:span text:style-name="T268"><draw:frame draw:style-name="fr1" draw:name="Objet284" text:anchor-type="as-char" svg:width="2.057cm" svg:height="0.482cm" draw:z-index="267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68">,</text:span><text:span text:style-name="T268"><draw:frame draw:style-name="fr1" draw:name="Objet285" text:anchor-type="as-char" svg:width="1.901cm" svg:height="0.534cm" draw:z-index="268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68">,</text:span><text:span text:style-name="T268"><draw:frame draw:style-name="fr1" draw:name="Objet308" text:anchor-type="as-char" svg:width="2.355cm" svg:height="0.531cm" draw:z-index="269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68">,</text:span></text:p>
      <text:p text:style-name="P139"><draw:frame draw:style-name="fr3" draw:name="Objet309" text:anchor-type="as-char" svg:y="-0.755cm" svg:width="5.863cm" svg:height="1.201cm" draw:z-index="270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46"><draw:frame draw:style-name="fr1" draw:name="Objet310" text:anchor-type="as-char" svg:width="9.647cm" svg:height="0.672cm" draw:z-index="271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43"><draw:frame draw:style-name="fr1" draw:name="Objet317" text:anchor-type="as-char" svg:width="1.693cm" svg:height="0.534cm" draw:z-index="272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65">a</text:span><text:span text:style-name="T264"> bias matrix.</text:span></text:p>
      <text:p text:style-name="P142"/>
      <text:p text:style-name="P109"><draw:frame draw:style-name="fr1" draw:name="Objet319" text:anchor-type="as-char" svg:width="9.082cm" svg:height="1.965cm" draw:z-index="274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18"><text:span text:style-name="T268">where</text:span><text:span text:style-name="T268"><draw:frame draw:style-name="fr1" draw:name="Objet320" text:anchor-type="as-char" svg:width="2.057cm" svg:height="0.482cm" draw:z-index="275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68">,</text:span><text:span text:style-name="T268"><draw:frame draw:style-name="fr1" draw:name="Objet321" text:anchor-type="as-char" svg:width="1.949cm" svg:height="0.534cm" draw:z-index="276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68">,</text:span><text:span text:style-name="T268"><draw:frame draw:style-name="fr1" draw:name="Objet322" text:anchor-type="as-char" svg:width="2.813cm" svg:height="0.531cm" draw:z-index="277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68">,</text:span></text:p>
      <text:p text:style-name="P139"><draw:frame draw:style-name="fr1" draw:name="Objet323" text:anchor-type="as-char" svg:width="6.078cm" svg:height="1.229cm" draw:z-index="278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44"><draw:frame draw:style-name="fr1" draw:name="Objet324" text:anchor-type="as-char" svg:width="13.453cm" svg:height="1.139cm" draw:z-index="279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18"><text:span text:style-name="T266">with</text:span><text:span text:style-name="T266"><draw:frame draw:style-name="fr1" draw:name="Objet200" text:anchor-type="as-char" svg:width="2.321cm" svg:height="0.628cm" draw:z-index="280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67">a weight matrix</text:span><text:span text:style-name="T264">.</text:span></text:p>
      <text:p text:style-name="P148"/>
      <text:p text:style-name="P66"><text:span text:style-name="T188">Let</text:span><text:span text:style-name="T188"><draw:frame draw:style-name="fr1" draw:name="Objet199" text:anchor-type="as-char" svg:width="2.33cm" svg:height="0.482cm" draw:z-index="281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88">. </text:span><text:span text:style-name="T185">T</text:span><text:span text:style-name="T143">h</text:span><text:span text:style-name="T186">en</text:span><text:span text:style-name="T186"><draw:frame draw:style-name="fr1" draw:name="Objet276" text:anchor-type="as-char" svg:width="1.15cm" svg:height="0.591cm" draw:z-index="121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187">Gradient matrices are</text:span></text:p>
      <text:p text:style-name="P140"/>
      <text:p text:style-name="P21"><text:soft-page-break/><text:span text:style-name="T146"><draw:frame draw:style-name="fr1" draw:name="Objet286" text:anchor-type="as-char" svg:width="2.813cm" svg:height="0.531cm" draw:z-index="167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46">,</text:span><text:span text:style-name="T145"><draw:frame draw:style-name="fr1" draw:name="Objet287" text:anchor-type="as-char" svg:width="10.426cm" svg:height="1.99cm" draw:z-index="168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15"><text:span text:style-name="T268">where</text:span><text:span text:style-name="T268"><draw:frame draw:style-name="fr1" draw:name="Objet274" text:anchor-type="as-char" svg:width="2.057cm" svg:height="0.482cm" draw:z-index="169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68">,</text:span><text:span text:style-name="T268"><draw:frame draw:style-name="fr1" draw:name="Objet288" text:anchor-type="as-char" svg:width="1.901cm" svg:height="0.534cm" draw:z-index="170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68">,</text:span><text:span text:style-name="T268"><draw:frame draw:style-name="fr1" draw:name="Objet289" text:anchor-type="as-char" svg:width="2.355cm" svg:height="0.531cm" draw:z-index="171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68">,</text:span></text:p>
      <text:p text:style-name="P137"><draw:frame draw:style-name="fr3" draw:name="Objet290" text:anchor-type="as-char" svg:y="-0.755cm" svg:width="7.377cm" svg:height="1.201cm" draw:z-index="172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45"><draw:frame draw:style-name="fr1" draw:name="Objet282" text:anchor-type="as-char" svg:width="16.806cm" svg:height="0.753cm" draw:z-index="176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43"><draw:frame draw:style-name="fr1" draw:name="Objet50" text:anchor-type="as-char" svg:width="1.693cm" svg:height="0.534cm" draw:z-index="182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65">a</text:span><text:span text:style-name="T264"> bias matrix.</text:span></text:p>
      <text:p text:style-name="P141"/>
      <text:p text:style-name="P108"><draw:frame draw:style-name="fr1" draw:name="Objet273" text:anchor-type="as-char" svg:width="10.516cm" svg:height="1.965cm" draw:z-index="122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14"><text:span text:style-name="T268">where</text:span><text:span text:style-name="T268"><draw:frame draw:style-name="fr1" draw:name="Objet280" text:anchor-type="as-char" svg:width="2.057cm" svg:height="0.482cm" draw:z-index="152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68">,</text:span><text:span text:style-name="T268"><draw:frame draw:style-name="fr1" draw:name="Objet275" text:anchor-type="as-char" svg:width="1.949cm" svg:height="0.534cm" draw:z-index="153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68">,</text:span><text:span text:style-name="T268"><draw:frame draw:style-name="fr1" draw:name="Objet278" text:anchor-type="as-char" svg:width="2.813cm" svg:height="0.531cm" draw:z-index="123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68">,</text:span></text:p>
      <text:p text:style-name="P136"><draw:frame draw:style-name="fr1" draw:name="Objet279" text:anchor-type="as-char" svg:width="7.514cm" svg:height="1.229cm" draw:z-index="124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43"><draw:frame draw:style-name="fr1" draw:name="Objet281" text:anchor-type="as-char" svg:width="14.974cm" svg:height="1.139cm" draw:z-index="127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17"><text:span text:style-name="T266">with</text:span><text:span text:style-name="T266"><draw:frame draw:style-name="fr1" draw:name="Objet44" text:anchor-type="as-char" svg:width="2.321cm" svg:height="0.628cm" draw:z-index="14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67">a weight matrix</text:span><text:span text:style-name="T264">.</text:span></text:p>
      <text:p text:style-name="P132"/>
      <text:p text:style-name="P59"><text:span text:style-name="T198">P</text:span><text:span text:style-name="T196">roof:</text:span><text:span text:style-name="T143"> TO DO.</text:span></text:p>
      <text:p text:style-name="P132"/>
      <text:h text:style-name="P188" text:outline-level="1"><text:span text:style-name="T290">6</text:span> – <text:span text:style-name="T109">Optimizations</text:span></text:h>
      <text:p text:style-name="P52"/>
      <text:p text:style-name="P68"><text:span text:style-name="T9">Definition –</text:span> Let<draw:frame draw:style-name="fr1" draw:name="Objet325" text:anchor-type="as-char" svg:width="2.305cm" svg:height="0.506cm" draw:z-index="150"><draw:object xlink:href="./Object 325" xlink:type="simple" xlink:show="embed" xlink:actuate="onLoad"/><draw:image xlink:href="./ObjectReplacements/Object 325" xlink:type="simple" xlink:show="embed" xlink:actuate="onLoad"/><svg:desc>formule</svg:desc></draw:frame><text:span text:style-name="T342">with</text:span><text:span text:style-name="T342"><draw:frame draw:style-name="fr1" draw:name="Objet326" text:anchor-type="as-char" svg:width="1.401cm" svg:height="0.527cm" draw:z-index="151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342">. &lt;</text:span><text:span text:style-name="T352">TODO&gt;</text:span></text:p>
      <text:p text:style-name="P52"/>
      <text:h text:style-name="P184" text:outline-level="1"><text:span text:style-name="T290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22T15:09:04.248000000</dc:date>
    <meta:editing-duration>P3DT4H31M27S</meta:editing-duration>
    <meta:editing-cycles>2069</meta:editing-cycles>
    <meta:document-statistic meta:table-count="0" meta:image-count="0" meta:object-count="431" meta:page-count="16" meta:paragraph-count="222" meta:word-count="1058" meta:character-count="7344" meta:non-whitespace-character-count="6402"/>
  </office:meta>
</office:document-meta>
</file>

<file path=Object 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00/content.xml><?xml version="1.0" encoding="utf-8"?>
<math xmlns="http://www.w3.org/1998/Math/MathML" display="block">
  <semantics>
    <mi>f</mi>
    <annotation encoding="StarMath 5.0"> f </annotation>
  </semantics>
</math>
</file>

<file path=Object 101/content.xml><?xml version="1.0" encoding="utf-8"?>
<math xmlns="http://www.w3.org/1998/Math/MathML" display="block">
  <semantics>
    <mi>a</mi>
    <annotation encoding="StarMath 5.0">a</annotation>
  </semantics>
</math>
</file>

<file path=Object 102/content.xml><?xml version="1.0" encoding="utf-8"?>
<math xmlns="http://www.w3.org/1998/Math/MathML" display="block">
  <semantics>
    <mi>f</mi>
    <annotation encoding="StarMath 5.0">f</annotation>
  </semantics>
</math>
</file>

<file path=Object 103/content.xml><?xml version="1.0" encoding="utf-8"?>
<math xmlns="http://www.w3.org/1998/Math/MathML" display="block">
  <semantics>
    <mi>f</mi>
    <annotation encoding="StarMath 5.0">f</annotation>
  </semantics>
</math>
</file>

<file path=Object 104/content.xml><?xml version="1.0" encoding="utf-8"?>
<math xmlns="http://www.w3.org/1998/Math/MathML" display="block">
  <semantics>
    <mi>a</mi>
    <annotation encoding="StarMath 5.0">a</annotation>
  </semantics>
</math>
</file>

<file path=Object 105/content.xml><?xml version="1.0" encoding="utf-8"?>
<math xmlns="http://www.w3.org/1998/Math/MathML" display="block">
  <semantics>
    <mrow>
      <mrow>
        <mi>f</mi>
        <mo stretchy="false">=</mo>
        <mrow>
          <mo fence="true" form="prefix" stretchy="true">(</mo>
          <mrow>
            <mtable>
              <mtr>
                <mtd>
                  <msub>
                    <mi>f</mi>
                    <mn>1</mn>
                  </msub>
                </mtd>
                <mtd>
                  <mo stretchy="false">…</mo>
                </mtd>
                <mtd>
                  <msub>
                    <mi>f</mi>
                    <mi>m</mi>
                  </msub>
                </mtd>
              </mtr>
            </mtable>
          </mrow>
          <mo fence="true" form="postfix" stretchy="true">)</mo>
        </mrow>
        <mo stretchy="false">∈</mo>
        <mi>D</mi>
      </mrow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f = left ( matrix {
	f_1 # dotslow # f_m
} right ) in D( E , F )</annotation>
  </semantics>
</math>
</file>

<file path=Object 10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i in ldbracket 1,m rdbracket</annotation>
  </semantics>
</math>
</file>

<file path=Object 107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i in ldbracket 1,m rdbracket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table>
      <mtr>
        <mtd>
          <mrow>
            <msub>
              <mi>f</mi>
              <mi>i</mi>
            </msub>
            <mrow>
              <mo fence="true" form="prefix" stretchy="false">(</mo>
              <mrow>
                <mrow>
                  <mi>a</mi>
                  <mo stretchy="false">+</mo>
                  <mi>h</mi>
                </mrow>
              </mrow>
              <mo fence="true" form="postfix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sub>
              <mrow>
                <mo fence="true" form="prefix" stretchy="false">(</mo>
                <mrow>
                  <mrow>
                    <mi>a</mi>
                    <mo stretchy="false">+</mo>
                    <mi>h</mi>
                  </mrow>
                </mrow>
                <mo fence="true" form="postfix" stretchy="false">)</mo>
              </mrow>
              <mi>i</mi>
            </msub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i>f</mi>
            <mrow>
              <msub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i>i</mi>
              </msub>
              <mo stretchy="false">+</mo>
              <mfrac>
                <mrow>
                  <mo stretchy="false">∂</mo>
                  <mi>f</mi>
                </mrow>
                <mrow>
                  <mo stretchy="false">∂</mo>
                  <mi>h</mi>
                </mrow>
              </mfrac>
            </mrow>
            <mrow>
              <msub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i>i</mi>
              </msub>
              <mo stretchy="false">+</mo>
              <munder>
                <mi>o</mi>
                <mrow>
                  <mi>h</mi>
                  <mo stretchy="false">→</mo>
                  <mn>0</mn>
                </mrow>
              </munder>
            </mrow>
            <mrow>
              <mo fence="true" form="prefix" stretchy="false">(</mo>
              <mrow>
                <mmultiscripts>
                  <mrow>
                    <mo fence="true" form="prefix" stretchy="false">‖</mo>
                    <mrow>
                      <mi>h</mi>
                    </mrow>
                    <mo fence="true" form="postfix" stretchy="false">‖</mo>
                  </mrow>
                  <mprescripts/>
                  <mi>n</mi>
                  <none/>
                </mmultiscripts>
              </mrow>
              <mo fence="true" form="postfix" stretchy="false">)</mo>
            </mrow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sub>
              <mi>f</mi>
              <mi>i</mi>
            </msub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+</mo>
              <mfrac>
                <mrow>
                  <mo stretchy="false">∂</mo>
                  <msub>
                    <mi>f</mi>
                    <mi>i</mi>
                  </msub>
                </mrow>
                <mrow>
                  <mo stretchy="false">∂</mo>
                  <mi>h</mi>
                </mrow>
              </mfrac>
            </mrow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+</mo>
              <munder>
                <mi>o</mi>
                <mrow>
                  <mi>h</mi>
                  <mo stretchy="false">→</mo>
                  <mn>0</mn>
                </mrow>
              </munder>
            </mrow>
            <mrow>
              <mo fence="true" form="prefix" stretchy="false">(</mo>
              <mrow>
                <mmultiscripts>
                  <mrow>
                    <mo fence="true" form="prefix" stretchy="false">‖</mo>
                    <mrow>
                      <mi>h</mi>
                    </mrow>
                    <mo fence="true" form="postfix" stretchy="false">‖</mo>
                  </mrow>
                  <mprescripts/>
                  <mi>n</mi>
                  <none/>
                </mmultiscripts>
              </mrow>
              <mo fence="true" form="postfix" stretchy="false">)</mo>
            </mrow>
          </mrow>
        </mtd>
      </mtr>
    </mtable>
    <annotation encoding="StarMath 5.0">matrix {
	f_i( a + h ) # {} = {} # f( a + h )_i ##
	{} # {} = {} # f( a )_i + {partial f} over {partial h} ( a )_i + o csub{ h -&gt; 0} ( ldline h rdline lsub n ) ##
	{} # {} = {} # f_i( a ) + {partial f_i} over {partial h} ( a ) + o csub{ h -&gt; 0} ( ldline h rdline lsub n )
}</annotation>
  </semantics>
</math>
</file>

<file path=Object 112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 f in D(E,F)</annotation>
  </semantics>
</math>
</file>

<file path=Object 11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14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115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116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row>
              <mi>E</mi>
              <mi>,</mi>
              <mi>F</mi>
            </mrow>
          </mrow>
          <mo fence="true" form="postfix" stretchy="false">)</mo>
        </mrow>
        <mo stretchy="false">⊂</mo>
        <mi>ζ</mi>
      </mrow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D ( E, F ) subset  %zeta  ( E, F )</annotation>
  </semantics>
</math>
</file>

<file path=Object 117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row>
            <mrow/>
            <mo stretchy="false">⋅</mo>
            <mrow/>
          </mrow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{} cdot {}} ( a )</annotation>
  </semantics>
</math>
</file>

<file path=Object 118/content.xml><?xml version="1.0" encoding="utf-8"?>
<math xmlns="http://www.w3.org/1998/Math/MathML" display="block">
  <semantics>
    <mrow>
      <mfrac>
        <mrow>
          <mo stretchy="false">∂</mo>
          <msub>
            <mi>f</mi>
            <mi>i</mi>
          </msub>
        </mrow>
        <mrow>
          <mo stretchy="false">∂</mo>
          <mrow>
            <mrow/>
            <mo stretchy="false">⋅</mo>
            <mrow/>
          </mrow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o stretchy="false">∂</mo>
            <mi>f</mi>
          </mrow>
          <mrow>
            <mo stretchy="false">∂</mo>
            <mrow>
              <mrow/>
              <mo stretchy="false">⋅</mo>
              <mrow/>
            </mrow>
          </mrow>
        </mfrac>
      </mrow>
      <mrow>
        <msub>
          <mrow>
            <mo fence="true" form="prefix" stretchy="false">(</mo>
            <mrow>
              <mi>a</mi>
            </mrow>
            <mo fence="true" form="postfix" stretchy="false">)</mo>
          </mrow>
          <mi>i</mi>
        </msub>
        <mo stretchy="false">∈</mo>
        <mi>ℒ</mi>
      </mrow>
      <mrow>
        <mo fence="true" form="prefix" stretchy="false">(</mo>
        <mrow>
          <mrow>
            <msup>
              <mi mathvariant="normal">ℜ</mi>
              <mi>n</mi>
            </msup>
            <mi>,</mi>
            <mi mathvariant="normal">ℜ</mi>
          </mrow>
        </mrow>
        <mo fence="true" form="postfix" stretchy="false">)</mo>
      </mrow>
    </mrow>
    <annotation encoding="StarMath 5.0">{partial f_i} over {partial {} cdot {}} ( a ) = {partial f} over {partial {} cdot {}} ( a )_i in %Ux2112 ( Re^n,Re )</annotation>
  </semantics>
</math>
</file>

<file path=Object 119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20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121/content.xml><?xml version="1.0" encoding="utf-8"?>
<math xmlns="http://www.w3.org/1998/Math/MathML" display="block">
  <semantics>
    <mrow>
      <mi>G</mi>
      <mo stretchy="false">⊆</mo>
      <msup>
        <mi mathvariant="normal">ℜ</mi>
        <mi>p</mi>
      </msup>
    </mrow>
    <annotation encoding="StarMath 5.0">G subseteq Re^p</annotation>
  </semantics>
</math>
</file>

<file path=Object 122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f in D (E , F)</annotation>
  </semantics>
</math>
</file>

<file path=Object 123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F</mi>
            <mi>,</mi>
            <mi>G</mi>
          </mrow>
        </mrow>
        <mo fence="true" form="postfix" stretchy="false">)</mo>
      </mrow>
    </mrow>
    <annotation encoding="StarMath 5.0">g in D ( F,G )</annotation>
  </semantics>
</math>
</file>

<file path=Object 124/content.xml><?xml version="1.0" encoding="utf-8"?>
<math xmlns="http://www.w3.org/1998/Math/MathML" display="block">
  <semantics>
    <mrow>
      <mi>a</mi>
      <mo stretchy="false">∈</mo>
      <mover>
        <mi>E</mi>
        <mi>o</mi>
      </mover>
    </mrow>
    <annotation encoding="StarMath 5.0">a in E csup{o}</annotation>
  </semantics>
</math>
</file>

<file path=Object 125/content.xml><?xml version="1.0" encoding="utf-8"?>
<math xmlns="http://www.w3.org/1998/Math/MathML" display="block">
  <semantics>
    <mtable>
      <mtr>
        <mtd>
          <mrow>
            <mi>g</mi>
            <mo stretchy="false">∘</mo>
            <mi>f</mi>
            <mrow>
              <mo fence="true" form="prefix" stretchy="false">(</mo>
              <mrow>
                <mrow>
                  <mi>a</mi>
                  <mo stretchy="false">+</mo>
                  <mi>h</mi>
                </mrow>
              </mrow>
              <mo fence="true" form="postfix" stretchy="false">)</mo>
            </mrow>
          </mrow>
        </mtd>
        <mtd>
          <mrow>
            <mrow/>
            <mo stretchy="false">=</mo>
            <mrow/>
          </mrow>
        </mtd>
        <mtd>
          <mrow>
            <mi>g</mi>
            <mrow>
              <mo fence="true" form="prefix" stretchy="false">(</mo>
              <mrow>
                <mrow>
                  <mi>f</mi>
                  <mrow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  <mo stretchy="false">+</mo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h</mi>
                      </mrow>
                    </mfrac>
                  </mrow>
                  <mrow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  <mo stretchy="false">+</mo>
                    <munder>
                      <mi>o</mi>
                      <mrow>
                        <mi>h</mi>
                        <mo stretchy="false">→</mo>
                        <mn>0</mn>
                      </mrow>
                    </munder>
                  </mrow>
                  <mrow>
                    <mo fence="true" form="prefix" stretchy="false">(</mo>
                    <mrow>
                      <mmultiscripts>
                        <mrow>
                          <mo fence="true" form="prefix" stretchy="false">‖</mo>
                          <mrow>
                            <mi>h</mi>
                          </mrow>
                          <mo fence="true" form="postfix" stretchy="false">‖</mo>
                        </mrow>
                        <mprescripts/>
                        <mi>n</mi>
                        <none/>
                      </mmultiscripts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/>
        </mtd>
        <mtd>
          <mrow>
            <mrow/>
            <mo stretchy="false">=</mo>
            <mrow/>
          </mrow>
        </mtd>
        <mtd>
          <mrow>
            <mi>g</mi>
            <mrow>
              <mrow>
                <mo fence="true" form="prefix" stretchy="false">(</mo>
                <mrow>
                  <mrow>
                    <mi>f</mi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frac>
                <mrow>
                  <mo stretchy="false">∂</mo>
                  <mi>g</mi>
                </mrow>
                <mrow>
                  <mo stretchy="false">∂</mo>
                  <mrow>
                    <mo fence="true" form="prefix" stretchy="false">(</mo>
                    <mrow>
                      <mrow>
                        <mfrac>
                          <mrow>
                            <mo stretchy="false">∂</mo>
                            <mi>f</mi>
                          </mrow>
                          <mrow>
                            <mo stretchy="false">∂</mo>
                            <mi>h</mi>
                          </mrow>
                        </mfrac>
                        <mrow>
                          <mrow>
                            <mo fence="true" form="prefix" stretchy="false">(</mo>
                            <mrow>
                              <mi>a</mi>
                            </mrow>
                            <mo fence="true" form="postfix" stretchy="false">)</mo>
                          </mrow>
                          <mo stretchy="false">+</mo>
                          <munder>
                            <mi>o</mi>
                            <mrow>
                              <mi>h</mi>
                              <mo stretchy="false">→</mo>
                              <mn>0</mn>
                            </mrow>
                          </munder>
                        </mrow>
                        <mrow>
                          <mo fence="true" form="prefix" stretchy="false">(</mo>
                          <mrow>
                            <mmultiscripts>
                              <mrow>
                                <mo fence="true" form="prefix" stretchy="false">‖</mo>
                                <mrow>
                                  <mi>h</mi>
                                </mrow>
                                <mo fence="true" form="postfix" stretchy="false">‖</mo>
                              </mrow>
                              <mprescripts/>
                              <mi>n</mi>
                              <none/>
                            </mmultiscripts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frac>
            </mrow>
            <mrow>
              <mrow>
                <mo fence="true" form="prefix" stretchy="false">(</mo>
                <mrow>
                  <mrow>
                    <mi>f</mi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under>
                <mi>o</mi>
                <mrow>
                  <mi>h</mi>
                  <mo stretchy="false">→</mo>
                  <mn>0</mn>
                </mrow>
              </munder>
            </mrow>
            <mrow>
              <mo fence="true" form="prefix" stretchy="false">(</mo>
              <mrow>
                <mmultiscripts>
                  <mrow>
                    <mo fence="true" form="prefix" stretchy="false">‖</mo>
                    <mrow>
                      <mrow>
                        <mfrac>
                          <mrow>
                            <mo stretchy="false">∂</mo>
                            <mi>f</mi>
                          </mrow>
                          <mrow>
                            <mo stretchy="false">∂</mo>
                            <mi>h</mi>
                          </mrow>
                        </mfrac>
                        <mrow>
                          <mrow>
                            <mo fence="true" form="prefix" stretchy="false">(</mo>
                            <mrow>
                              <mi>a</mi>
                            </mrow>
                            <mo fence="true" form="postfix" stretchy="false">)</mo>
                          </mrow>
                          <mo stretchy="false">+</mo>
                          <munder>
                            <mi>o</mi>
                            <mrow>
                              <mi>h</mi>
                              <mo stretchy="false">→</mo>
                              <mn>0</mn>
                            </mrow>
                          </munder>
                        </mrow>
                        <mrow>
                          <mo fence="true" form="prefix" stretchy="false">(</mo>
                          <mrow>
                            <mmultiscripts>
                              <mrow>
                                <mo fence="true" form="prefix" stretchy="false">‖</mo>
                                <mrow>
                                  <mi>h</mi>
                                </mrow>
                                <mo fence="true" form="postfix" stretchy="false">‖</mo>
                              </mrow>
                              <mprescripts/>
                              <mi>n</mi>
                              <none/>
                            </mmultiscripts>
                          </mrow>
                          <mo fence="true" form="postfix" stretchy="false">)</mo>
                        </mrow>
                      </mrow>
                    </mrow>
                    <mo fence="true" form="postfix" stretchy="false">‖</mo>
                  </mrow>
                  <mprescripts/>
                  <mi>n</mi>
                  <none/>
                </mmultiscripts>
              </mrow>
              <mo fence="true" form="postfix" stretchy="false">)</mo>
            </mrow>
          </mrow>
        </mtd>
      </mtr>
    </mtable>
    <annotation encoding="StarMath 5.0">matrix {
	g circ f ( a + h ) # {} = {} # g( f( a ) + {partial f} over {partial h} ( a ) + o csub{ h -&gt; 0} ( ldline h rdline lsub n )) ##
	{} # {} = {} # g(f(a)) + {partial g} over {partial ({partial f} over {partial h} ( a ) + o csub{ h -&gt; 0} ( ldline h rdline lsub n ))} ( f(a) ) + o csub{ h -&gt; 0} ( ldline {partial f} over {partial h} ( a ) + o csub{ h -&gt; 0} ( ldline h rdline lsub n ) rdline lsub n )
}</annotation>
  </semantics>
</math>
</file>

<file path=Object 126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i>C</mi>
    <annotation encoding="StarMath 5.0"> C </annotation>
  </semantics>
</math>
</file>

<file path=Object 1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170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17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17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174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5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6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i mathvariant="normal">ℜ</mi>
    <annotation encoding="StarMath 5.0">Re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row>
      <mfrac>
        <mrow>
          <mo stretchy="false">∂</mo>
          <mi>g</mi>
        </mrow>
        <mrow>
          <mo stretchy="false">∂</mo>
          <mrow>
            <mrow/>
            <mo stretchy="false">⋅</mo>
            <mrow/>
          </mrow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i>ℒ</mi>
      </mrow>
      <mrow>
        <mo fence="true" form="prefix" stretchy="false">(</mo>
        <mrow>
          <mrow>
            <msup>
              <mi mathvariant="normal">ℜ</mi>
              <mi>m</mi>
            </msup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{partial g} over {partial {} cdot {}} ( a ) in %Ux2112 ( re^m, re^p )</annotation>
  </semantics>
</math>
</file>

<file path=Object 228/content.xml><?xml version="1.0" encoding="utf-8"?>
<math xmlns="http://www.w3.org/1998/Math/MathML" display="block">
  <semantics>
    <mrow>
      <mfrac>
        <mrow>
          <mo stretchy="false">∂</mo>
          <mi>g</mi>
        </mrow>
        <mrow>
          <mo stretchy="false">∂</mo>
          <mrow>
            <mrow/>
            <mo stretchy="false">⋅</mo>
            <mrow/>
          </mrow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i>ζ</mi>
      </mrow>
      <mrow>
        <mo fence="true" form="prefix" stretchy="false">(</mo>
        <mrow>
          <mrow>
            <msup>
              <mi mathvariant="normal">ℜ</mi>
              <mi>m</mi>
            </msup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{partial g} over {partial {} cdot {}} ( a ) in %zeta  ( re^m, re^p )</annotation>
  </semantics>
</math>
</file>

<file path=Object 229/content.xml><?xml version="1.0" encoding="utf-8"?>
<math xmlns="http://www.w3.org/1998/Math/MathML" display="block">
  <semantics>
    <mrow>
      <mfrac>
        <mrow>
          <mo stretchy="false">∂</mo>
          <mi>g</mi>
        </mrow>
        <mrow>
          <mo stretchy="false">∂</mo>
          <msub>
            <mn>0</mn>
            <msup>
              <mi mathvariant="normal">ℜ</mi>
              <mi>m</mi>
            </msup>
          </msub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sub>
          <mn>0</mn>
          <msup>
            <mi mathvariant="normal">ℜ</mi>
            <mi>p</mi>
          </msup>
        </msub>
      </mrow>
    </mrow>
    <annotation encoding="StarMath 5.0">{partial g} over {partial 0_{Re^m}} ( a ) = 0_{Re^p}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i>g</mi>
      <mo stretchy="false">∘</mo>
      <mi>f</mi>
      <mrow>
        <mrow>
          <mo fence="true" form="prefix" stretchy="false">(</mo>
          <mrow>
            <mrow>
              <mi>a</mi>
              <mo stretchy="false">+</mo>
              <mi>h</mi>
            </mrow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frac>
          <mrow>
            <mo stretchy="false">∂</mo>
            <mi>g</mi>
          </mrow>
          <mrow>
            <mo stretchy="false">∂</mo>
            <mrow>
              <mo fence="true" form="prefix" stretchy="false">(</mo>
              <mrow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i>h</mi>
                    </mrow>
                  </mfrac>
                  <mrow>
                    <mo fence="true" form="prefix" stretchy="false">(</mo>
                    <mrow>
                      <mi>a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frac>
      </mrow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under>
          <mi>o</mi>
          <mrow>
            <mi>h</mi>
            <mo stretchy="false">→</mo>
            <mn>0</mn>
          </mrow>
        </munder>
      </mrow>
      <mrow>
        <mo fence="true" form="prefix" stretchy="false">(</mo>
        <mrow>
          <mmultiscripts>
            <mrow>
              <mo fence="true" form="prefix" stretchy="false">‖</mo>
              <mrow>
                <mi>h</mi>
              </mrow>
              <mo fence="true" form="postfix" stretchy="false">‖</mo>
            </mrow>
            <mprescripts/>
            <mi>n</mi>
            <none/>
          </mmultiscripts>
        </mrow>
        <mo fence="true" form="postfix" stretchy="false">)</mo>
      </mrow>
    </mrow>
    <annotation encoding="StarMath 5.0">g circ f ( a + h ) =  g(f(a)) + {partial g} over {partial ({partial f} over {partial h} ( a ))} (f(a)) + o csub{ h -&gt; 0} ( ldline h rdline lsub n )</annotation>
  </semantics>
</math>
</file>

<file path=Object 231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row>
            <mrow/>
            <mo stretchy="false">⋅</mo>
            <mrow/>
          </mrow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i>ζ</mi>
      </mrow>
      <mrow>
        <mo fence="true" form="prefix" stretchy="false">(</mo>
        <mrow>
          <mrow>
            <msup>
              <mi mathvariant="normal">ℜ</mi>
              <mi>n</mi>
            </msup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{partial f} over {partial {} cdot {}} ( a ) in %zeta  ( re^n, re^m )</annotation>
  </semantics>
</math>
</file>

<file path=Object 232/content.xml><?xml version="1.0" encoding="utf-8"?>
<math xmlns="http://www.w3.org/1998/Math/MathML" display="block">
  <semantics>
    <mrow>
      <mi>g</mi>
      <mo stretchy="false">∘</mo>
      <mrow>
        <mi>f</mi>
        <mo stretchy="false">∈</mo>
        <mi>D</mi>
      </mrow>
      <mrow>
        <mo fence="true" form="prefix" stretchy="false">(</mo>
        <mrow>
          <mrow>
            <mi>E</mi>
            <mi>,</mi>
            <mi>G</mi>
          </mrow>
        </mrow>
        <mo fence="true" form="postfix" stretchy="false">)</mo>
      </mrow>
    </mrow>
    <annotation encoding="StarMath 5.0">g circ f in D( E,G )</annotation>
  </semantics>
</math>
</file>

<file path=Object 233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sub>
            <mn>0</mn>
            <msup>
              <mi mathvariant="normal">ℜ</mi>
              <mi>n</mi>
            </msup>
          </msub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sub>
          <mn>0</mn>
          <msup>
            <mi mathvariant="normal">ℜ</mi>
            <mi>m</mi>
          </msup>
        </msub>
      </mrow>
    </mrow>
    <annotation encoding="StarMath 5.0">{partial f} over {partial 0_{Re^n}} ( a ) = 0_{Re^m}</annotation>
  </semantics>
</math>
</file>

<file path=Object 234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235/content.xml><?xml version="1.0" encoding="utf-8"?>
<math xmlns="http://www.w3.org/1998/Math/MathML" display="block">
  <semantics>
    <mrow>
      <mi>g</mi>
      <mo stretchy="false">∘</mo>
      <mrow>
        <mi>f</mi>
        <mo stretchy="false">∈</mo>
        <mi>D</mi>
      </mrow>
      <mrow>
        <mo fence="true" form="prefix" stretchy="false">(</mo>
        <mrow>
          <mrow>
            <mi>E</mi>
            <mi>,</mi>
            <mi>G</mi>
          </mrow>
        </mrow>
        <mo fence="true" form="postfix" stretchy="false">)</mo>
      </mrow>
    </mrow>
    <annotation encoding="StarMath 5.0">g circ f in D( E,G )</annotation>
  </semantics>
</math>
</file>

<file path=Object 236/content.xml><?xml version="1.0" encoding="utf-8"?>
<math xmlns="http://www.w3.org/1998/Math/MathML" display="block">
  <semantics>
    <mrow>
      <msub>
        <mi>J</mi>
        <mrow>
          <mi>g</mi>
          <mo stretchy="false">∘</mo>
          <mi>f</mi>
        </mrow>
      </msub>
      <mrow>
        <mrow>
          <mrow>
            <mo fence="true" form="prefix" stretchy="false">(</mo>
            <mrow>
              <mi>a</mi>
            </mrow>
            <mo fence="true" form="postfix" stretchy="false">)</mo>
          </mrow>
          <mo stretchy="false">×</mo>
          <mi>h</mi>
        </mrow>
        <mo stretchy="false">=</mo>
        <msub>
          <mi>J</mi>
          <mi>g</mi>
        </msub>
      </mrow>
      <mrow>
        <mrow>
          <mrow>
            <mo fence="true" form="prefix" stretchy="false">(</mo>
            <mrow>
              <mrow>
                <mi>f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×</mo>
          <mrow>
            <mo fence="true" form="prefix" stretchy="false">(</mo>
            <mrow>
              <mrow>
                <msub>
                  <mi>J</mi>
                  <mi>f</mi>
                </msub>
                <mrow>
                  <mrow>
                    <mo fence="true" form="prefix" stretchy="false">(</mo>
                    <mrow>
                      <mi>a</mi>
                    </mrow>
                    <mo fence="true" form="postfix" stretchy="false">)</mo>
                  </mrow>
                  <mo stretchy="false">×</mo>
                  <mi>h</mi>
                </mrow>
              </mrow>
            </mrow>
            <mo fence="true" form="postfix" stretchy="false">)</mo>
          </mrow>
        </mrow>
        <mo stretchy="false">=</mo>
        <mrow>
          <mrow>
            <mo fence="true" form="prefix" stretchy="false">(</mo>
            <mrow>
              <mrow>
                <msub>
                  <mi>J</mi>
                  <mi>g</mi>
                </msub>
                <mrow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a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o stretchy="false">×</mo>
                  <msub>
                    <mi>J</mi>
                    <mi>f</mi>
                  </msub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×</mo>
          <mi>h</mi>
        </mrow>
      </mrow>
    </mrow>
    <annotation encoding="StarMath 5.0">J_{ g circ f } ( a ) times h = J_g(f(a)) times (J_f( a ) times h) = (J_g(f(a)) times J_f( a )) times h</annotation>
  </semantics>
</math>
</file>

<file path=Object 237/content.xml><?xml version="1.0" encoding="utf-8"?>
<math xmlns="http://www.w3.org/1998/Math/MathML" display="block">
  <semantics>
    <mrow>
      <msub>
        <mi>J</mi>
        <mrow>
          <mi>g</mi>
          <mo stretchy="false">∘</mo>
          <mi>f</mi>
        </mrow>
      </msub>
      <mi mathvariant="normal">:</mi>
      <mrow>
        <mo fence="true" form="prefix" stretchy="true">{</mo>
        <mrow>
          <mtable>
            <mtr>
              <mtd>
                <mrow>
                  <mover>
                    <mi>E</mi>
                    <mi>o</mi>
                  </mover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a</mi>
                  <mi>→</mi>
                  <msub>
                    <mi>J</mi>
                    <mi>g</mi>
                  </msub>
                  <mrow>
                    <mrow>
                      <mo fence="true" form="prefix" stretchy="false">(</mo>
                      <mrow>
                        <mrow>
                          <mi>f</mi>
                          <mrow>
                            <mo fence="true" form="prefix" stretchy="false">(</mo>
                            <mrow>
                              <mi>a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×</mo>
                    <msub>
                      <mi>J</mi>
                      <mi>f</mi>
                    </msub>
                  </mrow>
                  <mrow>
                    <mo fence="true" form="prefix" stretchy="false">(</mo>
                    <mrow>
                      <mi>a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{g circ f} : left lbrace
  stack {
    E csup o %toward M_{p,n} #
    a %as J_{g} ( f(a) ) times J_{f} ( a )
  }
right none

</annotation>
  </semantics>
</math>
</file>

<file path=Object 238/content.xml><?xml version="1.0" encoding="utf-8"?>
<math xmlns="http://www.w3.org/1998/Math/MathML" display="block">
  <semantics>
    <mrow>
      <mfrac>
        <mrow>
          <mo stretchy="false">∂</mo>
          <mi>g</mi>
          <mo stretchy="false">∘</mo>
          <mi>f</mi>
        </mrow>
        <mrow>
          <mo stretchy="false">∂</mo>
          <mrow>
            <mrow/>
            <mo stretchy="false">⋅</mo>
            <mrow/>
          </mrow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frac>
            <mrow>
              <mo stretchy="false">∂</mo>
              <mi>g</mi>
            </mrow>
            <mrow>
              <mo stretchy="false">∂</mo>
              <mrow>
                <mrow/>
                <mo stretchy="false">⋅</mo>
                <mrow/>
              </mrow>
            </mrow>
          </mfrac>
          <mrow>
            <mo fence="true" form="prefix" stretchy="false">(</mo>
            <mrow>
              <mrow>
                <mi>f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∘</mo>
      <mrow>
        <mfrac>
          <mrow>
            <mo stretchy="false">∂</mo>
            <mi>f</mi>
          </mrow>
          <mrow>
            <mo stretchy="false">∂</mo>
            <mrow>
              <mrow/>
              <mo stretchy="false">⋅</mo>
              <mrow/>
            </mrow>
          </mrow>
        </mfrac>
        <mrow>
          <mo fence="true" form="prefix" stretchy="false">(</mo>
          <mrow>
            <mi>a</mi>
          </mrow>
          <mo fence="true" form="postfix" stretchy="false">)</mo>
        </mrow>
      </mrow>
    </mrow>
    <annotation encoding="StarMath 5.0">{partial g circ f} over {partial {} cdot {}} (a) = { {partial g} over {partial {} cdot {}} (f(a)) } circ { {partial f} over {partial {} cdot {}} ( a ) }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i>C</mi>
    <annotation encoding="StarMath 5.0">C</annotation>
  </semantics>
</math>
</file>

<file path=Object 245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>E</mi>
        <mi>i</mi>
      </msub>
      <mi>↔</mi>
      <msub>
        <mi>E</mi>
        <mrow>
          <mi>i</mi>
          <mo stretchy="false">+</mo>
          <mn>1</mn>
        </mrow>
      </msub>
    </mrow>
    <annotation encoding="StarMath 5.0">f_i : E_i %toward E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>E</mi>
                    <mn>1</mn>
                  </msub>
                  <mi>↔</mi>
                  <msub>
                    <mi>E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E_1 %toward E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>E</mi>
                      <mn>1</mn>
                    </msub>
                    <mo stretchy="false">×</mo>
                    <mo stretchy="false">…</mo>
                    <mo stretchy="false">×</mo>
                    <msub>
                      <mi>E</mi>
                      <mi>n</mi>
                    </msub>
                  </mrow>
                  <mi>↔</mi>
                  <mrow>
                    <msub>
                      <mi>F</mi>
                      <mn>1</mn>
                    </msub>
                    <mo stretchy="false">×</mo>
                    <mo stretchy="false">…</mo>
                    <mo stretchy="false">×</mo>
                    <msub>
                      <mi>F</mi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E_1 times dotslow times E_n %toward F_1 times dotslow times F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30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row>
                            <mi>k</mi>
                            <mo stretchy="false">−</mo>
                            <mn>1</mn>
                          </mrow>
                        </msub>
                        <mi>,</mi>
                        <msub>
                          <mi>x</mi>
                          <mi>k</mi>
                        </msub>
                        <mi>,</mi>
                        <msub>
                          <mi>x</mi>
                          <mrow>
                            <mi>k</mi>
                            <mo stretchy="false">+</mo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{k-1}, x_k, x_{k+1},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>E</mi>
      <mi>↔</mi>
      <mi>F</mi>
    </mrow>
    <annotation encoding="StarMath 5.0">f : E %toward F</annotation>
  </semantics>
</math>
</file>

<file path=Object 303/content.xml><?xml version="1.0" encoding="utf-8"?>
<math xmlns="http://www.w3.org/1998/Math/MathML" display="block">
  <semantics>
    <mrow>
      <mi>g</mi>
      <mi mathvariant="normal">:</mi>
      <mi>F</mi>
      <mi>↔</mi>
      <mi>G</mi>
    </mrow>
    <annotation encoding="StarMath 5.0">g : F %toward G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>F</mi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E %toward F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L^k_{j'}(y^{downstream(k), X^i},w,b^k_{j'}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row>
      <msub>
        <mn>1</mn>
        <mi>E</mi>
      </msub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sup>
                    <mi mathvariant="normal">ℜ</mi>
                    <mi>n</mi>
                  </msup>
                </mrow>
              </mtd>
            </mtr>
            <mtr>
              <mtd>
                <mrow>
                  <mi>x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n>1</mn>
                          </mtd>
                          <mtd>
                            <mrow>
                              <mi>x</mi>
                              <mo stretchy="false">∈</mo>
                              <mi>E</mi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i>x</mi>
                              <mo stretchy="false">∉</mo>
                              <mi>E</mi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1_E : left lbrace matrix {
	E %toward Re^n ##
	x %as left lbrace matrix {
  		1 # x in E ##
  		0 # x notin E
	} right none
} right none

</annotation>
  </semantics>
</math>
</file>

<file path=Object 315/content.xml><?xml version="1.0" encoding="utf-8"?>
<math xmlns="http://www.w3.org/1998/Math/MathML" display="block">
  <semantics>
    <msub>
      <mn>1</mn>
      <mi>E</mi>
    </msub>
    <annotation encoding="StarMath 5.0">1_E</annotation>
  </semantics>
</math>
</file>

<file path=Object 316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L^k(y^{downstream(k), X^i},W^k,b^k))_{j'} times 1_{ Re_{ "" bslash \{0\} }^"+" }(L^k(y^{downstream(k), X^i},W^k,b^k)_{j'})</annotation>
  </semantics>
</math>
</file>

<file path=Object 32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 in D( %OMEGA , Re )</annotation>
  </semantics>
</math>
</file>

<file path=Object 326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32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28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≤</mo>
      <mrow>
        <mi>L</mi>
        <mo stretchy="false">×</mo>
        <mmultiscripts>
          <mrow>
            <mo fence="true" form="prefix" stretchy="false">‖</mo>
            <mrow>
              <mrow>
                <mi>y</mi>
                <mo stretchy="false">−</mo>
                <mi>z</mi>
              </mrow>
            </mrow>
            <mo fence="true" form="postfix" stretchy="false">‖</mo>
          </mrow>
          <mprescripts/>
          <mi>m</mi>
          <none/>
        </mmultiscripts>
      </mrow>
    </mrow>
    <annotation encoding="StarMath 5.0">ldline {d f} over {d x}(y) - {d f} over {d x}(z) rdline lsub m &lt;= L times ldline y - z rdline lsub m</annotation>
  </semantics>
</math>
</file>

<file path=Object 329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3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33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1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3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3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34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35/content.xml><?xml version="1.0" encoding="utf-8"?>
<math xmlns="http://www.w3.org/1998/Math/MathML" display="block">
  <semantics>
    <mi>f</mi>
    <annotation encoding="StarMath 5.0"> f </annotation>
  </semantics>
</math>
</file>

<file path=Object 33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3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8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339/content.xml><?xml version="1.0" encoding="utf-8"?>
<math xmlns="http://www.w3.org/1998/Math/MathML" display="block">
  <semantics>
    <mrow>
      <msub>
        <mi>J</mi>
        <mrow>
          <mi>g</mi>
          <mo stretchy="false">∘</mo>
          <mi>f</mi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sub>
          <mi>J</mi>
          <mi>g</mi>
        </msub>
      </mrow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J</mi>
          <mi>f</mi>
        </msub>
      </mrow>
      <mrow>
        <mo fence="true" form="prefix" stretchy="false">(</mo>
        <mrow>
          <mi>a</mi>
        </mrow>
        <mo fence="true" form="postfix" stretchy="false">)</mo>
      </mrow>
    </mrow>
    <annotation encoding="StarMath 5.0">J_{ g circ f } ( a ) = J_g(f(a)) times J_f( a )</annotation>
  </semantics>
</math>
</file>

<file path=Object 34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40/content.xml><?xml version="1.0" encoding="utf-8"?>
<math xmlns="http://www.w3.org/1998/Math/MathML" display="block">
  <semantics>
    <mrow>
      <msub>
        <mo stretchy="false">∇</mo>
        <mi>f</mi>
      </msub>
      <mo stretchy="false">=</mo>
      <msub>
        <mi>J</mi>
        <mi>f</mi>
      </msub>
    </mrow>
    <annotation encoding="StarMath 5.0">nabla_f = J_f</annotation>
  </semantics>
</math>
</file>

<file path=Object 341/content.xml><?xml version="1.0" encoding="utf-8"?>
<math xmlns="http://www.w3.org/1998/Math/MathML" display="block">
  <semantics>
    <mrow>
      <mi>f</mi>
      <mi mathvariant="normal">:</mi>
      <mi>E</mi>
      <mi>↔</mi>
      <mi>F</mi>
    </mrow>
    <annotation encoding="StarMath 5.0"> f : E %toward F</annotation>
  </semantics>
</math>
</file>

<file path=Object 342/content.xml><?xml version="1.0" encoding="utf-8"?>
<math xmlns="http://www.w3.org/1998/Math/MathML" display="block">
  <semantics>
    <mi>f</mi>
    <annotation encoding="StarMath 5.0">f</annotation>
  </semantics>
</math>
</file>

<file path=Object 34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4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 f in %zeta(E, F)</annotation>
  </semantics>
</math>
</file>

<file path=Object 345/content.xml><?xml version="1.0" encoding="utf-8"?>
<math xmlns="http://www.w3.org/1998/Math/MathML" display="block">
  <semantics>
    <mi>f</mi>
    <annotation encoding="StarMath 5.0"> f </annotation>
  </semantics>
</math>
</file>

<file path=Object 34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sup>
          <mi>E</mi>
          <mn>2</mn>
        </msup>
      </mrow>
    </mrow>
    <annotation encoding="StarMath 5.0">forall (x,y) in E^2</annotation>
  </semantics>
</math>
</file>

<file path=Object 348/content.xml><?xml version="1.0" encoding="utf-8"?>
<math xmlns="http://www.w3.org/1998/Math/MathML" display="block">
  <semantics>
    <mrow>
      <mo stretchy="false">∀</mo>
      <mrow>
        <mi>t</mi>
        <mo stretchy="false">∈</mo>
        <mo stretchy="false">[</mo>
      </mrow>
      <mn>0,1</mn>
      <mo stretchy="false">]</mo>
    </mrow>
    <annotation encoding="StarMath 5.0">forall t in \[0,1\]</annotation>
  </semantics>
</math>
</file>

<file path=Object 34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t</mi>
                <mo stretchy="false">×</mo>
                <mi>x</mi>
              </mrow>
              <mo stretchy="false">+</mo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i>t</mi>
                    </mrow>
                  </mrow>
                  <mo fence="true" form="postfix" stretchy="false">)</mo>
                </mrow>
                <mo stretchy="false">×</mo>
                <mi>y</mi>
              </mrow>
            </mrow>
          </mrow>
          <mo fence="true" form="postfix" stretchy="false">)</mo>
        </mrow>
        <mo stretchy="false">≤</mo>
        <mrow>
          <mi>t</mi>
          <mo stretchy="false">×</mo>
          <mi>f</mi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t</mi>
              </mrow>
            </mrow>
            <mo fence="true" form="postfix" stretchy="false">)</mo>
          </mrow>
          <mo stretchy="false">×</mo>
          <mi>f</mi>
        </mrow>
      </mrow>
      <mrow>
        <mo fence="true" form="prefix" stretchy="false">(</mo>
        <mrow>
          <mi>y</mi>
        </mrow>
        <mo fence="true" form="postfix" stretchy="false">)</mo>
      </mrow>
    </mrow>
    <annotation encoding="StarMath 5.0">f(t times x + (1-t) times y) &lt;= t times f(x) + (1-t) times f(y)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50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351/content.xml><?xml version="1.0" encoding="utf-8"?>
<math xmlns="http://www.w3.org/1998/Math/MathML" display="block">
  <semantics>
    <mrow>
      <mi>F</mi>
      <mo stretchy="false">⊆</mo>
      <mi mathvariant="normal">ℜ</mi>
    </mrow>
    <annotation encoding="StarMath 5.0">F subseteq Re</annotation>
  </semantics>
</math>
</file>

<file path=Object 3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3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54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 f in D(E, F)</annotation>
  </semantics>
</math>
</file>

<file path=Object 356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sup>
          <mi>E</mi>
          <mn>2</mn>
        </msup>
      </mrow>
    </mrow>
    <annotation encoding="StarMath 5.0">forall (x,y) in E^2</annotation>
  </semantics>
</math>
</file>

<file path=Object 3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sub>
          <mo stretchy="false">∇</mo>
          <mi>f</mi>
        </msub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y</mi>
                  <mo stretchy="false">−</mo>
                  <mi>x</mi>
                </mrow>
              </mrow>
              <mo fence="true" form="postfix" stretchy="false">)</mo>
            </mrow>
            <mi>T</mi>
          </msup>
        </mrow>
        <mo stretchy="false">≤</mo>
        <mi>f</mi>
      </mrow>
      <mrow>
        <mo fence="true" form="prefix" stretchy="false">(</mo>
        <mrow>
          <mi>y</mi>
        </mrow>
        <mo fence="true" form="postfix" stretchy="false">)</mo>
      </mrow>
    </mrow>
    <annotation encoding="StarMath 5.0">f(x) + nabla_f(x) times (y - x)^T &lt;= f(y)</annotation>
  </semantics>
</math>
</file>

<file path=Object 358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59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60/content.xml><?xml version="1.0" encoding="utf-8"?>
<math xmlns="http://www.w3.org/1998/Math/MathML" display="block">
  <semantics>
    <mrow>
      <mmultiscripts>
        <mrow>
          <mo fence="true" form="prefix" stretchy="false">(</mo>
          <mrow>
            <mrow>
              <mi>a</mi>
              <mtext>|</mtext>
              <mi>b</mi>
            </mrow>
          </mrow>
          <mo fence="true" form="postfix" stretchy="false">)</mo>
        </mrow>
        <mprescripts/>
        <mi>n</mi>
        <none/>
      </mmultiscripts>
      <mo stretchy="false">=</mo>
      <mrow>
        <mi>a</mi>
        <mo stretchy="false">×</mo>
        <msup>
          <mi>b</mi>
          <mi>T</mi>
        </msup>
      </mrow>
      <mo stretchy="false">=</mo>
      <mrow>
        <mi>b</mi>
        <mo stretchy="false">×</mo>
        <msup>
          <mi>a</mi>
          <mi>T</mi>
        </msup>
      </mrow>
      <mo stretchy="false">=</mo>
      <mmultiscripts>
        <mrow>
          <mo fence="true" form="prefix" stretchy="false">(</mo>
          <mrow>
            <mrow>
              <mi>b</mi>
              <mtext>|</mtext>
              <mi>a</mi>
            </mrow>
          </mrow>
          <mo fence="true" form="postfix" stretchy="false">)</mo>
        </mrow>
        <mprescripts/>
        <mi>n</mi>
        <none/>
      </mmultiscripts>
    </mrow>
    <annotation encoding="StarMath 5.0">(a "|" b) lsub n = a times b^T = b times a^T = ( b "|" a ) lsub n</annotation>
  </semantics>
</math>
</file>

<file path=Object 361/content.xml><?xml version="1.0" encoding="utf-8"?>
<math xmlns="http://www.w3.org/1998/Math/MathML" display="block">
  <semantics>
    <mi>f</mi>
    <annotation encoding="StarMath 5.0"> f </annotation>
  </semantics>
</math>
</file>

<file path=Object 36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6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66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67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6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6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z</mi>
          </mrow>
          <mo fence="true" form="postfix" stretchy="false">)</mo>
        </mrow>
        <mo stretchy="false">+</mo>
        <mrow>
          <munderover>
            <mo stretchy="false">∫</mo>
            <mn>0</mn>
            <mn>1</mn>
          </munderover>
          <mfrac>
            <mrow>
              <mi>d</mi>
              <mi>f</mi>
            </mrow>
            <mrow>
              <mi>d</mi>
              <mi>x</mi>
            </mrow>
          </mfrac>
        </mrow>
      </mrow>
      <mrow>
        <mo fence="true" form="prefix" stretchy="false">(</mo>
        <mrow>
          <mrow>
            <mrow>
              <mi>z</mi>
              <mo stretchy="false">+</mo>
              <mi>τ</mi>
            </mrow>
            <mrow>
              <mo fence="true" form="prefix" stretchy="false">(</mo>
              <mrow>
                <mrow>
                  <mi>y</mi>
                  <mo stretchy="false">−</mo>
                  <mi>z</mi>
                </mrow>
              </mrow>
              <mo fence="true" form="postfix" stretchy="false">)</mo>
            </mrow>
          </mrow>
        </mrow>
        <mo fence="true" form="postfix" stretchy="false">)</mo>
      </mrow>
      <msup>
        <mrow>
          <mo fence="true" form="prefix" stretchy="false">(</mo>
          <mrow>
            <mrow>
              <mi>y</mi>
              <mo stretchy="false">−</mo>
              <mi>z</mi>
            </mrow>
          </mrow>
          <mo fence="true" form="postfix" stretchy="false">)</mo>
        </mrow>
        <mi>T</mi>
      </msup>
      <mi>d</mi>
      <mi>τ</mi>
    </mrow>
    <annotation encoding="StarMath 5.0">f( y ) = f( z ) + int from 0 to 1 {{d f} over {d x}}(z + %tau(y-z))(y - z)^T d %tau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70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72/content.xml><?xml version="1.0" encoding="utf-8"?>
<math xmlns="http://www.w3.org/1998/Math/MathML" display="block">
  <semantics>
    <mrow>
      <mi>F</mi>
      <mo stretchy="false">⊆</mo>
      <mi mathvariant="normal">ℜ</mi>
    </mrow>
    <annotation encoding="StarMath 5.0">F subseteq Re</annotation>
  </semantics>
</math>
</file>

<file path=Object 373/content.xml><?xml version="1.0" encoding="utf-8"?>
<math xmlns="http://www.w3.org/1998/Math/MathML" display="block">
  <semantics>
    <mrow>
      <mi>c</mi>
      <mo stretchy="false">∈</mo>
      <msup>
        <mi mathvariant="normal">ℜ</mi>
        <mi>n</mi>
      </msup>
    </mrow>
    <annotation encoding="StarMath 5.0">c in Re^n</annotation>
  </semantics>
</math>
</file>

<file path=Object 374/content.xml><?xml version="1.0" encoding="utf-8"?>
<math xmlns="http://www.w3.org/1998/Math/MathML" display="block">
  <semantics>
    <mmultiscripts>
      <mrow>
        <mo fence="true" form="prefix" stretchy="false">‖</mo>
        <mrow>
          <mi>c</mi>
        </mrow>
        <mo fence="true" form="postfix" stretchy="false">‖</mo>
      </mrow>
      <mprescripts/>
      <mi>n</mi>
      <none/>
    </mmultiscripts>
    <annotation encoding="StarMath 5.0">ldline c rdline lsub n</annotation>
  </semantics>
</math>
</file>

<file path=Object 375/content.xml><?xml version="1.0" encoding="utf-8"?>
<math xmlns="http://www.w3.org/1998/Math/MathML" display="block">
  <semantics>
    <mmultiscripts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prescripts/>
      <mi>n</mi>
      <none/>
    </mmultiscripts>
    <annotation encoding="StarMath 5.0">(a "|" b) lsub n</annotation>
  </semantics>
</math>
</file>

<file path=Object 376/content.xml><?xml version="1.0" encoding="utf-8"?>
<math xmlns="http://www.w3.org/1998/Math/MathML" display="block">
  <semantics>
    <mi>E</mi>
    <annotation encoding="StarMath 5.0">E</annotation>
  </semantics>
</math>
</file>

<file path=Object 377/content.xml><?xml version="1.0" encoding="utf-8"?>
<math xmlns="http://www.w3.org/1998/Math/MathML" display="block">
  <semantics>
    <mrow>
      <mmultiscripts>
        <mrow>
          <mo fence="true" form="prefix" stretchy="false">‖</mo>
          <mrow>
            <mi>c</mi>
          </mrow>
          <mo fence="true" form="postfix" stretchy="false">‖</mo>
        </mrow>
        <mprescripts/>
        <mi>n</mi>
        <none/>
      </mmultiscripts>
      <mo stretchy="false">=</mo>
      <msqrt>
        <mrow>
          <mo fence="true" form="prefix" stretchy="false">(</mo>
          <mrow>
            <mrow>
              <mi>c</mi>
              <mtext>|</mtext>
              <mi>c</mi>
            </mrow>
          </mrow>
          <mo fence="true" form="postfix" stretchy="false">)</mo>
        </mrow>
      </msqrt>
      <mo stretchy="false">=</mo>
      <msqrt>
        <mrow>
          <mi>c</mi>
          <mo stretchy="false">×</mo>
          <msup>
            <mi>c</mi>
            <mi>T</mi>
          </msup>
        </mrow>
      </msqrt>
    </mrow>
    <annotation encoding="StarMath 5.0">ldline c rdline lsub n = sqrt (c "|" c) = sqrt {c times c^T}</annotation>
  </semantics>
</math>
</file>

<file path=Object 378/content.xml><?xml version="1.0" encoding="utf-8"?>
<math xmlns="http://www.w3.org/1998/Math/MathML" display="block">
  <semantics>
    <mi>F</mi>
    <annotation encoding="StarMath 5.0">F</annotation>
  </semantics>
</math>
</file>

<file path=Object 379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D ( E, F )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8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4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8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8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8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88/content.xml><?xml version="1.0" encoding="utf-8"?>
<math xmlns="http://www.w3.org/1998/Math/MathML" display="block">
  <semantics>
    <mrow>
      <mrow>
        <mfrac>
          <mn>1</mn>
          <mi>L</mi>
        </mfrac>
        <mo stretchy="false">×</mo>
        <msup>
          <mmultiscripts>
            <mrow>
              <mo fence="true" form="prefix" stretchy="false">‖</mo>
              <mrow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row>
                      <mo fence="true" form="prefix" stretchy="false">(</mo>
                      <mrow>
                        <mi>y</mi>
                      </mrow>
                      <mo fence="true" form="postfix" stretchy="false">)</mo>
                    </mrow>
                    <mo stretchy="false">−</mo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</mrow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row>
              <mo fence="true" form="postfix" stretchy="false">‖</mo>
            </mrow>
            <mprescripts/>
            <mi>m</mi>
            <none/>
          </mmultiscripts>
          <mn>2</mn>
        </msup>
      </mrow>
      <mo stretchy="false">≤</mo>
      <mrow>
        <mrow>
          <mo fence="true" form="prefix" stretchy="false">(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p>
          <mrow>
            <mo fence="true" form="prefix" stretchy="false">(</mo>
            <mrow>
              <mrow>
                <mi>x</mi>
                <mo stretchy="false">−</mo>
                <mi>y</mi>
              </mrow>
            </mrow>
            <mo fence="true" form="postfix" stretchy="false">)</mo>
          </mrow>
          <mi>T</mi>
        </msup>
      </mrow>
    </mrow>
    <annotation encoding="StarMath 5.0">1 over L times { ldline {d f} over {d x}(y) - {d f} over {d x}(z) rdline lsub m }^2 &lt;= ( {d f} over {d x}(y) - {d f} over {d x}(z) ) times ( x - y )^T</annotation>
  </semantics>
</math>
</file>

<file path=Object 389/content.xml><?xml version="1.0" encoding="utf-8"?>
<math xmlns="http://www.w3.org/1998/Math/MathML" display="block">
  <semantics>
    <mi>f</mi>
    <annotation encoding="StarMath 5.0">f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390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1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2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9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9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9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z</mi>
          </mrow>
          <mo fence="true" form="postfix" stretchy="false">)</mo>
        </mrow>
        <mo stretchy="false">≤</mo>
        <mi>f</mi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+</mo>
        <mrow>
          <mfrac>
            <mi>L</mi>
            <mn>2</mn>
          </mfrac>
          <mo stretchy="false">×</mo>
          <mmultiscripts>
            <mrow>
              <mo fence="true" form="prefix" stretchy="false">‖</mo>
              <mrow>
                <mrow>
                  <mi>z</mi>
                  <mo stretchy="false">−</mo>
                  <mi>y</mi>
                </mrow>
              </mrow>
              <mo fence="true" form="postfix" stretchy="false">‖</mo>
            </mrow>
            <mprescripts/>
            <mi>m</mi>
            <none/>
          </mmultiscripts>
        </mrow>
      </mrow>
    </mrow>
    <annotation encoding="StarMath 5.0">f(z) &lt;= f(y) + {d f} over {d x}(y) times (z - y)^T + L over 2 times ldline z - y rdline lsub m</annotation>
  </semantics>
</math>
</file>

<file path=Object 39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−</mo>
              <mrow>
                <mfrac>
                  <mn>1</mn>
                  <mi>L</mi>
                </mfrac>
                <mo stretchy="false">×</mo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row>
          <mrow>
            <mo stretchy="false">−</mo>
            <mfrac>
              <mn>1</mn>
              <mrow>
                <mn>2</mn>
                <mi>L</mi>
              </mrow>
            </mfrac>
          </mrow>
          <mo stretchy="false">×</mo>
          <msup>
            <mmultiscripts>
              <mrow>
                <mo fence="true" form="prefix" stretchy="false">‖</mo>
                <mrow>
                  <mrow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‖</mo>
              </mrow>
              <mprescripts/>
              <mi>m</mi>
              <none/>
            </mmultiscripts>
            <mn>2</mn>
          </msup>
        </mrow>
      </mrow>
    </mrow>
    <annotation encoding="StarMath 5.0">f(x - {1 over L} times {{d f} over {d x} (x)}) - f(x) &lt;= - {1 over {2L}} times {ldline  {{d f} over {d x} (x)} rdline lsub m}^2</annotation>
  </semantics>
</math>
</file>

<file path=Object 39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4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4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402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40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404/content.xml><?xml version="1.0" encoding="utf-8"?>
<math xmlns="http://www.w3.org/1998/Math/MathML" display="block">
  <semantics>
    <mrow>
      <mo stretchy="false">∀</mo>
      <mrow>
        <msup>
          <mi>x</mi>
          <mtext>*</mtext>
        </msup>
        <mo stretchy="false">∈</mo>
        <msup>
          <mi>X</mi>
          <mtext>*</mtext>
        </msup>
      </mrow>
    </mrow>
    <annotation encoding="StarMath 5.0">forall x^"*" in X^"*"</annotation>
  </semantics>
</math>
</file>

<file path=Object 405/content.xml><?xml version="1.0" encoding="utf-8"?>
<math xmlns="http://www.w3.org/1998/Math/MathML" display="block">
  <semantics>
    <mrow>
      <mi>f</mi>
      <mi mathvariant="normal">:</mi>
      <mi>x</mi>
      <mi>→</mi>
      <mi>f</mi>
      <mrow>
        <mrow>
          <mo fence="true" form="prefix" stretchy="false">(</mo>
          <mrow>
            <msup>
              <mi>x</mi>
              <mtext>*</mtext>
            </msup>
          </mrow>
          <mo fence="true" form="postfix" stretchy="false">)</mo>
        </mrow>
        <mo stretchy="false">≤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 f : x %as f(x^"*") &lt;= f( x )</annotation>
  </semantics>
</math>
</file>

<file path=Object 406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407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408/content.xml><?xml version="1.0" encoding="utf-8"?>
<math xmlns="http://www.w3.org/1998/Math/MathML" display="block">
  <semantics>
    <mrow>
      <mo stretchy="false">∃</mo>
      <mrow>
        <msup>
          <mi>X</mi>
          <mtext>*</mtext>
        </msup>
        <mo stretchy="false">⊂</mo>
        <msub>
          <mi mathvariant="normal">Ω</mi>
          <mrow>
            <mrow>
              <mtext/>
              <mo stretchy="false">∖</mo>
              <mo stretchy="false">{</mo>
            </mrow>
            <mi mathvariant="normal">∅</mi>
            <mo stretchy="false">}</mo>
          </mrow>
        </msub>
      </mrow>
    </mrow>
    <annotation encoding="StarMath 5.0">exists X^"*" subset  %OMEGA_{ "" bslash \{ emptyset \} }</annotation>
  </semantics>
</math>
</file>

<file path=Object 409/content.xml><?xml version="1.0" encoding="utf-8"?>
<math xmlns="http://www.w3.org/1998/Math/MathML" display="block">
  <semantics>
    <mi>E</mi>
    <annotation encoding="StarMath 5.0">E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15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 %zeta  ( E, F )</annotation>
  </semantics>
</math>
</file>

<file path=Object 416/content.xml><?xml version="1.0" encoding="utf-8"?>
<math xmlns="http://www.w3.org/1998/Math/MathML" display="block">
  <semantics>
    <mi>E</mi>
    <annotation encoding="StarMath 5.0">E</annotation>
  </semantics>
</math>
</file>

<file path=Object 417/content.xml><?xml version="1.0" encoding="utf-8"?>
<math xmlns="http://www.w3.org/1998/Math/MathML" display="block">
  <semantics>
    <mi>F</mi>
    <annotation encoding="StarMath 5.0">F</annotation>
  </semantics>
</math>
</file>

<file path=Object 419/content.xml><?xml version="1.0" encoding="utf-8"?>
<math xmlns="http://www.w3.org/1998/Math/MathML" display="block">
  <semantics>
    <mrow>
      <mi>ℒ</mi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%Ux2112 ( E, F )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20/content.xml><?xml version="1.0" encoding="utf-8"?>
<math xmlns="http://www.w3.org/1998/Math/MathML" display="block">
  <semantics>
    <mi>E</mi>
    <annotation encoding="StarMath 5.0">E</annotation>
  </semantics>
</math>
</file>

<file path=Object 421/content.xml><?xml version="1.0" encoding="utf-8"?>
<math xmlns="http://www.w3.org/1998/Math/MathML" display="block">
  <semantics>
    <mi>F</mi>
    <annotation encoding="StarMath 5.0">F</annotation>
  </semantics>
</math>
</file>

<file path=Object 422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423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424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425/content.xml><?xml version="1.0" encoding="utf-8"?>
<math xmlns="http://www.w3.org/1998/Math/MathML" display="block">
  <semantics>
    <mrow>
      <mrow>
        <mi>f</mi>
        <mo stretchy="false">=</mo>
        <mrow>
          <mo fence="true" form="prefix" stretchy="true">(</mo>
          <mrow>
            <mtable>
              <mtr>
                <mtd>
                  <msub>
                    <mi>f</mi>
                    <mn>1</mn>
                  </msub>
                </mtd>
                <mtd>
                  <mo stretchy="false">…</mo>
                </mtd>
                <mtd>
                  <msub>
                    <mi>f</mi>
                    <mi>m</mi>
                  </msub>
                </mtd>
              </mtr>
            </mtable>
          </mrow>
          <mo fence="true" form="postfix" stretchy="true">)</mo>
        </mrow>
        <mo stretchy="false">∈</mo>
        <mi>D</mi>
      </mrow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f = left ( matrix {
	f_1 # dotslow # f_m
} right ) in D( E , F )</annotation>
  </semantics>
</math>
</file>

<file path=Object 426/content.xml><?xml version="1.0" encoding="utf-8"?>
<math xmlns="http://www.w3.org/1998/Math/MathML" display="block">
  <semantics>
    <mrow>
      <mi>f</mi>
      <mi mathvariant="normal">:</mi>
      <mi>E</mi>
      <mi>↔</mi>
      <mi>F</mi>
    </mrow>
    <annotation encoding="StarMath 5.0"> f : E %toward F</annotation>
  </semantics>
</math>
</file>

<file path=Object 427/content.xml><?xml version="1.0" encoding="utf-8"?>
<math xmlns="http://www.w3.org/1998/Math/MathML" display="block">
  <semantics>
    <mrow>
      <msub>
        <mi>J</mi>
        <mi>f</mi>
      </msub>
      <mi mathvariant="normal">:</mi>
      <mrow>
        <mo fence="true" form="prefix" stretchy="true">{</mo>
        <mrow>
          <mtable>
            <mtr>
              <mtd>
                <mrow>
                  <mover>
                    <mi>E</mi>
                    <mi>o</mi>
                  </mover>
                  <mi>↔</mi>
                  <msub>
                    <mi>M</mi>
                    <mrow>
                      <mi>m</mi>
                      <mi>,</mi>
                      <mi>n</mi>
                    </mrow>
                  </msub>
                </mrow>
              </mtd>
            </mtr>
            <mtr>
              <mtd>
                <mrow>
                  <mi>a</mi>
                  <mi>→</mi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frac>
                                  <mrow>
                                    <mo stretchy="false">∂</mo>
                                    <mi>f</mi>
                                  </mrow>
                                  <mrow>
                                    <mo stretchy="false">∂</mo>
                                    <msub>
                                      <mi>e</mi>
                                      <mn>1</mn>
                                    </msub>
                                  </mrow>
                                </mfrac>
                                <mrow>
                                  <mo fence="true" form="prefix" stretchy="false">(</mo>
                                  <mrow>
                                    <mi>a</mi>
                                  </mrow>
                                  <mo fence="true" form="postfix" stretchy="false">)</mo>
                                </mrow>
                              </mrow>
                            </mtd>
                            <mtd>
                              <mo stretchy="false">⋯</mo>
                            </mtd>
                            <mtd>
                              <mrow>
                                <mfrac>
                                  <mrow>
                                    <mo stretchy="false">∂</mo>
                                    <mi>f</mi>
                                  </mrow>
                                  <mrow>
                                    <mo stretchy="false">∂</mo>
                                    <msub>
                                      <mi>e</mi>
                                      <mi>n</mi>
                                    </msub>
                                  </mrow>
                                </mfrac>
                                <mrow>
                                  <mo fence="true" form="prefix" stretchy="false">(</mo>
                                  <mrow>
                                    <mi>a</mi>
                                  </mrow>
                                  <mo fence="true" form="postfix" stretchy="false">)</mo>
                                </mrow>
                              </mrow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=</mo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frac>
                                  <mrow>
                                    <mo stretchy="false">∂</mo>
                                    <msub>
                                      <mi>f</mi>
                                      <mn>1</mn>
                                    </msub>
                                  </mrow>
                                  <mrow>
                                    <mo stretchy="false">∂</mo>
                                    <msub>
                                      <mi>e</mi>
                                      <mn>1</mn>
                                    </msub>
                                  </mrow>
                                </mfrac>
                                <mrow>
                                  <mo fence="true" form="prefix" stretchy="false">(</mo>
                                  <mrow>
                                    <mi>a</mi>
                                  </mrow>
                                  <mo fence="true" form="postfix" stretchy="false">)</mo>
                                </mrow>
                              </mrow>
                            </mtd>
                            <mtd>
                              <mo stretchy="false">⋯</mo>
                            </mtd>
                            <mtd>
                              <mrow>
                                <mfrac>
                                  <mrow>
                                    <mo stretchy="false">∂</mo>
                                    <msub>
                                      <mi>f</mi>
                                      <mn>1</mn>
                                    </msub>
                                  </mrow>
                                  <mrow>
                                    <mo stretchy="false">∂</mo>
                                    <msub>
                                      <mi>e</mi>
                                      <mi>n</mi>
                                    </msub>
                                  </mrow>
                                </mfrac>
                                <mrow>
                                  <mo fence="true" form="prefix" stretchy="false">(</mo>
                                  <mrow>
                                    <mi>a</mi>
                                  </mrow>
                                  <mo fence="true" form="postfix" stretchy="false">)</mo>
                                </mrow>
                              </mrow>
                            </mtd>
                          </mtr>
                          <mtr>
                            <mtd>
                              <mo stretchy="false">⋮</mo>
                            </mtd>
                            <mtd>
                              <mo stretchy="false">⋱</mo>
                            </mtd>
                            <mtd>
                              <mo stretchy="false">⋮</mo>
                            </mtd>
                          </mtr>
                          <mtr>
                            <mtd>
                              <mrow>
                                <mfrac>
                                  <mrow>
                                    <mo stretchy="false">∂</mo>
                                    <msub>
                                      <mi>f</mi>
                                      <mi>m</mi>
                                    </msub>
                                  </mrow>
                                  <mrow>
                                    <mo stretchy="false">∂</mo>
                                    <msub>
                                      <mi>e</mi>
                                      <mn>1</mn>
                                    </msub>
                                  </mrow>
                                </mfrac>
                                <mrow>
                                  <mo fence="true" form="prefix" stretchy="false">(</mo>
                                  <mrow>
                                    <mi>a</mi>
                                  </mrow>
                                  <mo fence="true" form="postfix" stretchy="false">)</mo>
                                </mrow>
                              </mrow>
                            </mtd>
                            <mtd>
                              <mo stretchy="false">⋯</mo>
                            </mtd>
                            <mtd>
                              <mrow>
                                <mfrac>
                                  <mrow>
                                    <mo stretchy="false">∂</mo>
                                    <msub>
                                      <mi>f</mi>
                                      <mi>m</mi>
                                    </msub>
                                  </mrow>
                                  <mrow>
                                    <mo stretchy="false">∂</mo>
                                    <msub>
                                      <mi>e</mi>
                                      <mi>n</mi>
                                    </msub>
                                  </mrow>
                                </mfrac>
                                <mrow>
                                  <mo fence="true" form="prefix" stretchy="false">(</mo>
                                  <mrow>
                                    <mi>a</mi>
                                  </mrow>
                                  <mo fence="true" form="postfix" stretchy="false">)</mo>
                                </mrow>
                              </mrow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J_f : left lbrace
  stack {
    E csup o %toward M_{m,n} #
    a %as left [ matrix {
			{partial f} over {partial e_1} (a) # dotsaxis # {partial f} over {partial e_{n}} (a) }
		right ] = left [ matrix {
			{partial f_1} over {partial e_1} (a) # dotsaxis # {partial f_1} over {partial e_{n}} (a) ##
			dotsvert # dotsdown # dotsvert ##
			{partial f_{m}} over {partial e_1} (a) # dotsaxis # {partial f_{m}} over {partial e_{n}} (a) }
		right ]
  }
right none

</annotation>
  </semantics>
</math>
</file>

<file path=Object 428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429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43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sub>
            <mi>e</mi>
            <mi>i</mi>
          </msub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e_i} ( a )</annotation>
  </semantics>
</math>
</file>

<file path=Object 430/content.xml><?xml version="1.0" encoding="utf-8"?>
<math xmlns="http://www.w3.org/1998/Math/MathML" display="block">
  <semantics>
    <msub>
      <mrow>
        <mo fence="true" form="prefix" stretchy="false">(</mo>
        <mrow>
          <msub>
            <mi>e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e_i)_{ i in ldbracket 1,n rdbracket  }</annotation>
  </semantics>
</math>
</file>

<file path=Object 431/content.xml><?xml version="1.0" encoding="utf-8"?>
<math xmlns="http://www.w3.org/1998/Math/MathML" display="block">
  <semantics>
    <mrow>
      <msub>
        <mi>e</mi>
        <mi>i</mi>
      </msub>
      <mo stretchy="false">=</mo>
      <mrow>
        <mo fence="true" form="prefix" stretchy="false">[</mo>
        <mrow>
          <mtable>
            <mtr>
              <mtd>
                <mn>0</mn>
              </mtd>
              <mtd>
                <mo stretchy="false">⋯</mo>
              </mtd>
              <mtd>
                <mn>0</mn>
              </mtd>
              <mtd>
                <munder>
                  <mn>1</mn>
                  <mrow>
                    <mi mathvariant="italic">at</mi>
                    <mi mathvariant="italic">index</mi>
                    <mi>i</mi>
                  </mrow>
                </munder>
              </mtd>
              <mtd>
                <mn>0</mn>
              </mtd>
              <mtd>
                <mo stretchy="false">⋯</mo>
              </mtd>
              <mtd>
                <mn>0</mn>
              </mtd>
            </mtr>
          </mtable>
        </mrow>
        <mo fence="true" form="postfix" stretchy="false">]</mo>
      </mrow>
      <mo stretchy="false">∈</mo>
      <msup>
        <mi mathvariant="normal">ℜ</mi>
        <mi>n</mi>
      </msup>
    </mrow>
    <annotation encoding="StarMath 5.0">e_i = [ matrix { 0 # dotsaxis # 0 # 1 csub{at index i} # 0 # dotsaxis # 0 } ] in Re^{n}</annotation>
  </semantics>
</math>
</file>

<file path=Object 432/content.xml><?xml version="1.0" encoding="utf-8"?>
<math xmlns="http://www.w3.org/1998/Math/MathML" display="block">
  <semantics>
    <mi>f</mi>
    <annotation encoding="StarMath 5.0"> f </annotation>
  </semantics>
</math>
</file>

<file path=Object 433/content.xml><?xml version="1.0" encoding="utf-8"?>
<math xmlns="http://www.w3.org/1998/Math/MathML" display="block">
  <semantics>
    <mi>E</mi>
    <annotation encoding="StarMath 5.0">E</annotation>
  </semantics>
</math>
</file>

<file path=Object 434/content.xml><?xml version="1.0" encoding="utf-8"?>
<math xmlns="http://www.w3.org/1998/Math/MathML" display="block">
  <semantics>
    <mrow>
      <mo stretchy="false">∀</mo>
      <mrow>
        <mi>a</mi>
        <mo stretchy="false">∈</mo>
        <mover>
          <mi>E</mi>
          <mi>o</mi>
        </mover>
      </mrow>
    </mrow>
    <annotation encoding="StarMath 5.0">forall a in E csup{o}</annotation>
  </semantics>
</math>
</file>

<file path=Object 435/content.xml><?xml version="1.0" encoding="utf-8"?>
<math xmlns="http://www.w3.org/1998/Math/MathML" display="block">
  <semantics>
    <mrow>
      <mo stretchy="false">∃</mo>
      <mfrac>
        <mrow>
          <mo stretchy="false">∂</mo>
          <mi>f</mi>
        </mrow>
        <mrow>
          <mo stretchy="false">∂</mo>
          <mrow>
            <mrow/>
            <mo stretchy="false">⋅</mo>
            <mrow/>
          </mrow>
        </mrow>
      </mfrac>
      <mrow>
        <mo fence="true" form="prefix" stretchy="false">(</mo>
        <mrow>
          <mi>a</mi>
        </mrow>
        <mo fence="true" form="postfix" stretchy="false">)</mo>
      </mrow>
      <mi mathvariant="normal">:</mi>
      <mrow>
        <mrow>
          <mo fence="true" form="prefix" stretchy="true">{</mo>
          <mrow>
            <mtable>
              <mtr>
                <mtd>
                  <mrow>
                    <msup>
                      <mi mathvariant="normal">ℜ</mi>
                      <mi>n</mi>
                    </msup>
                    <mi>↔</mi>
                    <msup>
                      <mi mathvariant="normal">ℜ</mi>
                      <mi>m</mi>
                    </msup>
                  </mrow>
                </mtd>
              </mtr>
              <mtr>
                <mtd>
                  <mrow>
                    <mi>h</mi>
                    <mi>→</mi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h</mi>
                      </mrow>
                    </mfrac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</mrow>
                </mtd>
              </mtr>
            </mtable>
          </mrow>
        </mrow>
        <mo stretchy="false">∈</mo>
        <mi>ℒ</mi>
      </mrow>
      <mrow>
        <mo fence="true" form="prefix" stretchy="false">(</mo>
        <mrow>
          <mrow>
            <msup>
              <mi mathvariant="normal">ℜ</mi>
              <mi>n</mi>
            </msup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exists {partial f} over {partial {} cdot {}} ( a ) : left lbrace matrix {
	Re^n %toward Re^m ##
	h %as {partial f} over {partial h} ( a )
} right none

in %Ux2112 ( Re^{n} , Re^{m} )</annotation>
  </semantics>
</math>
</file>

<file path=Object 43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a</mi>
              <mo stretchy="false">+</mo>
              <mi>h</mi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frac>
          <mrow>
            <mo stretchy="false">∂</mo>
            <mi>f</mi>
          </mrow>
          <mrow>
            <mo stretchy="false">∂</mo>
            <mi>h</mi>
          </mrow>
        </mfrac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under>
          <mi>o</mi>
          <mrow>
            <mi>h</mi>
            <mo stretchy="false">→</mo>
            <mn>0</mn>
          </mrow>
        </munder>
      </mrow>
      <mrow>
        <mo fence="true" form="prefix" stretchy="false">(</mo>
        <mrow>
          <mmultiscripts>
            <mrow>
              <mo fence="true" form="prefix" stretchy="false">‖</mo>
              <mrow>
                <mi>h</mi>
              </mrow>
              <mo fence="true" form="postfix" stretchy="false">‖</mo>
            </mrow>
            <mprescripts/>
            <mi>n</mi>
            <none/>
          </mmultiscripts>
        </mrow>
        <mo fence="true" form="postfix" stretchy="false">)</mo>
      </mrow>
    </mrow>
    <annotation encoding="StarMath 5.0">f( a + h ) = f( a ) + {partial f} over {partial h} ( a ) + o csub{ h -&gt; 0} ( ldline h rdline lsub n )</annotation>
  </semantics>
</math>
</file>

<file path=Object 438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439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40/content.xml><?xml version="1.0" encoding="utf-8"?>
<math xmlns="http://www.w3.org/1998/Math/MathML" display="block">
  <semantics>
    <mi>E</mi>
    <annotation encoding="StarMath 5.0">E</annotation>
  </semantics>
</math>
</file>

<file path=Object 441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i in ldbracket 1,m rdbracket</annotation>
  </semantics>
</math>
</file>

<file path=Object 442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row>
            <mrow/>
            <mo stretchy="false">⋅</mo>
            <mrow/>
          </mrow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{} cdot {}} ( a )</annotation>
  </semantics>
</math>
</file>

<file path=Object 443/content.xml><?xml version="1.0" encoding="utf-8"?>
<math xmlns="http://www.w3.org/1998/Math/MathML" display="block">
  <semantics>
    <mi>f</mi>
    <annotation encoding="StarMath 5.0"> f </annotation>
  </semantics>
</math>
</file>

<file path=Object 444/content.xml><?xml version="1.0" encoding="utf-8"?>
<math xmlns="http://www.w3.org/1998/Math/MathML" display="block">
  <semantics>
    <mi>a</mi>
    <annotation encoding="StarMath 5.0"> a </annotation>
  </semantics>
</math>
</file>

<file path=Object 445/content.xml><?xml version="1.0" encoding="utf-8"?>
<math xmlns="http://www.w3.org/1998/Math/MathML" display="block">
  <semantics>
    <mrow>
      <mi>m</mi>
      <mo stretchy="false">=</mo>
      <mn>1</mn>
    </mrow>
    <annotation encoding="StarMath 5.0">m = 1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>i</mi>
      <mi mathvariant="italic">th</mi>
    </msup>
    <annotation encoding="StarMath 5.0"> i^th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i>F</mi>
    <annotation encoding="StarMath 5.0">F</annotation>
  </semantics>
</math>
</file>

<file path=Object 53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54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55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56/content.xml><?xml version="1.0" encoding="utf-8"?>
<math xmlns="http://www.w3.org/1998/Math/MathML" display="block">
  <semantics>
    <mrow>
      <mi>G</mi>
      <mo stretchy="false">⊆</mo>
      <msup>
        <mi mathvariant="normal">ℜ</mi>
        <mi>p</mi>
      </msup>
    </mrow>
    <annotation encoding="StarMath 5.0">G subseteq Re^p</annotation>
  </semantics>
</math>
</file>

<file path=Object 57/content.xml><?xml version="1.0" encoding="utf-8"?>
<math xmlns="http://www.w3.org/1998/Math/MathML" display="block">
  <semantics>
    <mover>
      <mi>E</mi>
      <mi>o</mi>
    </mover>
    <annotation encoding="StarMath 5.0">E csup{o}</annotation>
  </semantics>
</math>
</file>

<file path=Object 58/content.xml><?xml version="1.0" encoding="utf-8"?>
<math xmlns="http://www.w3.org/1998/Math/MathML" display="block">
  <semantics>
    <mi>E</mi>
    <annotation encoding="StarMath 5.0">E</annotation>
  </semantics>
</math>
</file>

<file path=Object 59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6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60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61/content.xml><?xml version="1.0" encoding="utf-8"?>
<math xmlns="http://www.w3.org/1998/Math/MathML" display="block">
  <semantics>
    <msub>
      <mi>ϕ</mi>
      <mn>1</mn>
    </msub>
    <annotation encoding="StarMath 5.0">%phi_1</annotation>
  </semantics>
</math>
</file>

<file path=Object 62/content.xml><?xml version="1.0" encoding="utf-8"?>
<math xmlns="http://www.w3.org/1998/Math/MathML" display="block">
  <semantics>
    <msub>
      <mi>ϕ</mi>
      <mn>2</mn>
    </msub>
    <annotation encoding="StarMath 5.0">%phi_2</annotation>
  </semantics>
</math>
</file>

<file path=Object 63/content.xml><?xml version="1.0" encoding="utf-8"?>
<math xmlns="http://www.w3.org/1998/Math/MathML" display="block">
  <semantics>
    <mi>f</mi>
    <annotation encoding="StarMath 5.0"> f </annotation>
  </semantics>
</math>
</file>

<file path=Object 64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65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66/content.xml><?xml version="1.0" encoding="utf-8"?>
<math xmlns="http://www.w3.org/1998/Math/MathML" display="block">
  <semantics>
    <mrow>
      <mi>G</mi>
      <mo stretchy="false">⊆</mo>
      <msup>
        <mi mathvariant="normal">ℜ</mi>
        <mi>p</mi>
      </msup>
    </mrow>
    <annotation encoding="StarMath 5.0">G subseteq Re^p</annotation>
  </semantics>
</math>
</file>

<file path=Object 67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f in D (E , F)</annotation>
  </semantics>
</math>
</file>

<file path=Object 68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69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F</mi>
            <mi>,</mi>
            <mi>G</mi>
          </mrow>
        </mrow>
        <mo fence="true" form="postfix" stretchy="false">)</mo>
      </mrow>
    </mrow>
    <annotation encoding="StarMath 5.0">g in D ( F,G )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70/content.xml><?xml version="1.0" encoding="utf-8"?>
<math xmlns="http://www.w3.org/1998/Math/MathML" display="block">
  <semantics>
    <mi>a</mi>
    <annotation encoding="StarMath 5.0"> a</annotation>
  </semantics>
</math>
</file>

<file path=Object 71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72/content.xml><?xml version="1.0" encoding="utf-8"?>
<math xmlns="http://www.w3.org/1998/Math/MathML" display="block">
  <semantics>
    <mrow>
      <msub>
        <mi>ϕ</mi>
        <mn>2</mn>
      </msub>
      <mrow>
        <mrow>
          <mo fence="true" form="prefix" stretchy="false">(</mo>
          <mrow>
            <mi>h</mi>
          </mrow>
          <mo fence="true" form="postfix" stretchy="false">)</mo>
        </mrow>
        <mo stretchy="false">−</mo>
        <msub>
          <mi>ϕ</mi>
          <mn>1</mn>
        </msub>
      </mrow>
      <mrow>
        <mrow>
          <mo fence="true" form="prefix" stretchy="false">(</mo>
          <mrow>
            <mi>h</mi>
          </mrow>
          <mo fence="true" form="postfix" stretchy="false">)</mo>
        </mrow>
        <mo stretchy="false">=</mo>
        <munder>
          <mi>o</mi>
          <mrow>
            <mi>h</mi>
            <mo stretchy="false">→</mo>
            <mn>0</mn>
          </mrow>
        </munder>
      </mrow>
      <mrow>
        <mo fence="true" form="prefix" stretchy="false">(</mo>
        <mrow>
          <mrow>
            <mn>2</mn>
            <mo stretchy="false">×</mo>
            <mmultiscripts>
              <mrow>
                <mo fence="true" form="prefix" stretchy="false">‖</mo>
                <mrow>
                  <mi>h</mi>
                </mrow>
                <mo fence="true" form="postfix" stretchy="false">‖</mo>
              </mrow>
              <mprescripts/>
              <mi>n</mi>
              <none/>
            </mmultiscripts>
          </mrow>
        </mrow>
        <mo fence="true" form="postfix" stretchy="false">)</mo>
      </mrow>
    </mrow>
    <annotation encoding="StarMath 5.0">%phi_2(h) - %phi_1(h) = o csub{ h -&gt; 0} ( 2 times ldline h rdline lsub n )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i>h</mi>
            </mrow>
            <mo fence="true" form="postfix" stretchy="false">‖</mo>
          </mrow>
          <mprescripts/>
          <mi>n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sub>
                  <mi>ϕ</mi>
                  <mn>2</mn>
                </msub>
                <mrow>
                  <mrow>
                    <mo fence="true" form="prefix" stretchy="false">(</mo>
                    <mrow>
                      <mi>h</mi>
                    </mrow>
                    <mo fence="true" form="postfix" stretchy="false">)</mo>
                  </mrow>
                  <mo stretchy="false">−</mo>
                  <msub>
                    <mi>ϕ</mi>
                    <mn>1</mn>
                  </msub>
                </mrow>
                <mrow>
                  <mo fence="true" form="prefix" stretchy="false">(</mo>
                  <mrow>
                    <mi>h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i>m</mi>
          <none/>
        </mmultiscripts>
        <mo stretchy="false">≤</mo>
        <mrow>
          <mn>2</mn>
          <mo stretchy="false">×</mo>
          <mmultiscripts>
            <mrow>
              <mo fence="true" form="prefix" stretchy="false">‖</mo>
              <mrow>
                <mi>h</mi>
              </mrow>
              <mo fence="true" form="postfix" stretchy="false">‖</mo>
            </mrow>
            <mprescripts/>
            <mi>n</mi>
            <none/>
          </mmultiscripts>
          <mo stretchy="false">×</mo>
          <mi>ϵ</mi>
        </mrow>
      </mrow>
    </mrow>
    <annotation encoding="StarMath 5.0">ldline h rdline lsub n &lt;= %eta drarrow ldline %phi_2(h) - %phi_1(h) rdline lsub m &lt;= 2 times ldline h rdline lsub n times %epsilon</annotation>
  </semantics>
</math>
</file>

<file path=Object 74/content.xml><?xml version="1.0" encoding="utf-8"?>
<math xmlns="http://www.w3.org/1998/Math/MathML" display="block">
  <semantics>
    <mrow>
      <mrow>
        <mrow>
          <msub>
            <mi>ϕ</mi>
            <mn>2</mn>
          </msub>
          <mo stretchy="false">−</mo>
          <msub>
            <mi>ϕ</mi>
            <mn>1</mn>
          </msub>
        </mrow>
        <mo stretchy="false">∈</mo>
        <mi>ℒ</mi>
      </mrow>
      <mrow>
        <mo fence="true" form="prefix" stretchy="false">(</mo>
        <mrow>
          <mrow>
            <msup>
              <mi mathvariant="normal">ℜ</mi>
              <mi>n</mi>
            </msup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%phi_2 - %phi_1 in %Ux2112 ( re^n, re^m )</annotation>
  </semantics>
</math>
</file>

<file path=Object 7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 exists %eta &gt; 0 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i mathvariant="italic">AB</mi>
    <annotation encoding="StarMath 5.0"> AB </annotation>
  </semantics>
</math>
</file>

<file path=Object 8/content.xml><?xml version="1.0" encoding="utf-8"?>
<math xmlns="http://www.w3.org/1998/Math/MathML" display="block">
  <semantics>
    <msub>
      <mi>M</mi>
      <mrow>
        <mi>n</mi>
        <mi>,</mi>
        <mi>p</mi>
      </mrow>
    </msub>
    <annotation encoding="StarMath 5.0">M_{ n,p }</annotation>
  </semantics>
</math>
</file>

<file path=Object 80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81/content.xml><?xml version="1.0" encoding="utf-8"?>
<math xmlns="http://www.w3.org/1998/Math/MathML" display="block">
  <semantics>
    <mi>E</mi>
    <annotation encoding="StarMath 5.0">E</annotation>
  </semantics>
</math>
</file>

<file path=Object 8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83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84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85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sub>
                <mi>ϕ</mi>
                <mn>2</mn>
              </msub>
              <mrow>
                <mrow>
                  <mo fence="true" form="prefix" stretchy="false">(</mo>
                  <mrow>
                    <mi>h</mi>
                  </mrow>
                  <mo fence="true" form="postfix" stretchy="false">)</mo>
                </mrow>
                <mo stretchy="false">−</mo>
                <msub>
                  <mi>ϕ</mi>
                  <mn>1</mn>
                </msub>
              </mrow>
              <mrow>
                <mo fence="true" form="prefix" stretchy="false">(</mo>
                <mrow>
                  <mi>h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&lt;</mo>
      <mrow>
        <mn>2</mn>
        <mo stretchy="false">×</mo>
        <mmultiscripts>
          <mrow>
            <mo fence="true" form="prefix" stretchy="false">‖</mo>
            <mrow>
              <mi>h</mi>
            </mrow>
            <mo fence="true" form="postfix" stretchy="false">‖</mo>
          </mrow>
          <mprescripts/>
          <mi>n</mi>
          <none/>
        </mmultiscripts>
        <mo stretchy="false">×</mo>
        <mi>ϵ</mi>
      </mrow>
    </mrow>
    <annotation encoding="StarMath 5.0">ldline %phi_2(h) - %phi_1(h) rdline lsub m &lt; 2 times ldline h rdline lsub n times %epsilon</annotation>
  </semantics>
</math>
</file>

<file path=Object 86/content.xml><?xml version="1.0" encoding="utf-8"?>
<math xmlns="http://www.w3.org/1998/Math/MathML" display="block">
  <semantics>
    <mrow>
      <mi>ϵ</mi>
      <mo stretchy="false">→</mo>
      <mn>0</mn>
    </mrow>
    <annotation encoding="StarMath 5.0">%epsilon -&gt; 0</annotation>
  </semantics>
</math>
</file>

<file path=Object 87/content.xml><?xml version="1.0" encoding="utf-8"?>
<math xmlns="http://www.w3.org/1998/Math/MathML" display="block">
  <semantics>
    <mrow>
      <msub>
        <mi>ϕ</mi>
        <mn>2</mn>
      </msub>
      <mrow>
        <mrow>
          <mo fence="true" form="prefix" stretchy="false">(</mo>
          <mrow>
            <mi>h</mi>
          </mrow>
          <mo fence="true" form="postfix" stretchy="false">)</mo>
        </mrow>
        <mo stretchy="false">=</mo>
        <msub>
          <mi>ϕ</mi>
          <mn>1</mn>
        </msub>
      </mrow>
      <mrow>
        <mo fence="true" form="prefix" stretchy="false">(</mo>
        <mrow>
          <mi>h</mi>
        </mrow>
        <mo fence="true" form="postfix" stretchy="false">)</mo>
      </mrow>
    </mrow>
    <annotation encoding="StarMath 5.0">%phi_2(h) = %phi_1(h)</annotation>
  </semantics>
</math>
</file>

<file path=Object 88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row>
            <mrow/>
            <mo stretchy="false">⋅</mo>
            <mrow/>
          </mrow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i>ℒ</mi>
      </mrow>
      <mrow>
        <mo fence="true" form="prefix" stretchy="false">(</mo>
        <mrow>
          <mrow>
            <msup>
              <mi mathvariant="normal">ℜ</mi>
              <mi>n</mi>
            </msup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{partial f} over {partial {} cdot {}} ( a ) in %Ux2112 ( re^n, re^m )</annotation>
  </semantics>
</math>
</file>

<file path=Object 89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sub>
            <mn>0</mn>
            <msup>
              <mi mathvariant="normal">ℜ</mi>
              <mi>n</mi>
            </msup>
          </msub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sub>
          <mn>0</mn>
          <msup>
            <mi mathvariant="normal">ℜ</mi>
            <mi>m</mi>
          </msup>
        </msub>
      </mrow>
    </mrow>
    <annotation encoding="StarMath 5.0">{partial f} over {partial 0_{Re^n}} ( a ) = 0_{Re^m}</annotation>
  </semantics>
</math>
</file>

<file path=Object 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0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row>
            <mrow/>
            <mo stretchy="false">⋅</mo>
            <mrow/>
          </mrow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i>ζ</mi>
      </mrow>
      <mrow>
        <mo fence="true" form="prefix" stretchy="false">(</mo>
        <mrow>
          <mrow>
            <msup>
              <mi mathvariant="normal">ℜ</mi>
              <mi>n</mi>
            </msup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{partial f} over {partial {} cdot {}} ( a ) in %zeta  ( re^n, re^m )</annotation>
  </semantics>
</math>
</file>

<file path=Object 91/content.xml><?xml version="1.0" encoding="utf-8"?>
<math xmlns="http://www.w3.org/1998/Math/MathML" display="block">
  <semantics>
    <mrow>
      <mi>a</mi>
      <mo stretchy="false">∈</mo>
      <mover>
        <mi>E</mi>
        <mi>o</mi>
      </mover>
    </mrow>
    <annotation encoding="StarMath 5.0">a in E csup{o}</annotation>
  </semantics>
</math>
</file>

<file path=Object 9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a</mi>
              <mo stretchy="false">+</mo>
              <mi>h</mi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frac>
          <mrow>
            <mo stretchy="false">∂</mo>
            <mi>f</mi>
          </mrow>
          <mrow>
            <mo stretchy="false">∂</mo>
            <mi>h</mi>
          </mrow>
        </mfrac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under>
          <mi>o</mi>
          <mrow>
            <mi>h</mi>
            <mo stretchy="false">→</mo>
            <mn>0</mn>
          </mrow>
        </munder>
      </mrow>
      <mrow>
        <mo fence="true" form="prefix" stretchy="false">(</mo>
        <mrow>
          <mmultiscripts>
            <mrow>
              <mo fence="true" form="prefix" stretchy="false">‖</mo>
              <mrow>
                <mi>h</mi>
              </mrow>
              <mo fence="true" form="postfix" stretchy="false">‖</mo>
            </mrow>
            <mprescripts/>
            <mi>n</mi>
            <none/>
          </mmultiscripts>
        </mrow>
        <mo fence="true" form="postfix" stretchy="false">)</mo>
      </mrow>
      <munder>
        <mo stretchy="false">→</mo>
        <mrow>
          <mi>h</mi>
          <mo stretchy="false">→</mo>
          <mn>0</mn>
        </mrow>
      </munder>
      <mi>f</mi>
      <mrow>
        <mo fence="true" form="prefix" stretchy="false">(</mo>
        <mrow>
          <mi>a</mi>
        </mrow>
        <mo fence="true" form="postfix" stretchy="false">)</mo>
      </mrow>
    </mrow>
    <annotation encoding="StarMath 5.0">f( a + h ) = f( a ) + {partial f} over {partial h} ( a ) + o csub{ h -&gt; 0} ( ldline h rdline lsub n ) -&gt; csub{ h -&gt; 0} f( a ) 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